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1.98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17.92mm"/>
    </style:style>
    <style:style style:name="co8" style:family="table-column">
      <style:table-column-properties fo:break-before="auto" style:column-width="19.17mm"/>
    </style:style>
    <style:style style:name="co9" style:family="table-column">
      <style:table-column-properties fo:break-before="auto" style:column-width="3.23mm"/>
    </style:style>
    <style:style style:name="co10" style:family="table-column">
      <style:table-column-properties fo:break-before="auto" style:column-width="29.14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3.92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8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 style:data-style-name="N18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一般_5f_表頭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一般_5f_表頭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一般_5f_表頭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一般_5f_表頭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一般_5f_表頭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一般_5f_表頭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8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 style:data-style-name="N18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Default" style:data-style-name="N1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0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6pt" fo:font-style="normal" fo:text-shadow="none" style:text-underline-style="none" fo:font-weight="normal" style:font-name-asian="新細明體" style:font-size-asian="16pt" style:font-style-asian="normal" style:font-weight-asian="normal" style:font-size-complex="16pt" style:font-style-complex="normal" style:font-weight-complex="normal"/>
    </style:style>
    <style:style style:name="ce107" style:family="table-cell" style:parent-style-name="Default">
      <style:table-cell-properties fo:padding="0.71mm"/>
    </style:style>
    <style:style style:name="ce10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6pt" fo:font-style="normal" fo:text-shadow="none" style:text-underline-style="none" fo:font-weight="normal" style:font-name-asian="新細明體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20"/>
        <table:table-column table:style-name="co4" table:number-columns-repeated="14" table:default-cell-style-name="ce29"/>
        <table:table-column table:style-name="co5" table:default-cell-style-name="ce52"/>
        <table:table-column table:style-name="co6" table:default-cell-style-name="ce52"/>
        <table:table-column table:style-name="co7" table:number-columns-repeated="238" table:default-cell-style-name="ce5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10-8 發電裝置容量結構（一）</text:p>
          </table:table-cell>
          <table:covered-table-cell table:number-columns-repeated="16" table:style-name="ce11"/>
          <table:table-cell table:style-name="ce46" table:number-columns-repeated="1007"/>
        </table:table-row>
        <table:table-row table:style-name="ro2">
          <table:table-cell table:style-name="ce2" table:number-columns-repeated="16"/>
          <table:table-cell table:style-name="ce39" office:value-type="string" calcext:value-type="string">
            <text:p>單位：%</text:p>
          </table:table-cell>
          <table:table-cell table:style-name="ce47" table:number-columns-repeated="1007"/>
        </table:table-row>
        <table:table-row table:style-name="ro2">
          <table:table-cell table:style-name="ce3" office:value-type="string" calcext:value-type="string" table:number-columns-spanned="3" table:number-rows-spanned="3">
            <text:p>年月</text:p>
          </table:table-cell>
          <table:covered-table-cell table:number-columns-repeated="2" table:style-name="ce4"/>
          <table:table-cell table:style-name="ce3" office:value-type="string" calcext:value-type="string" table:number-columns-spanned="1" table:number-rows-spanned="3">
            <text:p>合 <text:s text:c="3"/>計</text:p>
          </table:table-cell>
          <table:table-cell table:style-name="ce30" office:value-type="string" calcext:value-type="string" table:number-columns-spanned="1" table:number-rows-spanned="3">
            <text:p>抽蓄水力</text:p>
          </table:table-cell>
          <table:table-cell table:style-name="ce35" office:value-type="string" calcext:value-type="string" table:number-columns-spanned="4" table:number-rows-spanned="1">
            <text:p>火力</text:p>
          </table:table-cell>
          <table:covered-table-cell table:number-columns-repeated="3" table:style-name="ce36"/>
          <table:table-cell table:style-name="ce30" office:value-type="string" calcext:value-type="string" table:number-columns-spanned="1" table:number-rows-spanned="3">
            <text:p>核能</text:p>
          </table:table-cell>
          <table:table-cell table:style-name="ce37" office:value-type="string" calcext:value-type="string" table:number-columns-spanned="7" table:number-rows-spanned="1">
            <text:p>再生能源</text:p>
          </table:table-cell>
          <table:covered-table-cell table:number-columns-repeated="5" table:style-name="ce38"/>
          <table:covered-table-cell table:style-name="ce40"/>
          <table:table-cell table:style-name="ce48" table:number-columns-repeated="7"/>
          <table:table-cell table:style-name="ce49" table:number-columns-repeated="1000"/>
        </table:table-row>
        <table:table-row table:style-name="ro2">
          <table:covered-table-cell table:number-columns-repeated="3" table:style-name="ce4"/>
          <table:covered-table-cell table:style-name="ce21"/>
          <table:covered-table-cell table:style-name="ce31"/>
          <table:table-cell table:style-name="ce30" office:value-type="string" calcext:value-type="string" table:number-columns-spanned="1" table:number-rows-spanned="2">
            <text:p>小計</text:p>
          </table:table-cell>
          <table:table-cell table:style-name="ce30" office:value-type="string" calcext:value-type="string" table:number-columns-spanned="1" table:number-rows-spanned="2">
            <text:p>燃煤</text:p>
          </table:table-cell>
          <table:table-cell table:style-name="ce30" office:value-type="string" calcext:value-type="string" table:number-columns-spanned="1" table:number-rows-spanned="2">
            <text:p>燃油</text:p>
          </table:table-cell>
          <table:table-cell table:style-name="ce30" office:value-type="string" calcext:value-type="string" table:number-columns-spanned="1" table:number-rows-spanned="2">
            <text:p>燃氣</text:p>
          </table:table-cell>
          <table:covered-table-cell table:style-name="ce31"/>
          <table:table-cell table:style-name="ce30" office:value-type="string" calcext:value-type="string" table:number-columns-spanned="1" table:number-rows-spanned="2">
            <text:p>小計</text:p>
          </table:table-cell>
          <table:table-cell table:style-name="ce30" office:value-type="string" calcext:value-type="string" table:number-columns-spanned="1" table:number-rows-spanned="2">
            <text:p>慣常水力</text:p>
          </table:table-cell>
          <table:table-cell table:style-name="ce30" office:value-type="string" calcext:value-type="string" table:number-columns-spanned="1" table:number-rows-spanned="2">
            <text:p>地熱</text:p>
          </table:table-cell>
          <table:table-cell table:style-name="ce30" office:value-type="string" calcext:value-type="string" table:number-columns-spanned="1" table:number-rows-spanned="2">
            <text:p>太陽光電</text:p>
          </table:table-cell>
          <table:table-cell table:style-name="ce30" office:value-type="string" calcext:value-type="string" table:number-columns-spanned="1" table:number-rows-spanned="2">
            <text:p>風力</text:p>
          </table:table-cell>
          <table:table-cell table:style-name="ce30" office:value-type="string" calcext:value-type="string" table:number-columns-spanned="1" table:number-rows-spanned="2">
            <text:p>生質能</text:p>
          </table:table-cell>
          <table:table-cell table:style-name="ce41" office:value-type="string" calcext:value-type="string" table:number-columns-spanned="1" table:number-rows-spanned="2">
            <text:p>廢棄物</text:p>
          </table:table-cell>
          <table:table-cell table:style-name="ce49" table:number-columns-repeated="1007"/>
        </table:table-row>
        <table:table-row table:style-name="ro2">
          <table:covered-table-cell table:number-columns-repeated="3" table:style-name="ce3"/>
          <table:covered-table-cell table:style-name="ce22"/>
          <table:covered-table-cell table:number-columns-repeated="12" table:style-name="ce31"/>
          <table:covered-table-cell table:style-name="ce42"/>
          <table:table-cell table:style-name="ce49" table:number-columns-repeated="1007"/>
        </table:table-row>
        <table:table-row table:style-name="ro3">
          <table:table-cell table:style-name="ce5" office:value-type="string" calcext:value-type="string">
            <text:p>民國 91年</text:p>
          </table:table-cell>
          <table:table-cell table:style-name="ce12"/>
          <table:table-cell table:style-name="ce15"/>
          <table:table-cell table:style-name="ce23" office:value-type="float" office:value="100" calcext:value-type="float">
            <text:p><text:s/>100.00 <text:s/></text:p>
          </table:table-cell>
          <table:table-cell table:style-name="ce32" office:value-type="float" office:value="6.8329" calcext:value-type="float">
            <text:p><text:s/>6.83 <text:s/></text:p>
          </table:table-cell>
          <table:table-cell table:style-name="ce32" office:value-type="float" office:value="72.9629" calcext:value-type="float">
            <text:p><text:s/>72.96 <text:s/></text:p>
          </table:table-cell>
          <table:table-cell table:style-name="ce32" office:value-type="float" office:value="40.6514" calcext:value-type="float">
            <text:p><text:s/>40.65 <text:s/></text:p>
          </table:table-cell>
          <table:table-cell table:style-name="ce32" office:value-type="float" office:value="12.0618" calcext:value-type="float">
            <text:p><text:s/>12.06 <text:s/></text:p>
          </table:table-cell>
          <table:table-cell table:style-name="ce32" office:value-type="float" office:value="20.2496" calcext:value-type="float">
            <text:p><text:s/>20.25 <text:s/></text:p>
          </table:table-cell>
          <table:table-cell table:style-name="ce32" office:value-type="float" office:value="13.5084" calcext:value-type="float">
            <text:p><text:s/>13.51 <text:s/></text:p>
          </table:table-cell>
          <table:table-cell table:style-name="ce32" office:value-type="float" office:value="6.6956" calcext:value-type="float">
            <text:p><text:s/>6.70 <text:s/></text:p>
          </table:table-cell>
          <table:table-cell table:style-name="ce32" office:value-type="float" office:value="5.0124" calcext:value-type="float">
            <text:p><text:s/>5.01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0.0008" calcext:value-type="float">
            <text:p><text:s/>0.00 <text:s/></text:p>
          </table:table-cell>
          <table:table-cell table:style-name="ce32" office:value-type="float" office:value="0.0224" calcext:value-type="float">
            <text:p><text:s/>0.02 <text:s/></text:p>
          </table:table-cell>
          <table:table-cell table:style-name="ce32" office:value-type="float" office:value="0.3142" calcext:value-type="float">
            <text:p><text:s/>0.31 <text:s/></text:p>
          </table:table-cell>
          <table:table-cell table:style-name="ce43" office:value-type="float" office:value="1.3456" calcext:value-type="float">
            <text:p><text:s/>1.35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 92年</text:p>
          </table:table-cell>
          <table:table-cell table:style-name="ce13"/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6.491" calcext:value-type="float">
            <text:p><text:s/>6.49 <text:s/></text:p>
          </table:table-cell>
          <table:table-cell table:style-name="ce33" office:value-type="float" office:value="74.3673" calcext:value-type="float">
            <text:p><text:s/>74.37 <text:s/></text:p>
          </table:table-cell>
          <table:table-cell table:style-name="ce33" office:value-type="float" office:value="40.2575" calcext:value-type="float">
            <text:p><text:s/>40.26 <text:s/></text:p>
          </table:table-cell>
          <table:table-cell table:style-name="ce33" office:value-type="float" office:value="11.405" calcext:value-type="float">
            <text:p><text:s/>11.41 <text:s/></text:p>
          </table:table-cell>
          <table:table-cell table:style-name="ce33" office:value-type="float" office:value="22.7047" calcext:value-type="float">
            <text:p><text:s/>22.70 <text:s/></text:p>
          </table:table-cell>
          <table:table-cell table:style-name="ce33" office:value-type="float" office:value="12.8323" calcext:value-type="float">
            <text:p><text:s/>12.83 <text:s/></text:p>
          </table:table-cell>
          <table:table-cell table:style-name="ce33" office:value-type="float" office:value="6.3091" calcext:value-type="float">
            <text:p><text:s/>6.31 <text:s/></text:p>
          </table:table-cell>
          <table:table-cell table:style-name="ce33" office:value-type="float" office:value="4.7616" calcext:value-type="float">
            <text:p><text:s/>4.76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011" calcext:value-type="float">
            <text:p><text:s/>0.00 <text:s/></text:p>
          </table:table-cell>
          <table:table-cell table:style-name="ce33" office:value-type="float" office:value="0.0213" calcext:value-type="float">
            <text:p><text:s/>0.02 <text:s/></text:p>
          </table:table-cell>
          <table:table-cell table:style-name="ce33" office:value-type="float" office:value="0.2468" calcext:value-type="float">
            <text:p><text:s/>0.25 <text:s/></text:p>
          </table:table-cell>
          <table:table-cell table:style-name="ce44" office:value-type="float" office:value="1.2782" calcext:value-type="float">
            <text:p><text:s/>1.28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 93年</text:p>
          </table:table-cell>
          <table:table-cell table:style-name="ce13"/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6.2046" calcext:value-type="float">
            <text:p><text:s/>6.20 <text:s/></text:p>
          </table:table-cell>
          <table:table-cell table:style-name="ce33" office:value-type="float" office:value="75.4289" calcext:value-type="float">
            <text:p><text:s/>75.43 <text:s/></text:p>
          </table:table-cell>
          <table:table-cell table:style-name="ce33" office:value-type="float" office:value="39.185" calcext:value-type="float">
            <text:p><text:s/>39.19 <text:s/></text:p>
          </table:table-cell>
          <table:table-cell table:style-name="ce33" office:value-type="float" office:value="10.9164" calcext:value-type="float">
            <text:p><text:s/>10.92 <text:s/></text:p>
          </table:table-cell>
          <table:table-cell table:style-name="ce33" office:value-type="float" office:value="25.3274" calcext:value-type="float">
            <text:p><text:s/>25.33 <text:s/></text:p>
          </table:table-cell>
          <table:table-cell table:style-name="ce33" office:value-type="float" office:value="12.2661" calcext:value-type="float">
            <text:p><text:s/>12.27 <text:s/></text:p>
          </table:table-cell>
          <table:table-cell table:style-name="ce33" office:value-type="float" office:value="6.1002" calcext:value-type="float">
            <text:p><text:s/>6.10 <text:s/></text:p>
          </table:table-cell>
          <table:table-cell table:style-name="ce33" office:value-type="float" office:value="4.5538" calcext:value-type="float">
            <text:p><text:s/>4.55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013" calcext:value-type="float">
            <text:p><text:s/>0.00 <text:s/></text:p>
          </table:table-cell>
          <table:table-cell table:style-name="ce33" office:value-type="float" office:value="0.0203" calcext:value-type="float">
            <text:p><text:s/>0.02 <text:s/></text:p>
          </table:table-cell>
          <table:table-cell table:style-name="ce33" office:value-type="float" office:value="0.2327" calcext:value-type="float">
            <text:p><text:s/>0.23 <text:s/></text:p>
          </table:table-cell>
          <table:table-cell table:style-name="ce44" office:value-type="float" office:value="1.2919" calcext:value-type="float">
            <text:p><text:s/>1.29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 94年</text:p>
          </table:table-cell>
          <table:table-cell table:style-name="ce13"/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6.0318" calcext:value-type="float">
            <text:p><text:s/>6.03 <text:s/></text:p>
          </table:table-cell>
          <table:table-cell table:style-name="ce33" office:value-type="float" office:value="75.9976" calcext:value-type="float">
            <text:p><text:s/>76.00 <text:s/></text:p>
          </table:table-cell>
          <table:table-cell table:style-name="ce33" office:value-type="float" office:value="39.474" calcext:value-type="float">
            <text:p><text:s/>39.47 <text:s/></text:p>
          </table:table-cell>
          <table:table-cell table:style-name="ce33" office:value-type="float" office:value="10.6767" calcext:value-type="float">
            <text:p><text:s/>10.68 <text:s/></text:p>
          </table:table-cell>
          <table:table-cell table:style-name="ce33" office:value-type="float" office:value="25.8468" calcext:value-type="float">
            <text:p><text:s/>25.85 <text:s/></text:p>
          </table:table-cell>
          <table:table-cell table:style-name="ce33" office:value-type="float" office:value="11.9246" calcext:value-type="float">
            <text:p><text:s/>11.92 <text:s/></text:p>
          </table:table-cell>
          <table:table-cell table:style-name="ce33" office:value-type="float" office:value="6.0457" calcext:value-type="float">
            <text:p><text:s/>6.05 <text:s/></text:p>
          </table:table-cell>
          <table:table-cell table:style-name="ce33" office:value-type="float" office:value="4.427" calcext:value-type="float">
            <text:p><text:s/>4.43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024" calcext:value-type="float">
            <text:p><text:s/>0.00 <text:s/></text:p>
          </table:table-cell>
          <table:table-cell table:style-name="ce33" office:value-type="float" office:value="0.0554" calcext:value-type="float">
            <text:p><text:s/>0.06 <text:s/></text:p>
          </table:table-cell>
          <table:table-cell table:style-name="ce33" office:value-type="float" office:value="0.2074" calcext:value-type="float">
            <text:p><text:s/>0.21 <text:s/></text:p>
          </table:table-cell>
          <table:table-cell table:style-name="ce44" office:value-type="float" office:value="1.3532" calcext:value-type="float">
            <text:p><text:s/>1.35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 95年</text:p>
          </table:table-cell>
          <table:table-cell table:style-name="ce13"/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5.7795" calcext:value-type="float">
            <text:p><text:s/>5.78 <text:s/></text:p>
          </table:table-cell>
          <table:table-cell table:style-name="ce33" office:value-type="float" office:value="76.7733" calcext:value-type="float">
            <text:p><text:s/>76.77 <text:s/></text:p>
          </table:table-cell>
          <table:table-cell table:style-name="ce33" office:value-type="float" office:value="40.497" calcext:value-type="float">
            <text:p><text:s/>40.50 <text:s/></text:p>
          </table:table-cell>
          <table:table-cell table:style-name="ce33" office:value-type="float" office:value="10.1027" calcext:value-type="float">
            <text:p><text:s/>10.10 <text:s/></text:p>
          </table:table-cell>
          <table:table-cell table:style-name="ce33" office:value-type="float" office:value="26.1735" calcext:value-type="float">
            <text:p><text:s/>26.17 <text:s/></text:p>
          </table:table-cell>
          <table:table-cell table:style-name="ce33" office:value-type="float" office:value="11.4259" calcext:value-type="float">
            <text:p><text:s/>11.43 <text:s/></text:p>
          </table:table-cell>
          <table:table-cell table:style-name="ce33" office:value-type="float" office:value="6.0211" calcext:value-type="float">
            <text:p><text:s/>6.02 <text:s/></text:p>
          </table:table-cell>
          <table:table-cell table:style-name="ce33" office:value-type="float" office:value="4.2419" calcext:value-type="float">
            <text:p><text:s/>4.2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031" calcext:value-type="float">
            <text:p><text:s/>0.00 <text:s/></text:p>
          </table:table-cell>
          <table:table-cell table:style-name="ce33" office:value-type="float" office:value="0.2265" calcext:value-type="float">
            <text:p><text:s/>0.23 <text:s/></text:p>
          </table:table-cell>
          <table:table-cell table:style-name="ce33" office:value-type="float" office:value="0.1957" calcext:value-type="float">
            <text:p><text:s/>0.20 <text:s/></text:p>
          </table:table-cell>
          <table:table-cell table:style-name="ce44" office:value-type="float" office:value="1.3537" calcext:value-type="float">
            <text:p><text:s/>1.35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 96年</text:p>
          </table:table-cell>
          <table:table-cell table:style-name="ce13"/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5.6752" calcext:value-type="float">
            <text:p><text:s/>5.68 <text:s/></text:p>
          </table:table-cell>
          <table:table-cell table:style-name="ce33" office:value-type="float" office:value="76.9569" calcext:value-type="float">
            <text:p><text:s/>76.96 <text:s/></text:p>
          </table:table-cell>
          <table:table-cell table:style-name="ce33" office:value-type="float" office:value="39.0491" calcext:value-type="float">
            <text:p><text:s/>39.05 <text:s/></text:p>
          </table:table-cell>
          <table:table-cell table:style-name="ce33" office:value-type="float" office:value="9.98" calcext:value-type="float">
            <text:p><text:s/>9.98 <text:s/></text:p>
          </table:table-cell>
          <table:table-cell table:style-name="ce33" office:value-type="float" office:value="27.9277" calcext:value-type="float">
            <text:p><text:s/>27.93 <text:s/></text:p>
          </table:table-cell>
          <table:table-cell table:style-name="ce33" office:value-type="float" office:value="11.2195" calcext:value-type="float">
            <text:p><text:s/>11.22 <text:s/></text:p>
          </table:table-cell>
          <table:table-cell table:style-name="ce33" office:value-type="float" office:value="6.1483" calcext:value-type="float">
            <text:p><text:s/>6.15 <text:s/></text:p>
          </table:table-cell>
          <table:table-cell table:style-name="ce33" office:value-type="float" office:value="4.1904" calcext:value-type="float">
            <text:p><text:s/>4.19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053" calcext:value-type="float">
            <text:p><text:s/>0.01 <text:s/></text:p>
          </table:table-cell>
          <table:table-cell table:style-name="ce33" office:value-type="float" office:value="0.4056" calcext:value-type="float">
            <text:p><text:s/>0.41 <text:s/></text:p>
          </table:table-cell>
          <table:table-cell table:style-name="ce33" office:value-type="float" office:value="0.1892" calcext:value-type="float">
            <text:p><text:s/>0.19 <text:s/></text:p>
          </table:table-cell>
          <table:table-cell table:style-name="ce44" office:value-type="float" office:value="1.3576" calcext:value-type="float">
            <text:p><text:s/>1.36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 97年</text:p>
          </table:table-cell>
          <table:table-cell table:style-name="ce13"/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5.6168" calcext:value-type="float">
            <text:p><text:s/>5.62 <text:s/></text:p>
          </table:table-cell>
          <table:table-cell table:style-name="ce33" office:value-type="float" office:value="77.0118" calcext:value-type="float">
            <text:p><text:s/>77.01 <text:s/></text:p>
          </table:table-cell>
          <table:table-cell table:style-name="ce33" office:value-type="float" office:value="38.524" calcext:value-type="float">
            <text:p><text:s/>38.52 <text:s/></text:p>
          </table:table-cell>
          <table:table-cell table:style-name="ce33" office:value-type="float" office:value="9.8304" calcext:value-type="float">
            <text:p><text:s/>9.83 <text:s/></text:p>
          </table:table-cell>
          <table:table-cell table:style-name="ce33" office:value-type="float" office:value="28.6574" calcext:value-type="float">
            <text:p><text:s/>28.66 <text:s/></text:p>
          </table:table-cell>
          <table:table-cell table:style-name="ce33" office:value-type="float" office:value="11.1042" calcext:value-type="float">
            <text:p><text:s/>11.10 <text:s/></text:p>
          </table:table-cell>
          <table:table-cell table:style-name="ce33" office:value-type="float" office:value="6.267" calcext:value-type="float">
            <text:p><text:s/>6.27 <text:s/></text:p>
          </table:table-cell>
          <table:table-cell table:style-name="ce33" office:value-type="float" office:value="4.1834" calcext:value-type="float">
            <text:p><text:s/>4.18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12" calcext:value-type="float">
            <text:p><text:s/>0.01 <text:s/></text:p>
          </table:table-cell>
          <table:table-cell table:style-name="ce33" office:value-type="float" office:value="0.5405" calcext:value-type="float">
            <text:p><text:s/>0.54 <text:s/></text:p>
          </table:table-cell>
          <table:table-cell table:style-name="ce33" office:value-type="float" office:value="0.1873" calcext:value-type="float">
            <text:p><text:s/>0.19 <text:s/></text:p>
          </table:table-cell>
          <table:table-cell table:style-name="ce44" office:value-type="float" office:value="1.3436" calcext:value-type="float">
            <text:p><text:s/>1.34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 98年</text:p>
          </table:table-cell>
          <table:table-cell table:style-name="ce13"/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5.4297" calcext:value-type="float">
            <text:p><text:s/>5.43 <text:s/></text:p>
          </table:table-cell>
          <table:table-cell table:style-name="ce33" office:value-type="float" office:value="77.5129" calcext:value-type="float">
            <text:p><text:s/>77.51 <text:s/></text:p>
          </table:table-cell>
          <table:table-cell table:style-name="ce33" office:value-type="float" office:value="37.3492" calcext:value-type="float">
            <text:p><text:s/>37.35 <text:s/></text:p>
          </table:table-cell>
          <table:table-cell table:style-name="ce33" office:value-type="float" office:value="9.3516" calcext:value-type="float">
            <text:p><text:s/>9.35 <text:s/></text:p>
          </table:table-cell>
          <table:table-cell table:style-name="ce33" office:value-type="float" office:value="30.812" calcext:value-type="float">
            <text:p><text:s/>30.81 <text:s/></text:p>
          </table:table-cell>
          <table:table-cell table:style-name="ce33" office:value-type="float" office:value="10.7343" calcext:value-type="float">
            <text:p><text:s/>10.73 <text:s/></text:p>
          </table:table-cell>
          <table:table-cell table:style-name="ce33" office:value-type="float" office:value="6.3229" calcext:value-type="float">
            <text:p><text:s/>6.32 <text:s/></text:p>
          </table:table-cell>
          <table:table-cell table:style-name="ce33" office:value-type="float" office:value="4.0419" calcext:value-type="float">
            <text:p><text:s/>4.0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198" calcext:value-type="float">
            <text:p><text:s/>0.02 <text:s/></text:p>
          </table:table-cell>
          <table:table-cell table:style-name="ce33" office:value-type="float" office:value="0.781" calcext:value-type="float">
            <text:p><text:s/>0.78 <text:s/></text:p>
          </table:table-cell>
          <table:table-cell table:style-name="ce33" office:value-type="float" office:value="0.181" calcext:value-type="float">
            <text:p><text:s/>0.18 <text:s/></text:p>
          </table:table-cell>
          <table:table-cell table:style-name="ce44" office:value-type="float" office:value="1.2989" calcext:value-type="float">
            <text:p><text:s/>1.30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 99年</text:p>
          </table:table-cell>
          <table:table-cell table:style-name="ce13"/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5.3272" calcext:value-type="float">
            <text:p><text:s/>5.33 <text:s/></text:p>
          </table:table-cell>
          <table:table-cell table:style-name="ce33" office:value-type="float" office:value="77.5955" calcext:value-type="float">
            <text:p><text:s/>77.60 <text:s/></text:p>
          </table:table-cell>
          <table:table-cell table:style-name="ce33" office:value-type="float" office:value="36.829" calcext:value-type="float">
            <text:p><text:s/>36.83 <text:s/></text:p>
          </table:table-cell>
          <table:table-cell table:style-name="ce33" office:value-type="float" office:value="8.5683" calcext:value-type="float">
            <text:p><text:s/>8.57 <text:s/></text:p>
          </table:table-cell>
          <table:table-cell table:style-name="ce33" office:value-type="float" office:value="32.198" calcext:value-type="float">
            <text:p><text:s/>32.20 <text:s/></text:p>
          </table:table-cell>
          <table:table-cell table:style-name="ce33" office:value-type="float" office:value="10.5315" calcext:value-type="float">
            <text:p><text:s/>10.53 <text:s/></text:p>
          </table:table-cell>
          <table:table-cell table:style-name="ce33" office:value-type="float" office:value="6.5456" calcext:value-type="float">
            <text:p><text:s/>6.55 <text:s/></text:p>
          </table:table-cell>
          <table:table-cell table:style-name="ce33" office:value-type="float" office:value="4.0485" calcext:value-type="float">
            <text:p><text:s/>4.05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707" calcext:value-type="float">
            <text:p><text:s/>0.07 <text:s/></text:p>
          </table:table-cell>
          <table:table-cell table:style-name="ce33" office:value-type="float" office:value="0.9743" calcext:value-type="float">
            <text:p><text:s/>0.97 <text:s/></text:p>
          </table:table-cell>
          <table:table-cell table:style-name="ce33" office:value-type="float" office:value="0.1776" calcext:value-type="float">
            <text:p><text:s/>0.18 <text:s/></text:p>
          </table:table-cell>
          <table:table-cell table:style-name="ce44" office:value-type="float" office:value="1.2744" calcext:value-type="float">
            <text:p><text:s/>1.27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0年</text:p>
          </table:table-cell>
          <table:table-cell table:style-name="ce13"/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5.337" calcext:value-type="float">
            <text:p><text:s/>5.34 <text:s/></text:p>
          </table:table-cell>
          <table:table-cell table:style-name="ce33" office:value-type="float" office:value="77.1397" calcext:value-type="float">
            <text:p><text:s/>77.14 <text:s/></text:p>
          </table:table-cell>
          <table:table-cell table:style-name="ce33" office:value-type="float" office:value="36.8973" calcext:value-type="float">
            <text:p><text:s/>36.90 <text:s/></text:p>
          </table:table-cell>
          <table:table-cell table:style-name="ce33" office:value-type="float" office:value="7.9668" calcext:value-type="float">
            <text:p><text:s/>7.97 <text:s/></text:p>
          </table:table-cell>
          <table:table-cell table:style-name="ce33" office:value-type="float" office:value="32.2755" calcext:value-type="float">
            <text:p><text:s/>32.28 <text:s/></text:p>
          </table:table-cell>
          <table:table-cell table:style-name="ce33" office:value-type="float" office:value="10.5511" calcext:value-type="float">
            <text:p><text:s/>10.55 <text:s/></text:p>
          </table:table-cell>
          <table:table-cell table:style-name="ce33" office:value-type="float" office:value="6.9721" calcext:value-type="float">
            <text:p><text:s/>6.97 <text:s/></text:p>
          </table:table-cell>
          <table:table-cell table:style-name="ce33" office:value-type="float" office:value="4.1858" calcext:value-type="float">
            <text:p><text:s/>4.19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2664" calcext:value-type="float">
            <text:p><text:s/>0.27 <text:s/></text:p>
          </table:table-cell>
          <table:table-cell table:style-name="ce33" office:value-type="float" office:value="1.0721" calcext:value-type="float">
            <text:p><text:s/>1.07 <text:s/></text:p>
          </table:table-cell>
          <table:table-cell table:style-name="ce33" office:value-type="float" office:value="0.1668" calcext:value-type="float">
            <text:p><text:s/>0.17 <text:s/></text:p>
          </table:table-cell>
          <table:table-cell table:style-name="ce44" office:value-type="float" office:value="1.2808" calcext:value-type="float">
            <text:p><text:s/>1.28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1年</text:p>
          </table:table-cell>
          <table:table-cell table:style-name="ce13"/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5.3783" calcext:value-type="float">
            <text:p><text:s/>5.38 <text:s/></text:p>
          </table:table-cell>
          <table:table-cell table:style-name="ce33" office:value-type="float" office:value="76.5597" calcext:value-type="float">
            <text:p><text:s/>76.56 <text:s/></text:p>
          </table:table-cell>
          <table:table-cell table:style-name="ce33" office:value-type="float" office:value="36.0022" calcext:value-type="float">
            <text:p><text:s/>36.00 <text:s/></text:p>
          </table:table-cell>
          <table:table-cell table:style-name="ce33" office:value-type="float" office:value="8.0325" calcext:value-type="float">
            <text:p><text:s/>8.03 <text:s/></text:p>
          </table:table-cell>
          <table:table-cell table:style-name="ce33" office:value-type="float" office:value="32.5249" calcext:value-type="float">
            <text:p><text:s/>32.52 <text:s/></text:p>
          </table:table-cell>
          <table:table-cell table:style-name="ce33" office:value-type="float" office:value="10.6326" calcext:value-type="float">
            <text:p><text:s/>10.63 <text:s/></text:p>
          </table:table-cell>
          <table:table-cell table:style-name="ce33" office:value-type="float" office:value="7.4292" calcext:value-type="float">
            <text:p><text:s/>7.43 <text:s/></text:p>
          </table:table-cell>
          <table:table-cell table:style-name="ce33" office:value-type="float" office:value="4.3023" calcext:value-type="float">
            <text:p><text:s/>4.30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478" calcext:value-type="float">
            <text:p><text:s/>0.48 <text:s/></text:p>
          </table:table-cell>
          <table:table-cell table:style-name="ce33" office:value-type="float" office:value="1.1802" calcext:value-type="float">
            <text:p><text:s/>1.18 <text:s/></text:p>
          </table:table-cell>
          <table:table-cell table:style-name="ce33" office:value-type="float" office:value="0.1681" calcext:value-type="float">
            <text:p><text:s/>0.17 <text:s/></text:p>
          </table:table-cell>
          <table:table-cell table:style-name="ce44" office:value-type="float" office:value="1.3004" calcext:value-type="float">
            <text:p><text:s/>1.30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2年</text:p>
          </table:table-cell>
          <table:table-cell table:style-name="ce13"/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5.332" calcext:value-type="float">
            <text:p><text:s/>5.33 <text:s/></text:p>
          </table:table-cell>
          <table:table-cell table:style-name="ce33" office:value-type="float" office:value="76.3067" calcext:value-type="float">
            <text:p><text:s/>76.31 <text:s/></text:p>
          </table:table-cell>
          <table:table-cell table:style-name="ce33" office:value-type="float" office:value="35.7305" calcext:value-type="float">
            <text:p><text:s/>35.73 <text:s/></text:p>
          </table:table-cell>
          <table:table-cell table:style-name="ce33" office:value-type="float" office:value="7.9408" calcext:value-type="float">
            <text:p><text:s/>7.94 <text:s/></text:p>
          </table:table-cell>
          <table:table-cell table:style-name="ce33" office:value-type="float" office:value="32.6353" calcext:value-type="float">
            <text:p><text:s/>32.64 <text:s/></text:p>
          </table:table-cell>
          <table:table-cell table:style-name="ce33" office:value-type="float" office:value="10.5411" calcext:value-type="float">
            <text:p><text:s/>10.54 <text:s/></text:p>
          </table:table-cell>
          <table:table-cell table:style-name="ce33" office:value-type="float" office:value="7.8199" calcext:value-type="float">
            <text:p><text:s/>7.82 <text:s/></text:p>
          </table:table-cell>
          <table:table-cell table:style-name="ce33" office:value-type="float" office:value="4.2653" calcext:value-type="float">
            <text:p><text:s/>4.27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84" calcext:value-type="float">
            <text:p><text:s/>0.84 <text:s/></text:p>
          </table:table-cell>
          <table:table-cell table:style-name="ce33" office:value-type="float" office:value="1.2586" calcext:value-type="float">
            <text:p><text:s/>1.26 <text:s/></text:p>
          </table:table-cell>
          <table:table-cell table:style-name="ce33" office:value-type="float" office:value="0.1666" calcext:value-type="float">
            <text:p><text:s/>0.17 <text:s/></text:p>
          </table:table-cell>
          <table:table-cell table:style-name="ce44" office:value-type="float" office:value="1.2892" calcext:value-type="float">
            <text:p><text:s/>1.29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3年</text:p>
          </table:table-cell>
          <table:table-cell table:style-name="ce13"/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5.3745" calcext:value-type="float">
            <text:p><text:s/>5.37 <text:s/></text:p>
          </table:table-cell>
          <table:table-cell table:style-name="ce33" office:value-type="float" office:value="75.6035" calcext:value-type="float">
            <text:p><text:s/>75.60 <text:s/></text:p>
          </table:table-cell>
          <table:table-cell table:style-name="ce33" office:value-type="float" office:value="34.7044" calcext:value-type="float">
            <text:p><text:s/>34.70 <text:s/></text:p>
          </table:table-cell>
          <table:table-cell table:style-name="ce33" office:value-type="float" office:value="7.9155" calcext:value-type="float">
            <text:p><text:s/>7.92 <text:s/></text:p>
          </table:table-cell>
          <table:table-cell table:style-name="ce33" office:value-type="float" office:value="32.9835" calcext:value-type="float">
            <text:p><text:s/>32.98 <text:s/></text:p>
          </table:table-cell>
          <table:table-cell table:style-name="ce33" office:value-type="float" office:value="10.6252" calcext:value-type="float">
            <text:p><text:s/>10.63 <text:s/></text:p>
          </table:table-cell>
          <table:table-cell table:style-name="ce33" office:value-type="float" office:value="8.3966" calcext:value-type="float">
            <text:p><text:s/>8.40 <text:s/></text:p>
          </table:table-cell>
          <table:table-cell table:style-name="ce33" office:value-type="float" office:value="4.2993" calcext:value-type="float">
            <text:p><text:s/>4.30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.3135" calcext:value-type="float">
            <text:p><text:s/>1.31 <text:s/></text:p>
          </table:table-cell>
          <table:table-cell table:style-name="ce33" office:value-type="float" office:value="1.3161" calcext:value-type="float">
            <text:p><text:s/>1.32 <text:s/></text:p>
          </table:table-cell>
          <table:table-cell table:style-name="ce33" office:value-type="float" office:value="0.168" calcext:value-type="float">
            <text:p><text:s/>0.17 <text:s/></text:p>
          </table:table-cell>
          <table:table-cell table:style-name="ce44" office:value-type="float" office:value="1.2995" calcext:value-type="float">
            <text:p><text:s/>1.30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4年</text:p>
          </table:table-cell>
          <table:table-cell table:style-name="ce13"/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5.3466" calcext:value-type="float">
            <text:p><text:s/>5.35 <text:s/></text:p>
          </table:table-cell>
          <table:table-cell table:style-name="ce33" office:value-type="float" office:value="75.1867" calcext:value-type="float">
            <text:p><text:s/>75.19 <text:s/></text:p>
          </table:table-cell>
          <table:table-cell table:style-name="ce33" office:value-type="float" office:value="34.4999" calcext:value-type="float">
            <text:p><text:s/>34.50 <text:s/></text:p>
          </table:table-cell>
          <table:table-cell table:style-name="ce33" office:value-type="float" office:value="7.8744" calcext:value-type="float">
            <text:p><text:s/>7.87 <text:s/></text:p>
          </table:table-cell>
          <table:table-cell table:style-name="ce33" office:value-type="float" office:value="32.8123" calcext:value-type="float">
            <text:p><text:s/>32.81 <text:s/></text:p>
          </table:table-cell>
          <table:table-cell table:style-name="ce33" office:value-type="float" office:value="10.57" calcext:value-type="float">
            <text:p><text:s/>10.57 <text:s/></text:p>
          </table:table-cell>
          <table:table-cell table:style-name="ce33" office:value-type="float" office:value="8.8965" calcext:value-type="float">
            <text:p><text:s/>8.90 <text:s/></text:p>
          </table:table-cell>
          <table:table-cell table:style-name="ce33" office:value-type="float" office:value="4.2935" calcext:value-type="float">
            <text:p><text:s/>4.29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1.8169" calcext:value-type="float">
            <text:p><text:s/>1.82 <text:s/></text:p>
          </table:table-cell>
          <table:table-cell table:style-name="ce33" office:value-type="float" office:value="1.3288" calcext:value-type="float">
            <text:p><text:s/>1.33 <text:s/></text:p>
          </table:table-cell>
          <table:table-cell table:style-name="ce33" office:value-type="float" office:value="0.1644" calcext:value-type="float">
            <text:p><text:s/>0.16 <text:s/></text:p>
          </table:table-cell>
          <table:table-cell table:style-name="ce44" office:value-type="float" office:value="1.2927" calcext:value-type="float">
            <text:p><text:s/>1.29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5年</text:p>
          </table:table-cell>
          <table:table-cell table:style-name="ce13"/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5.2481" calcext:value-type="float">
            <text:p><text:s/>5.25 <text:s/></text:p>
          </table:table-cell>
          <table:table-cell table:style-name="ce33" office:value-type="float" office:value="74.8449" calcext:value-type="float">
            <text:p><text:s/>74.84 <text:s/></text:p>
          </table:table-cell>
          <table:table-cell table:style-name="ce33" office:value-type="float" office:value="35.5179" calcext:value-type="float">
            <text:p><text:s/>35.52 <text:s/></text:p>
          </table:table-cell>
          <table:table-cell table:style-name="ce33" office:value-type="float" office:value="7.7246" calcext:value-type="float">
            <text:p><text:s/>7.72 <text:s/></text:p>
          </table:table-cell>
          <table:table-cell table:style-name="ce33" office:value-type="float" office:value="31.6024" calcext:value-type="float">
            <text:p><text:s/>31.60 <text:s/></text:p>
          </table:table-cell>
          <table:table-cell table:style-name="ce33" office:value-type="float" office:value="10.3752" calcext:value-type="float">
            <text:p><text:s/>10.38 <text:s/></text:p>
          </table:table-cell>
          <table:table-cell table:style-name="ce33" office:value-type="float" office:value="9.5316" calcext:value-type="float">
            <text:p><text:s/>9.53 <text:s/></text:p>
          </table:table-cell>
          <table:table-cell table:style-name="ce33" office:value-type="float" office:value="4.2143" calcext:value-type="float">
            <text:p><text:s/>4.21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2.5112" calcext:value-type="float">
            <text:p><text:s/>2.51 <text:s/></text:p>
          </table:table-cell>
          <table:table-cell table:style-name="ce33" office:value-type="float" office:value="1.3757" calcext:value-type="float">
            <text:p><text:s/>1.38 <text:s/></text:p>
          </table:table-cell>
          <table:table-cell table:style-name="ce33" office:value-type="float" office:value="0.1613" calcext:value-type="float">
            <text:p><text:s/>0.16 <text:s/></text:p>
          </table:table-cell>
          <table:table-cell table:style-name="ce44" office:value-type="float" office:value="1.2689" calcext:value-type="float">
            <text:p><text:s/>1.27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6年</text:p>
          </table:table-cell>
          <table:table-cell table:style-name="ce13"/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5.2793" calcext:value-type="float">
            <text:p><text:s/>5.28 <text:s/></text:p>
          </table:table-cell>
          <table:table-cell table:style-name="ce33" office:value-type="float" office:value="73.6138" calcext:value-type="float">
            <text:p><text:s/>73.61 <text:s/></text:p>
          </table:table-cell>
          <table:table-cell table:style-name="ce33" office:value-type="float" office:value="37.2333" calcext:value-type="float">
            <text:p><text:s/>37.23 <text:s/></text:p>
          </table:table-cell>
          <table:table-cell table:style-name="ce33" office:value-type="float" office:value="6.1396" calcext:value-type="float">
            <text:p><text:s/>6.14 <text:s/></text:p>
          </table:table-cell>
          <table:table-cell table:style-name="ce33" office:value-type="float" office:value="30.2408" calcext:value-type="float">
            <text:p><text:s/>30.24 <text:s/></text:p>
          </table:table-cell>
          <table:table-cell table:style-name="ce33" office:value-type="float" office:value="10.437" calcext:value-type="float">
            <text:p><text:s/>10.44 <text:s/></text:p>
          </table:table-cell>
          <table:table-cell table:style-name="ce33" office:value-type="float" office:value="10.6697" calcext:value-type="float">
            <text:p><text:s/>10.67 <text:s/></text:p>
          </table:table-cell>
          <table:table-cell table:style-name="ce33" office:value-type="float" office:value="4.2394" calcext:value-type="float">
            <text:p><text:s/>4.2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.5866" calcext:value-type="float">
            <text:p><text:s/>3.59 <text:s/></text:p>
          </table:table-cell>
          <table:table-cell table:style-name="ce33" office:value-type="float" office:value="1.4048" calcext:value-type="float">
            <text:p><text:s/>1.40 <text:s/></text:p>
          </table:table-cell>
          <table:table-cell table:style-name="ce33" office:value-type="float" office:value="0.1623" calcext:value-type="float">
            <text:p><text:s/>0.16 <text:s/></text:p>
          </table:table-cell>
          <table:table-cell table:style-name="ce44" office:value-type="float" office:value="1.2764" calcext:value-type="float">
            <text:p><text:s/>1.28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7年</text:p>
          </table:table-cell>
          <table:table-cell table:style-name="ce13"/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9405" calcext:value-type="float">
            <text:p><text:s/>4.94 <text:s/></text:p>
          </table:table-cell>
          <table:table-cell table:style-name="ce33" office:value-type="float" office:value="74.622" calcext:value-type="float">
            <text:p><text:s/>74.62 <text:s/></text:p>
          </table:table-cell>
          <table:table-cell table:style-name="ce33" office:value-type="float" office:value="36.6937" calcext:value-type="float">
            <text:p><text:s/>36.69 <text:s/></text:p>
          </table:table-cell>
          <table:table-cell table:style-name="ce33" office:value-type="float" office:value="5.8513" calcext:value-type="float">
            <text:p><text:s/>5.85 <text:s/></text:p>
          </table:table-cell>
          <table:table-cell table:style-name="ce33" office:value-type="float" office:value="32.0768" calcext:value-type="float">
            <text:p><text:s/>32.08 <text:s/></text:p>
          </table:table-cell>
          <table:table-cell table:style-name="ce33" office:value-type="float" office:value="8.5595" calcext:value-type="float">
            <text:p><text:s/>8.56 <text:s/></text:p>
          </table:table-cell>
          <table:table-cell table:style-name="ce33" office:value-type="float" office:value="11.8777" calcext:value-type="float">
            <text:p><text:s/>11.88 <text:s/></text:p>
          </table:table-cell>
          <table:table-cell table:style-name="ce33" office:value-type="float" office:value="3.9715" calcext:value-type="float">
            <text:p><text:s/>3.97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.199" calcext:value-type="float">
            <text:p><text:s/>5.20 <text:s/></text:p>
          </table:table-cell>
          <table:table-cell table:style-name="ce33" office:value-type="float" office:value="1.3541" calcext:value-type="float">
            <text:p><text:s/>1.35 <text:s/></text:p>
          </table:table-cell>
          <table:table-cell table:style-name="ce33" office:value-type="float" office:value="0.153" calcext:value-type="float">
            <text:p><text:s/>0.15 <text:s/></text:p>
          </table:table-cell>
          <table:table-cell table:style-name="ce44" office:value-type="float" office:value="1.1998" calcext:value-type="float">
            <text:p><text:s/>1.20 <text:s/></text:p>
          </table:table-cell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8年</text:p>
          </table:table-cell>
          <table:table-cell table:style-name="ce13"/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6349" calcext:value-type="float">
            <text:p><text:s/>4.63 <text:s/></text:p>
          </table:table-cell>
          <table:table-cell table:style-name="ce33" office:value-type="float" office:value="74.5761" calcext:value-type="float">
            <text:p><text:s/>74.58 <text:s/></text:p>
          </table:table-cell>
          <table:table-cell table:style-name="ce33" office:value-type="float" office:value="37.4218" calcext:value-type="float">
            <text:p><text:s/>37.42 <text:s/></text:p>
          </table:table-cell>
          <table:table-cell table:style-name="ce33" office:value-type="float" office:value="5.4716" calcext:value-type="float">
            <text:p><text:s/>5.47 <text:s/></text:p>
          </table:table-cell>
          <table:table-cell table:style-name="ce33" office:value-type="float" office:value="31.6826" calcext:value-type="float">
            <text:p><text:s/>31.68 <text:s/></text:p>
          </table:table-cell>
          <table:table-cell table:style-name="ce33" office:value-type="float" office:value="6.8972" calcext:value-type="float">
            <text:p><text:s/>6.90 <text:s/></text:p>
          </table:table-cell>
          <table:table-cell table:style-name="ce33" office:value-type="float" office:value="13.8917" calcext:value-type="float">
            <text:p><text:s/>13.89 <text:s/></text:p>
          </table:table-cell>
          <table:table-cell table:style-name="ce33" office:value-type="float" office:value="3.7276" calcext:value-type="float">
            <text:p><text:s/>3.73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7.3915" calcext:value-type="float">
            <text:p><text:s/>7.39 <text:s/></text:p>
          </table:table-cell>
          <table:table-cell table:style-name="ce33" office:value-type="float" office:value="1.5055" calcext:value-type="float">
            <text:p><text:s/>1.51 <text:s/></text:p>
          </table:table-cell>
          <table:table-cell table:style-name="ce33" office:value-type="float" office:value="0.1407" calcext:value-type="float">
            <text:p><text:s/>0.14 <text:s/></text:p>
          </table:table-cell>
          <table:table-cell table:style-name="ce44" office:value-type="float" office:value="1.1256" calcext:value-type="float">
            <text:p><text:s/>1.13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/>
          <table:table-cell table:style-name="ce16"/>
          <table:table-cell table:style-name="ce24"/>
          <table:table-cell table:style-name="ce33" table:number-columns-repeated="12"/>
          <table:table-cell table:style-name="ce44"/>
          <table:table-cell table:style-name="ce50" table:number-columns-repeated="1007"/>
        </table:table-row>
        <table:table-row table:style-name="ro3">
          <table:table-cell table:style-name="ce6" office:value-type="string" calcext:value-type="string">
            <text:p>民國109年</text:p>
          </table:table-cell>
          <table:table-cell table:style-name="ce13" office:value-type="string" calcext:value-type="string">
            <text:p><text:s/>1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7146" calcext:value-type="float">
            <text:p><text:s/>4.71 <text:s/></text:p>
          </table:table-cell>
          <table:table-cell table:style-name="ce33" office:value-type="float" office:value="74.0472" calcext:value-type="float">
            <text:p><text:s/>74.05 <text:s/></text:p>
          </table:table-cell>
          <table:table-cell table:style-name="ce33" office:value-type="float" office:value="38.0657" calcext:value-type="float">
            <text:p><text:s/>38.07 <text:s/></text:p>
          </table:table-cell>
          <table:table-cell table:style-name="ce33" office:value-type="float" office:value="3.7538" calcext:value-type="float">
            <text:p><text:s/>3.75 <text:s/></text:p>
          </table:table-cell>
          <table:table-cell table:style-name="ce33" office:value-type="float" office:value="32.2277" calcext:value-type="float">
            <text:p><text:s/>32.23 <text:s/></text:p>
          </table:table-cell>
          <table:table-cell table:style-name="ce33" office:value-type="float" office:value="7.0158" calcext:value-type="float">
            <text:p><text:s/>7.02 <text:s/></text:p>
          </table:table-cell>
          <table:table-cell table:style-name="ce33" office:value-type="float" office:value="14.2221" calcext:value-type="float">
            <text:p><text:s/>14.22 <text:s/></text:p>
          </table:table-cell>
          <table:table-cell table:style-name="ce33" office:value-type="float" office:value="3.7917" calcext:value-type="float">
            <text:p><text:s/>3.79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7.6083" calcext:value-type="float">
            <text:p><text:s/>7.61 <text:s/></text:p>
          </table:table-cell>
          <table:table-cell table:style-name="ce33" office:value-type="float" office:value="1.5314" calcext:value-type="float">
            <text:p><text:s/>1.53 <text:s/></text:p>
          </table:table-cell>
          <table:table-cell table:style-name="ce33" office:value-type="float" office:value="0.1449" calcext:value-type="float">
            <text:p><text:s/>0.14 <text:s/></text:p>
          </table:table-cell>
          <table:table-cell table:style-name="ce44" office:value-type="float" office:value="1.145" calcext:value-type="float">
            <text:p><text:s/>1.15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2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7093" calcext:value-type="float">
            <text:p><text:s/>4.71 <text:s/></text:p>
          </table:table-cell>
          <table:table-cell table:style-name="ce33" office:value-type="float" office:value="73.9628" calcext:value-type="float">
            <text:p><text:s/>73.96 <text:s/></text:p>
          </table:table-cell>
          <table:table-cell table:style-name="ce33" office:value-type="float" office:value="38.0223" calcext:value-type="float">
            <text:p><text:s/>38.02 <text:s/></text:p>
          </table:table-cell>
          <table:table-cell table:style-name="ce33" office:value-type="float" office:value="3.7495" calcext:value-type="float">
            <text:p><text:s/>3.75 <text:s/></text:p>
          </table:table-cell>
          <table:table-cell table:style-name="ce33" office:value-type="float" office:value="32.191" calcext:value-type="float">
            <text:p><text:s/>32.19 <text:s/></text:p>
          </table:table-cell>
          <table:table-cell table:style-name="ce33" office:value-type="float" office:value="7.0078" calcext:value-type="float">
            <text:p><text:s/>7.01 <text:s/></text:p>
          </table:table-cell>
          <table:table-cell table:style-name="ce33" office:value-type="float" office:value="14.3199" calcext:value-type="float">
            <text:p><text:s/>14.32 <text:s/></text:p>
          </table:table-cell>
          <table:table-cell table:style-name="ce33" office:value-type="float" office:value="3.7874" calcext:value-type="float">
            <text:p><text:s/>3.79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7.7136" calcext:value-type="float">
            <text:p><text:s/>7.71 <text:s/></text:p>
          </table:table-cell>
          <table:table-cell table:style-name="ce33" office:value-type="float" office:value="1.5297" calcext:value-type="float">
            <text:p><text:s/>1.53 <text:s/></text:p>
          </table:table-cell>
          <table:table-cell table:style-name="ce33" office:value-type="float" office:value="0.1447" calcext:value-type="float">
            <text:p><text:s/>0.14 <text:s/></text:p>
          </table:table-cell>
          <table:table-cell table:style-name="ce44" office:value-type="float" office:value="1.1437" calcext:value-type="float">
            <text:p><text:s/>1.14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3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704" calcext:value-type="float">
            <text:p><text:s/>4.70 <text:s/></text:p>
          </table:table-cell>
          <table:table-cell table:style-name="ce33" office:value-type="float" office:value="73.8808" calcext:value-type="float">
            <text:p><text:s/>73.88 <text:s/></text:p>
          </table:table-cell>
          <table:table-cell table:style-name="ce33" office:value-type="float" office:value="37.9801" calcext:value-type="float">
            <text:p><text:s/>37.98 <text:s/></text:p>
          </table:table-cell>
          <table:table-cell table:style-name="ce33" office:value-type="float" office:value="3.7453" calcext:value-type="float">
            <text:p><text:s/>3.75 <text:s/></text:p>
          </table:table-cell>
          <table:table-cell table:style-name="ce33" office:value-type="float" office:value="32.1553" calcext:value-type="float">
            <text:p><text:s/>32.16 <text:s/></text:p>
          </table:table-cell>
          <table:table-cell table:style-name="ce33" office:value-type="float" office:value="7.0001" calcext:value-type="float">
            <text:p><text:s/>7.00 <text:s/></text:p>
          </table:table-cell>
          <table:table-cell table:style-name="ce33" office:value-type="float" office:value="14.4148" calcext:value-type="float">
            <text:p><text:s/>14.41 <text:s/></text:p>
          </table:table-cell>
          <table:table-cell table:style-name="ce33" office:value-type="float" office:value="3.7837" calcext:value-type="float">
            <text:p><text:s/>3.78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7.8025" calcext:value-type="float">
            <text:p><text:s/>7.80 <text:s/></text:p>
          </table:table-cell>
          <table:table-cell table:style-name="ce33" office:value-type="float" office:value="1.541" calcext:value-type="float">
            <text:p><text:s/>1.54 <text:s/></text:p>
          </table:table-cell>
          <table:table-cell table:style-name="ce33" office:value-type="float" office:value="0.1446" calcext:value-type="float">
            <text:p><text:s/>0.14 <text:s/></text:p>
          </table:table-cell>
          <table:table-cell table:style-name="ce44" office:value-type="float" office:value="1.1424" calcext:value-type="float">
            <text:p><text:s/>1.14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4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6902" calcext:value-type="float">
            <text:p><text:s/>4.69 <text:s/></text:p>
          </table:table-cell>
          <table:table-cell table:style-name="ce33" office:value-type="float" office:value="73.6638" calcext:value-type="float">
            <text:p><text:s/>73.66 <text:s/></text:p>
          </table:table-cell>
          <table:table-cell table:style-name="ce33" office:value-type="float" office:value="37.8686" calcext:value-type="float">
            <text:p><text:s/>37.87 <text:s/></text:p>
          </table:table-cell>
          <table:table-cell table:style-name="ce33" office:value-type="float" office:value="3.7343" calcext:value-type="float">
            <text:p><text:s/>3.73 <text:s/></text:p>
          </table:table-cell>
          <table:table-cell table:style-name="ce33" office:value-type="float" office:value="32.0608" calcext:value-type="float">
            <text:p><text:s/>32.06 <text:s/></text:p>
          </table:table-cell>
          <table:table-cell table:style-name="ce33" office:value-type="float" office:value="6.9795" calcext:value-type="float">
            <text:p><text:s/>6.98 <text:s/></text:p>
          </table:table-cell>
          <table:table-cell table:style-name="ce33" office:value-type="float" office:value="14.6663" calcext:value-type="float">
            <text:p><text:s/>14.67 <text:s/></text:p>
          </table:table-cell>
          <table:table-cell table:style-name="ce33" office:value-type="float" office:value="3.7726" calcext:value-type="float">
            <text:p><text:s/>3.77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8.0733" calcext:value-type="float">
            <text:p><text:s/>8.07 <text:s/></text:p>
          </table:table-cell>
          <table:table-cell table:style-name="ce33" office:value-type="float" office:value="1.5365" calcext:value-type="float">
            <text:p><text:s/>1.54 <text:s/></text:p>
          </table:table-cell>
          <table:table-cell table:style-name="ce33" office:value-type="float" office:value="0.1442" calcext:value-type="float">
            <text:p><text:s/>0.14 <text:s/></text:p>
          </table:table-cell>
          <table:table-cell table:style-name="ce44" office:value-type="float" office:value="1.139" calcext:value-type="float">
            <text:p><text:s/>1.14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5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6093" calcext:value-type="float">
            <text:p><text:s/>4.61 <text:s/></text:p>
          </table:table-cell>
          <table:table-cell table:style-name="ce33" office:value-type="float" office:value="73.9744" calcext:value-type="float">
            <text:p><text:s/>73.97 <text:s/></text:p>
          </table:table-cell>
          <table:table-cell table:style-name="ce33" office:value-type="float" office:value="37.2154" calcext:value-type="float">
            <text:p><text:s/>37.22 <text:s/></text:p>
          </table:table-cell>
          <table:table-cell table:style-name="ce33" office:value-type="float" office:value="3.6699" calcext:value-type="float">
            <text:p><text:s/>3.67 <text:s/></text:p>
          </table:table-cell>
          <table:table-cell table:style-name="ce33" office:value-type="float" office:value="33.089" calcext:value-type="float">
            <text:p><text:s/>33.09 <text:s/></text:p>
          </table:table-cell>
          <table:table-cell table:style-name="ce33" office:value-type="float" office:value="6.8591" calcext:value-type="float">
            <text:p><text:s/>6.86 <text:s/></text:p>
          </table:table-cell>
          <table:table-cell table:style-name="ce33" office:value-type="float" office:value="14.557" calcext:value-type="float">
            <text:p><text:s/>14.56 <text:s/></text:p>
          </table:table-cell>
          <table:table-cell table:style-name="ce33" office:value-type="float" office:value="3.7075" calcext:value-type="float">
            <text:p><text:s/>3.71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8.0777" calcext:value-type="float">
            <text:p><text:s/>8.08 <text:s/></text:p>
          </table:table-cell>
          <table:table-cell table:style-name="ce33" office:value-type="float" office:value="1.51" calcext:value-type="float">
            <text:p><text:s/>1.51 <text:s/></text:p>
          </table:table-cell>
          <table:table-cell table:style-name="ce33" office:value-type="float" office:value="0.1417" calcext:value-type="float">
            <text:p><text:s/>0.14 <text:s/></text:p>
          </table:table-cell>
          <table:table-cell table:style-name="ce44" office:value-type="float" office:value="1.1194" calcext:value-type="float">
            <text:p><text:s/>1.12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6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5977" calcext:value-type="float">
            <text:p><text:s/>4.60 <text:s/></text:p>
          </table:table-cell>
          <table:table-cell table:style-name="ce33" office:value-type="float" office:value="73.7873" calcext:value-type="float">
            <text:p><text:s/>73.79 <text:s/></text:p>
          </table:table-cell>
          <table:table-cell table:style-name="ce33" office:value-type="float" office:value="37.1212" calcext:value-type="float">
            <text:p><text:s/>37.12 <text:s/></text:p>
          </table:table-cell>
          <table:table-cell table:style-name="ce33" office:value-type="float" office:value="3.6606" calcext:value-type="float">
            <text:p><text:s/>3.66 <text:s/></text:p>
          </table:table-cell>
          <table:table-cell table:style-name="ce33" office:value-type="float" office:value="33.0053" calcext:value-type="float">
            <text:p><text:s/>33.01 <text:s/></text:p>
          </table:table-cell>
          <table:table-cell table:style-name="ce33" office:value-type="float" office:value="6.8418" calcext:value-type="float">
            <text:p><text:s/>6.84 <text:s/></text:p>
          </table:table-cell>
          <table:table-cell table:style-name="ce33" office:value-type="float" office:value="14.7731" calcext:value-type="float">
            <text:p><text:s/>14.77 <text:s/></text:p>
          </table:table-cell>
          <table:table-cell table:style-name="ce33" office:value-type="float" office:value="3.6981" calcext:value-type="float">
            <text:p><text:s/>3.7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8.3102" calcext:value-type="float">
            <text:p><text:s/>8.31 <text:s/></text:p>
          </table:table-cell>
          <table:table-cell table:style-name="ce33" office:value-type="float" office:value="1.5061" calcext:value-type="float">
            <text:p><text:s/>1.51 <text:s/></text:p>
          </table:table-cell>
          <table:table-cell table:style-name="ce33" office:value-type="float" office:value="0.1413" calcext:value-type="float">
            <text:p><text:s/>0.14 <text:s/></text:p>
          </table:table-cell>
          <table:table-cell table:style-name="ce44" office:value-type="float" office:value="1.1166" calcext:value-type="float">
            <text:p><text:s/>1.12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7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5923" calcext:value-type="float">
            <text:p><text:s/>4.59 <text:s/></text:p>
          </table:table-cell>
          <table:table-cell table:style-name="ce33" office:value-type="float" office:value="73.7003" calcext:value-type="float">
            <text:p><text:s/>73.70 <text:s/></text:p>
          </table:table-cell>
          <table:table-cell table:style-name="ce33" office:value-type="float" office:value="37.0775" calcext:value-type="float">
            <text:p><text:s/>37.08 <text:s/></text:p>
          </table:table-cell>
          <table:table-cell table:style-name="ce33" office:value-type="float" office:value="3.6563" calcext:value-type="float">
            <text:p><text:s/>3.66 <text:s/></text:p>
          </table:table-cell>
          <table:table-cell table:style-name="ce33" office:value-type="float" office:value="32.9664" calcext:value-type="float">
            <text:p><text:s/>32.97 <text:s/></text:p>
          </table:table-cell>
          <table:table-cell table:style-name="ce33" office:value-type="float" office:value="6.8337" calcext:value-type="float">
            <text:p><text:s/>6.83 <text:s/></text:p>
          </table:table-cell>
          <table:table-cell table:style-name="ce33" office:value-type="float" office:value="14.8735" calcext:value-type="float">
            <text:p><text:s/>14.87 <text:s/></text:p>
          </table:table-cell>
          <table:table-cell table:style-name="ce33" office:value-type="float" office:value="3.6938" calcext:value-type="float">
            <text:p><text:s/>3.69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8.4175" calcext:value-type="float">
            <text:p><text:s/>8.42 <text:s/></text:p>
          </table:table-cell>
          <table:table-cell table:style-name="ce33" office:value-type="float" office:value="1.5044" calcext:value-type="float">
            <text:p><text:s/>1.50 <text:s/></text:p>
          </table:table-cell>
          <table:table-cell table:style-name="ce33" office:value-type="float" office:value="0.142" calcext:value-type="float">
            <text:p><text:s/>0.14 <text:s/></text:p>
          </table:table-cell>
          <table:table-cell table:style-name="ce44" office:value-type="float" office:value="1.1153" calcext:value-type="float">
            <text:p><text:s/>1.12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8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5826" calcext:value-type="float">
            <text:p><text:s/>4.58 <text:s/></text:p>
          </table:table-cell>
          <table:table-cell table:style-name="ce33" office:value-type="float" office:value="73.5455" calcext:value-type="float">
            <text:p><text:s/>73.55 <text:s/></text:p>
          </table:table-cell>
          <table:table-cell table:style-name="ce33" office:value-type="float" office:value="36.9996" calcext:value-type="float">
            <text:p><text:s/>37.00 <text:s/></text:p>
          </table:table-cell>
          <table:table-cell table:style-name="ce33" office:value-type="float" office:value="3.6486" calcext:value-type="float">
            <text:p><text:s/>3.65 <text:s/></text:p>
          </table:table-cell>
          <table:table-cell table:style-name="ce33" office:value-type="float" office:value="32.8972" calcext:value-type="float">
            <text:p><text:s/>32.90 <text:s/></text:p>
          </table:table-cell>
          <table:table-cell table:style-name="ce33" office:value-type="float" office:value="6.8193" calcext:value-type="float">
            <text:p><text:s/>6.82 <text:s/></text:p>
          </table:table-cell>
          <table:table-cell table:style-name="ce33" office:value-type="float" office:value="15.0523" calcext:value-type="float">
            <text:p><text:s/>15.05 <text:s/></text:p>
          </table:table-cell>
          <table:table-cell table:style-name="ce33" office:value-type="float" office:value="3.686" calcext:value-type="float">
            <text:p><text:s/>3.69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8.6098" calcext:value-type="float">
            <text:p><text:s/>8.61 <text:s/></text:p>
          </table:table-cell>
          <table:table-cell table:style-name="ce33" office:value-type="float" office:value="1.5012" calcext:value-type="float">
            <text:p><text:s/>1.50 <text:s/></text:p>
          </table:table-cell>
          <table:table-cell table:style-name="ce33" office:value-type="float" office:value="0.1417" calcext:value-type="float">
            <text:p><text:s/>0.14 <text:s/></text:p>
          </table:table-cell>
          <table:table-cell table:style-name="ce44" office:value-type="float" office:value="1.1129" calcext:value-type="float">
            <text:p><text:s/>1.11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9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5722" calcext:value-type="float">
            <text:p><text:s/>4.57 <text:s/></text:p>
          </table:table-cell>
          <table:table-cell table:style-name="ce33" office:value-type="float" office:value="73.3778" calcext:value-type="float">
            <text:p><text:s/>73.38 <text:s/></text:p>
          </table:table-cell>
          <table:table-cell table:style-name="ce33" office:value-type="float" office:value="36.9152" calcext:value-type="float">
            <text:p><text:s/>36.92 <text:s/></text:p>
          </table:table-cell>
          <table:table-cell table:style-name="ce33" office:value-type="float" office:value="3.6403" calcext:value-type="float">
            <text:p><text:s/>3.64 <text:s/></text:p>
          </table:table-cell>
          <table:table-cell table:style-name="ce33" office:value-type="float" office:value="32.8222" calcext:value-type="float">
            <text:p><text:s/>32.82 <text:s/></text:p>
          </table:table-cell>
          <table:table-cell table:style-name="ce33" office:value-type="float" office:value="6.8038" calcext:value-type="float">
            <text:p><text:s/>6.80 <text:s/></text:p>
          </table:table-cell>
          <table:table-cell table:style-name="ce33" office:value-type="float" office:value="15.246" calcext:value-type="float">
            <text:p><text:s/>15.25 <text:s/></text:p>
          </table:table-cell>
          <table:table-cell table:style-name="ce33" office:value-type="float" office:value="3.6776" calcext:value-type="float">
            <text:p><text:s/>3.68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8.8182" calcext:value-type="float">
            <text:p><text:s/>8.82 <text:s/></text:p>
          </table:table-cell>
          <table:table-cell table:style-name="ce33" office:value-type="float" office:value="1.4978" calcext:value-type="float">
            <text:p><text:s/>1.50 <text:s/></text:p>
          </table:table-cell>
          <table:table-cell table:style-name="ce33" office:value-type="float" office:value="0.1413" calcext:value-type="float">
            <text:p><text:s/>0.14 <text:s/></text:p>
          </table:table-cell>
          <table:table-cell table:style-name="ce44" office:value-type="float" office:value="1.1104" calcext:value-type="float">
            <text:p><text:s/>1.11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10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5549" calcext:value-type="float">
            <text:p><text:s/>4.55 <text:s/></text:p>
          </table:table-cell>
          <table:table-cell table:style-name="ce33" office:value-type="float" office:value="73.1421" calcext:value-type="float">
            <text:p><text:s/>73.14 <text:s/></text:p>
          </table:table-cell>
          <table:table-cell table:style-name="ce33" office:value-type="float" office:value="36.776" calcext:value-type="float">
            <text:p><text:s/>36.78 <text:s/></text:p>
          </table:table-cell>
          <table:table-cell table:style-name="ce33" office:value-type="float" office:value="3.6675" calcext:value-type="float">
            <text:p><text:s/>3.67 <text:s/></text:p>
          </table:table-cell>
          <table:table-cell table:style-name="ce33" office:value-type="float" office:value="32.6984" calcext:value-type="float">
            <text:p><text:s/>32.70 <text:s/></text:p>
          </table:table-cell>
          <table:table-cell table:style-name="ce33" office:value-type="float" office:value="6.7781" calcext:value-type="float">
            <text:p><text:s/>6.78 <text:s/></text:p>
          </table:table-cell>
          <table:table-cell table:style-name="ce33" office:value-type="float" office:value="15.5246" calcext:value-type="float">
            <text:p><text:s/>15.52 <text:s/></text:p>
          </table:table-cell>
          <table:table-cell table:style-name="ce33" office:value-type="float" office:value="3.6637" calcext:value-type="float">
            <text:p><text:s/>3.66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9.1211" calcext:value-type="float">
            <text:p><text:s/>9.12 <text:s/></text:p>
          </table:table-cell>
          <table:table-cell table:style-name="ce33" office:value-type="float" office:value="1.4921" calcext:value-type="float">
            <text:p><text:s/>1.49 <text:s/></text:p>
          </table:table-cell>
          <table:table-cell table:style-name="ce33" office:value-type="float" office:value="0.1408" calcext:value-type="float">
            <text:p><text:s/>0.14 <text:s/></text:p>
          </table:table-cell>
          <table:table-cell table:style-name="ce44" office:value-type="float" office:value="1.1062" calcext:value-type="float">
            <text:p><text:s/>1.11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11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5353" calcext:value-type="float">
            <text:p><text:s/>4.54 <text:s/></text:p>
          </table:table-cell>
          <table:table-cell table:style-name="ce33" office:value-type="float" office:value="72.8278" calcext:value-type="float">
            <text:p><text:s/>72.83 <text:s/></text:p>
          </table:table-cell>
          <table:table-cell table:style-name="ce33" office:value-type="float" office:value="36.618" calcext:value-type="float">
            <text:p><text:s/>36.62 <text:s/></text:p>
          </table:table-cell>
          <table:table-cell table:style-name="ce33" office:value-type="float" office:value="3.6518" calcext:value-type="float">
            <text:p><text:s/>3.65 <text:s/></text:p>
          </table:table-cell>
          <table:table-cell table:style-name="ce33" office:value-type="float" office:value="32.5579" calcext:value-type="float">
            <text:p><text:s/>32.56 <text:s/></text:p>
          </table:table-cell>
          <table:table-cell table:style-name="ce33" office:value-type="float" office:value="6.749" calcext:value-type="float">
            <text:p><text:s/>6.75 <text:s/></text:p>
          </table:table-cell>
          <table:table-cell table:style-name="ce33" office:value-type="float" office:value="15.8877" calcext:value-type="float">
            <text:p><text:s/>15.89 <text:s/></text:p>
          </table:table-cell>
          <table:table-cell table:style-name="ce33" office:value-type="float" office:value="3.6488" calcext:value-type="float">
            <text:p><text:s/>3.65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9.5087" calcext:value-type="float">
            <text:p><text:s/>9.51 <text:s/></text:p>
          </table:table-cell>
          <table:table-cell table:style-name="ce33" office:value-type="float" office:value="1.488" calcext:value-type="float">
            <text:p><text:s/>1.49 <text:s/></text:p>
          </table:table-cell>
          <table:table-cell table:style-name="ce33" office:value-type="float" office:value="0.14" calcext:value-type="float">
            <text:p><text:s/>0.14 <text:s/></text:p>
          </table:table-cell>
          <table:table-cell table:style-name="ce44" office:value-type="float" office:value="1.1014" calcext:value-type="float">
            <text:p><text:s/>1.10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12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5065" calcext:value-type="float">
            <text:p><text:s/>4.51 <text:s/></text:p>
          </table:table-cell>
          <table:table-cell table:style-name="ce33" office:value-type="float" office:value="72.3645" calcext:value-type="float">
            <text:p><text:s/>72.36 <text:s/></text:p>
          </table:table-cell>
          <table:table-cell table:style-name="ce33" office:value-type="float" office:value="36.3851" calcext:value-type="float">
            <text:p><text:s/>36.39 <text:s/></text:p>
          </table:table-cell>
          <table:table-cell table:style-name="ce33" office:value-type="float" office:value="3.6286" calcext:value-type="float">
            <text:p><text:s/>3.63 <text:s/></text:p>
          </table:table-cell>
          <table:table-cell table:style-name="ce33" office:value-type="float" office:value="32.3508" calcext:value-type="float">
            <text:p><text:s/>32.35 <text:s/></text:p>
          </table:table-cell>
          <table:table-cell table:style-name="ce33" office:value-type="float" office:value="6.7061" calcext:value-type="float">
            <text:p><text:s/>6.71 <text:s/></text:p>
          </table:table-cell>
          <table:table-cell table:style-name="ce33" office:value-type="float" office:value="16.4227" calcext:value-type="float">
            <text:p><text:s/>16.42 <text:s/></text:p>
          </table:table-cell>
          <table:table-cell table:style-name="ce33" office:value-type="float" office:value="3.6256" calcext:value-type="float">
            <text:p><text:s/>3.63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10.0751" calcext:value-type="float">
            <text:p><text:s/>10.08 <text:s/></text:p>
          </table:table-cell>
          <table:table-cell table:style-name="ce33" office:value-type="float" office:value="1.4785" calcext:value-type="float">
            <text:p><text:s/>1.48 <text:s/></text:p>
          </table:table-cell>
          <table:table-cell table:style-name="ce33" office:value-type="float" office:value="0.1484" calcext:value-type="float">
            <text:p><text:s/>0.15 <text:s/></text:p>
          </table:table-cell>
          <table:table-cell table:style-name="ce44" office:value-type="float" office:value="1.0944" calcext:value-type="float">
            <text:p><text:s/>1.09 <text:s/></text:p>
          </table:table-cell>
          <table:table-cell table:style-name="ce50" table:number-columns-repeated="1007"/>
        </table:table-row>
        <table:table-row table:style-name="ro3">
          <table:table-cell table:style-name="ce6"/>
          <table:table-cell table:style-name="ce13"/>
          <table:table-cell table:style-name="ce16"/>
          <table:table-cell table:style-name="ce24"/>
          <table:table-cell table:style-name="ce33" table:number-columns-repeated="12"/>
          <table:table-cell table:style-name="ce44"/>
          <table:table-cell table:style-name="ce51" table:number-columns-repeated="1007"/>
        </table:table-row>
        <table:table-row table:style-name="ro3">
          <table:table-cell table:style-name="ce6" office:value-type="string" calcext:value-type="string">
            <text:p>民國110年</text:p>
          </table:table-cell>
          <table:table-cell table:style-name="ce13" office:value-type="string" calcext:value-type="string">
            <text:p><text:s/>1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5025" calcext:value-type="float">
            <text:p><text:s/>4.50 <text:s/></text:p>
          </table:table-cell>
          <table:table-cell table:style-name="ce33" office:value-type="float" office:value="72.3009" calcext:value-type="float">
            <text:p><text:s/>72.30 <text:s/></text:p>
          </table:table-cell>
          <table:table-cell table:style-name="ce33" office:value-type="float" office:value="36.3531" calcext:value-type="float">
            <text:p><text:s/>36.35 <text:s/></text:p>
          </table:table-cell>
          <table:table-cell table:style-name="ce33" office:value-type="float" office:value="3.6254" calcext:value-type="float">
            <text:p><text:s/>3.63 <text:s/></text:p>
          </table:table-cell>
          <table:table-cell table:style-name="ce33" office:value-type="float" office:value="32.3223" calcext:value-type="float">
            <text:p><text:s/>32.32 <text:s/></text:p>
          </table:table-cell>
          <table:table-cell table:style-name="ce33" office:value-type="float" office:value="6.7002" calcext:value-type="float">
            <text:p><text:s/>6.70 <text:s/></text:p>
          </table:table-cell>
          <table:table-cell table:style-name="ce33" office:value-type="float" office:value="16.4962" calcext:value-type="float">
            <text:p><text:s/>16.50 <text:s/></text:p>
          </table:table-cell>
          <table:table-cell table:style-name="ce33" office:value-type="float" office:value="3.6224" calcext:value-type="float">
            <text:p><text:s/>3.62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10.1459" calcext:value-type="float">
            <text:p><text:s/>10.15 <text:s/></text:p>
          </table:table-cell>
          <table:table-cell table:style-name="ce33" office:value-type="float" office:value="1.4854" calcext:value-type="float">
            <text:p><text:s/>1.49 <text:s/></text:p>
          </table:table-cell>
          <table:table-cell table:style-name="ce33" office:value-type="float" office:value="0.1483" calcext:value-type="float">
            <text:p><text:s/>0.15 <text:s/></text:p>
          </table:table-cell>
          <table:table-cell table:style-name="ce44" office:value-type="float" office:value="1.0935" calcext:value-type="float">
            <text:p><text:s/>1.09 <text:s/></text:p>
          </table:table-cell>
          <table:table-cell table:style-name="ce51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2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4989" calcext:value-type="float">
            <text:p><text:s/>4.50 <text:s/></text:p>
          </table:table-cell>
          <table:table-cell table:style-name="ce33" office:value-type="float" office:value="72.2424" calcext:value-type="float">
            <text:p><text:s/>72.24 <text:s/></text:p>
          </table:table-cell>
          <table:table-cell table:style-name="ce33" office:value-type="float" office:value="36.3237" calcext:value-type="float">
            <text:p><text:s/>36.32 <text:s/></text:p>
          </table:table-cell>
          <table:table-cell table:style-name="ce33" office:value-type="float" office:value="3.6224" calcext:value-type="float">
            <text:p><text:s/>3.62 <text:s/></text:p>
          </table:table-cell>
          <table:table-cell table:style-name="ce33" office:value-type="float" office:value="32.2962" calcext:value-type="float">
            <text:p><text:s/>32.30 <text:s/></text:p>
          </table:table-cell>
          <table:table-cell table:style-name="ce33" office:value-type="float" office:value="6.6948" calcext:value-type="float">
            <text:p><text:s/>6.69 <text:s/></text:p>
          </table:table-cell>
          <table:table-cell table:style-name="ce33" office:value-type="float" office:value="16.5637" calcext:value-type="float">
            <text:p><text:s/>16.56 <text:s/></text:p>
          </table:table-cell>
          <table:table-cell table:style-name="ce33" office:value-type="float" office:value="3.6195" calcext:value-type="float">
            <text:p><text:s/>3.62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10.2077" calcext:value-type="float">
            <text:p><text:s/>10.21 <text:s/></text:p>
          </table:table-cell>
          <table:table-cell table:style-name="ce33" office:value-type="float" office:value="1.4951" calcext:value-type="float">
            <text:p><text:s/>1.50 <text:s/></text:p>
          </table:table-cell>
          <table:table-cell table:style-name="ce33" office:value-type="float" office:value="0.1482" calcext:value-type="float">
            <text:p><text:s/>0.15 <text:s/></text:p>
          </table:table-cell>
          <table:table-cell table:style-name="ce44" office:value-type="float" office:value="1.0926" calcext:value-type="float">
            <text:p><text:s/>1.09 <text:s/></text:p>
          </table:table-cell>
          <table:table-cell table:style-name="ce51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3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4915" calcext:value-type="float">
            <text:p><text:s/>4.49 <text:s/></text:p>
          </table:table-cell>
          <table:table-cell table:style-name="ce33" office:value-type="float" office:value="72.1239" calcext:value-type="float">
            <text:p><text:s/>72.12 <text:s/></text:p>
          </table:table-cell>
          <table:table-cell table:style-name="ce33" office:value-type="float" office:value="36.2641" calcext:value-type="float">
            <text:p><text:s/>36.26 <text:s/></text:p>
          </table:table-cell>
          <table:table-cell table:style-name="ce33" office:value-type="float" office:value="3.6165" calcext:value-type="float">
            <text:p><text:s/>3.62 <text:s/></text:p>
          </table:table-cell>
          <table:table-cell table:style-name="ce33" office:value-type="float" office:value="32.2432" calcext:value-type="float">
            <text:p><text:s/>32.24 <text:s/></text:p>
          </table:table-cell>
          <table:table-cell table:style-name="ce33" office:value-type="float" office:value="6.6838" calcext:value-type="float">
            <text:p><text:s/>6.68 <text:s/></text:p>
          </table:table-cell>
          <table:table-cell table:style-name="ce33" office:value-type="float" office:value="16.7006" calcext:value-type="float">
            <text:p><text:s/>16.70 <text:s/></text:p>
          </table:table-cell>
          <table:table-cell table:style-name="ce33" office:value-type="float" office:value="3.6135" calcext:value-type="float">
            <text:p><text:s/>3.61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10.3571" calcext:value-type="float">
            <text:p><text:s/>10.36 <text:s/></text:p>
          </table:table-cell>
          <table:table-cell table:style-name="ce33" office:value-type="float" office:value="1.4898" calcext:value-type="float">
            <text:p><text:s/>1.49 <text:s/></text:p>
          </table:table-cell>
          <table:table-cell table:style-name="ce33" office:value-type="float" office:value="0.1485" calcext:value-type="float">
            <text:p><text:s/>0.15 <text:s/></text:p>
          </table:table-cell>
          <table:table-cell table:style-name="ce44" office:value-type="float" office:value="1.0908" calcext:value-type="float">
            <text:p><text:s/>1.09 <text:s/></text:p>
          </table:table-cell>
          <table:table-cell table:style-name="ce51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4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4847" calcext:value-type="float">
            <text:p><text:s/>4.48 <text:s/></text:p>
          </table:table-cell>
          <table:table-cell table:style-name="ce33" office:value-type="float" office:value="71.9511" calcext:value-type="float">
            <text:p><text:s/>71.95 <text:s/></text:p>
          </table:table-cell>
          <table:table-cell table:style-name="ce33" office:value-type="float" office:value="36.1458" calcext:value-type="float">
            <text:p><text:s/>36.15 <text:s/></text:p>
          </table:table-cell>
          <table:table-cell table:style-name="ce33" office:value-type="float" office:value="3.611" calcext:value-type="float">
            <text:p><text:s/>3.61 <text:s/></text:p>
          </table:table-cell>
          <table:table-cell table:style-name="ce33" office:value-type="float" office:value="32.1942" calcext:value-type="float">
            <text:p><text:s/>32.19 <text:s/></text:p>
          </table:table-cell>
          <table:table-cell table:style-name="ce33" office:value-type="float" office:value="6.6736" calcext:value-type="float">
            <text:p><text:s/>6.67 <text:s/></text:p>
          </table:table-cell>
          <table:table-cell table:style-name="ce33" office:value-type="float" office:value="16.8904" calcext:value-type="float">
            <text:p><text:s/>16.89 <text:s/></text:p>
          </table:table-cell>
          <table:table-cell table:style-name="ce33" office:value-type="float" office:value="3.6081" calcext:value-type="float">
            <text:p><text:s/>3.61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10.5566" calcext:value-type="float">
            <text:p><text:s/>10.56 <text:s/></text:p>
          </table:table-cell>
          <table:table-cell table:style-name="ce33" office:value-type="float" office:value="1.4876" calcext:value-type="float">
            <text:p><text:s/>1.49 <text:s/></text:p>
          </table:table-cell>
          <table:table-cell table:style-name="ce33" office:value-type="float" office:value="0.1483" calcext:value-type="float">
            <text:p><text:s/>0.15 <text:s/></text:p>
          </table:table-cell>
          <table:table-cell table:style-name="ce44" office:value-type="float" office:value="1.0891" calcext:value-type="float">
            <text:p><text:s/>1.09 <text:s/></text:p>
          </table:table-cell>
          <table:table-cell table:style-name="ce51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5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4749" calcext:value-type="float">
            <text:p><text:s/>4.47 <text:s/></text:p>
          </table:table-cell>
          <table:table-cell table:style-name="ce33" office:value-type="float" office:value="71.8178" calcext:value-type="float">
            <text:p><text:s/>71.82 <text:s/></text:p>
          </table:table-cell>
          <table:table-cell table:style-name="ce33" office:value-type="float" office:value="36.0905" calcext:value-type="float">
            <text:p><text:s/>36.09 <text:s/></text:p>
          </table:table-cell>
          <table:table-cell table:style-name="ce33" office:value-type="float" office:value="3.6031" calcext:value-type="float">
            <text:p><text:s/>3.60 <text:s/></text:p>
          </table:table-cell>
          <table:table-cell table:style-name="ce33" office:value-type="float" office:value="32.1241" calcext:value-type="float">
            <text:p><text:s/>32.12 <text:s/></text:p>
          </table:table-cell>
          <table:table-cell table:style-name="ce33" office:value-type="float" office:value="6.6591" calcext:value-type="float">
            <text:p><text:s/>6.66 <text:s/></text:p>
          </table:table-cell>
          <table:table-cell table:style-name="ce33" office:value-type="float" office:value="17.0479" calcext:value-type="float">
            <text:p><text:s/>17.05 <text:s/></text:p>
          </table:table-cell>
          <table:table-cell table:style-name="ce33" office:value-type="float" office:value="3.6002" calcext:value-type="float">
            <text:p><text:s/>3.6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10.728" calcext:value-type="float">
            <text:p><text:s/>10.73 <text:s/></text:p>
          </table:table-cell>
          <table:table-cell table:style-name="ce33" office:value-type="float" office:value="1.4843" calcext:value-type="float">
            <text:p><text:s/>1.48 <text:s/></text:p>
          </table:table-cell>
          <table:table-cell table:style-name="ce33" office:value-type="float" office:value="0.148" calcext:value-type="float">
            <text:p><text:s/>0.15 <text:s/></text:p>
          </table:table-cell>
          <table:table-cell table:style-name="ce44" office:value-type="float" office:value="1.0868" calcext:value-type="float">
            <text:p><text:s/>1.09 <text:s/></text:p>
          </table:table-cell>
          <table:table-cell table:style-name="ce51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6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4455" calcext:value-type="float">
            <text:p><text:s/>4.45 <text:s/></text:p>
          </table:table-cell>
          <table:table-cell table:style-name="ce33" office:value-type="float" office:value="71.3447" calcext:value-type="float">
            <text:p><text:s/>71.34 <text:s/></text:p>
          </table:table-cell>
          <table:table-cell table:style-name="ce33" office:value-type="float" office:value="35.8527" calcext:value-type="float">
            <text:p><text:s/>35.85 <text:s/></text:p>
          </table:table-cell>
          <table:table-cell table:style-name="ce33" office:value-type="float" office:value="3.5794" calcext:value-type="float">
            <text:p><text:s/>3.58 <text:s/></text:p>
          </table:table-cell>
          <table:table-cell table:style-name="ce33" office:value-type="float" office:value="31.9125" calcext:value-type="float">
            <text:p><text:s/>31.91 <text:s/></text:p>
          </table:table-cell>
          <table:table-cell table:style-name="ce33" office:value-type="float" office:value="6.6153" calcext:value-type="float">
            <text:p><text:s/>6.62 <text:s/></text:p>
          </table:table-cell>
          <table:table-cell table:style-name="ce33" office:value-type="float" office:value="17.5944" calcext:value-type="float">
            <text:p><text:s/>17.59 <text:s/></text:p>
          </table:table-cell>
          <table:table-cell table:style-name="ce33" office:value-type="float" office:value="3.5764" calcext:value-type="float">
            <text:p><text:s/>3.58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11.3161" calcext:value-type="float">
            <text:p><text:s/>11.32 <text:s/></text:p>
          </table:table-cell>
          <table:table-cell table:style-name="ce33" office:value-type="float" office:value="1.4745" calcext:value-type="float">
            <text:p><text:s/>1.47 <text:s/></text:p>
          </table:table-cell>
          <table:table-cell table:style-name="ce33" office:value-type="float" office:value="0.1471" calcext:value-type="float">
            <text:p><text:s/>0.15 <text:s/></text:p>
          </table:table-cell>
          <table:table-cell table:style-name="ce44" office:value-type="float" office:value="1.0796" calcext:value-type="float">
            <text:p><text:s/>1.08 <text:s/></text:p>
          </table:table-cell>
          <table:table-cell table:style-name="ce51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7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3908" calcext:value-type="float">
            <text:p><text:s/>4.39 <text:s/></text:p>
          </table:table-cell>
          <table:table-cell table:style-name="ce33" office:value-type="float" office:value="71.3678" calcext:value-type="float">
            <text:p><text:s/>71.37 <text:s/></text:p>
          </table:table-cell>
          <table:table-cell table:style-name="ce33" office:value-type="float" office:value="35.4119" calcext:value-type="float">
            <text:p><text:s/>35.41 <text:s/></text:p>
          </table:table-cell>
          <table:table-cell table:style-name="ce33" office:value-type="float" office:value="3.5295" calcext:value-type="float">
            <text:p><text:s/>3.53 <text:s/></text:p>
          </table:table-cell>
          <table:table-cell table:style-name="ce33" office:value-type="float" office:value="32.4262" calcext:value-type="float">
            <text:p><text:s/>32.43 <text:s/></text:p>
          </table:table-cell>
          <table:table-cell table:style-name="ce33" office:value-type="float" office:value="6.5339" calcext:value-type="float">
            <text:p><text:s/>6.53 <text:s/></text:p>
          </table:table-cell>
          <table:table-cell table:style-name="ce33" office:value-type="float" office:value="17.7073" calcext:value-type="float">
            <text:p><text:s/>17.71 <text:s/></text:p>
          </table:table-cell>
          <table:table-cell table:style-name="ce33" office:value-type="float" office:value="3.5324" calcext:value-type="float">
            <text:p><text:s/>3.53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11.4142" calcext:value-type="float">
            <text:p><text:s/>11.41 <text:s/></text:p>
          </table:table-cell>
          <table:table-cell table:style-name="ce33" office:value-type="float" office:value="1.5474" calcext:value-type="float">
            <text:p><text:s/>1.55 <text:s/></text:p>
          </table:table-cell>
          <table:table-cell table:style-name="ce33" office:value-type="float" office:value="0.1462" calcext:value-type="float">
            <text:p><text:s/>0.15 <text:s/></text:p>
          </table:table-cell>
          <table:table-cell table:style-name="ce44" office:value-type="float" office:value="1.0663" calcext:value-type="float">
            <text:p><text:s/>1.07 <text:s/></text:p>
          </table:table-cell>
          <table:table-cell table:style-name="ce51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8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3797" calcext:value-type="float">
            <text:p><text:s/>4.38 <text:s/></text:p>
          </table:table-cell>
          <table:table-cell table:style-name="ce33" office:value-type="float" office:value="71.1868" calcext:value-type="float">
            <text:p><text:s/>71.19 <text:s/></text:p>
          </table:table-cell>
          <table:table-cell table:style-name="ce33" office:value-type="float" office:value="35.3221" calcext:value-type="float">
            <text:p><text:s/>35.32 <text:s/></text:p>
          </table:table-cell>
          <table:table-cell table:style-name="ce33" office:value-type="float" office:value="3.5206" calcext:value-type="float">
            <text:p><text:s/>3.52 <text:s/></text:p>
          </table:table-cell>
          <table:table-cell table:style-name="ce33" office:value-type="float" office:value="32.344" calcext:value-type="float">
            <text:p><text:s/>32.34 <text:s/></text:p>
          </table:table-cell>
          <table:table-cell table:style-name="ce33" office:value-type="float" office:value="6.5174" calcext:value-type="float">
            <text:p><text:s/>6.52 <text:s/></text:p>
          </table:table-cell>
          <table:table-cell table:style-name="ce33" office:value-type="float" office:value="17.9159" calcext:value-type="float">
            <text:p><text:s/>17.92 <text:s/></text:p>
          </table:table-cell>
          <table:table-cell table:style-name="ce33" office:value-type="float" office:value="3.5247" calcext:value-type="float">
            <text:p><text:s/>3.52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33" office:value-type="float" office:value="11.6202" calcext:value-type="float">
            <text:p><text:s/>11.62 <text:s/></text:p>
          </table:table-cell>
          <table:table-cell table:style-name="ce33" office:value-type="float" office:value="1.5609" calcext:value-type="float">
            <text:p><text:s/>1.56 <text:s/></text:p>
          </table:table-cell>
          <table:table-cell table:style-name="ce33" office:value-type="float" office:value="0.1458" calcext:value-type="float">
            <text:p><text:s/>0.15 <text:s/></text:p>
          </table:table-cell>
          <table:table-cell table:style-name="ce44" office:value-type="float" office:value="1.0636" calcext:value-type="float">
            <text:p><text:s/>1.06 <text:s/></text:p>
          </table:table-cell>
          <table:table-cell table:style-name="ce51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<text:s/>9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3711" calcext:value-type="float">
            <text:p><text:s/>4.37 <text:s/></text:p>
          </table:table-cell>
          <table:table-cell table:style-name="ce33" office:value-type="float" office:value="71.0476" calcext:value-type="float">
            <text:p><text:s/>71.05 <text:s/></text:p>
          </table:table-cell>
          <table:table-cell table:style-name="ce33" office:value-type="float" office:value="35.253" calcext:value-type="float">
            <text:p><text:s/>35.25 <text:s/></text:p>
          </table:table-cell>
          <table:table-cell table:style-name="ce33" office:value-type="float" office:value="3.5137" calcext:value-type="float">
            <text:p><text:s/>3.51 <text:s/></text:p>
          </table:table-cell>
          <table:table-cell table:style-name="ce33" office:value-type="float" office:value="32.2808" calcext:value-type="float">
            <text:p><text:s/>32.28 <text:s/></text:p>
          </table:table-cell>
          <table:table-cell table:style-name="ce33" office:value-type="float" office:value="6.5046" calcext:value-type="float">
            <text:p><text:s/>6.50 <text:s/></text:p>
          </table:table-cell>
          <table:table-cell table:style-name="ce33" office:value-type="float" office:value="18.0765" calcext:value-type="float">
            <text:p><text:s/>18.08 <text:s/></text:p>
          </table:table-cell>
          <table:table-cell table:style-name="ce33" office:value-type="float" office:value="3.5178" calcext:value-type="float">
            <text:p><text:s/>3.52 <text:s/></text:p>
          </table:table-cell>
          <table:table-cell table:style-name="ce33" office:value-type="float" office:value="0.0075" calcext:value-type="float">
            <text:p><text:s/>0.01 <text:s/></text:p>
          </table:table-cell>
          <table:table-cell table:style-name="ce33" office:value-type="float" office:value="11.7618" calcext:value-type="float">
            <text:p><text:s/>11.76 <text:s/></text:p>
          </table:table-cell>
          <table:table-cell table:style-name="ce33" office:value-type="float" office:value="1.5821" calcext:value-type="float">
            <text:p><text:s/>1.58 <text:s/></text:p>
          </table:table-cell>
          <table:table-cell table:style-name="ce33" office:value-type="float" office:value="0.1456" calcext:value-type="float">
            <text:p><text:s/>0.15 <text:s/></text:p>
          </table:table-cell>
          <table:table-cell table:style-name="ce44" office:value-type="float" office:value="1.0615" calcext:value-type="float">
            <text:p><text:s/>1.06 <text:s/></text:p>
          </table:table-cell>
          <table:table-cell table:style-name="ce51" table:number-columns-repeated="1007"/>
        </table:table-row>
        <table:table-row table:style-name="ro3">
          <table:table-cell table:style-name="ce6"/>
          <table:table-cell table:style-name="ce13" office:value-type="string" calcext:value-type="string">
            <text:p>10月</text:p>
          </table:table-cell>
          <table:table-cell table:style-name="ce16"/>
          <table:table-cell table:style-name="ce24" office:value-type="float" office:value="100" calcext:value-type="float">
            <text:p><text:s/>100.00 <text:s/></text:p>
          </table:table-cell>
          <table:table-cell table:style-name="ce33" office:value-type="float" office:value="4.3551" calcext:value-type="float">
            <text:p><text:s/>4.36 <text:s/></text:p>
          </table:table-cell>
          <table:table-cell table:style-name="ce33" office:value-type="float" office:value="70.7868" calcext:value-type="float">
            <text:p><text:s/>70.79 <text:s/></text:p>
          </table:table-cell>
          <table:table-cell table:style-name="ce33" office:value-type="float" office:value="35.1236" calcext:value-type="float">
            <text:p><text:s/>35.12 <text:s/></text:p>
          </table:table-cell>
          <table:table-cell table:style-name="ce33" office:value-type="float" office:value="3.5008" calcext:value-type="float">
            <text:p><text:s/>3.50 <text:s/></text:p>
          </table:table-cell>
          <table:table-cell table:style-name="ce33" office:value-type="float" office:value="32.1623" calcext:value-type="float">
            <text:p><text:s/>32.16 <text:s/></text:p>
          </table:table-cell>
          <table:table-cell table:style-name="ce33" office:value-type="float" office:value="6.4807" calcext:value-type="float">
            <text:p><text:s/>6.48 <text:s/></text:p>
          </table:table-cell>
          <table:table-cell table:style-name="ce33" office:value-type="float" office:value="18.3772" calcext:value-type="float">
            <text:p><text:s/>18.38 <text:s/></text:p>
          </table:table-cell>
          <table:table-cell table:style-name="ce33" office:value-type="float" office:value="3.5049" calcext:value-type="float">
            <text:p><text:s/>3.50 <text:s/></text:p>
          </table:table-cell>
          <table:table-cell table:style-name="ce33" office:value-type="float" office:value="0.0075" calcext:value-type="float">
            <text:p><text:s/>0.01 <text:s/></text:p>
          </table:table-cell>
          <table:table-cell table:style-name="ce33" office:value-type="float" office:value="11.9068" calcext:value-type="float">
            <text:p><text:s/>11.91 <text:s/></text:p>
          </table:table-cell>
          <table:table-cell table:style-name="ce33" office:value-type="float" office:value="1.7552" calcext:value-type="float">
            <text:p><text:s/>1.76 <text:s/></text:p>
          </table:table-cell>
          <table:table-cell table:style-name="ce33" office:value-type="float" office:value="0.145" calcext:value-type="float">
            <text:p><text:s/>0.15 <text:s/></text:p>
          </table:table-cell>
          <table:table-cell table:style-name="ce44" office:value-type="float" office:value="1.0576" calcext:value-type="float">
            <text:p><text:s/>1.06 <text:s/></text:p>
          </table:table-cell>
          <table:table-cell table:number-columns-repeated="1007"/>
        </table:table-row>
        <table:table-row table:style-name="ro3">
          <table:table-cell table:style-name="ce7"/>
          <table:table-cell table:style-name="ce14" office:value-type="string" calcext:value-type="string">
            <text:p>11月</text:p>
          </table:table-cell>
          <table:table-cell table:style-name="ce17"/>
          <table:table-cell table:style-name="ce25" office:value-type="float" office:value="100" calcext:value-type="float">
            <text:p><text:s/>100.00 <text:s/></text:p>
          </table:table-cell>
          <table:table-cell table:style-name="ce34" office:value-type="float" office:value="4.3449" calcext:value-type="float">
            <text:p><text:s/>4.34 <text:s/></text:p>
          </table:table-cell>
          <table:table-cell table:style-name="ce34" office:value-type="float" office:value="70.6211" calcext:value-type="float">
            <text:p><text:s/>70.62 <text:s/></text:p>
          </table:table-cell>
          <table:table-cell table:style-name="ce34" office:value-type="float" office:value="35.0414" calcext:value-type="float">
            <text:p><text:s/>35.04 <text:s/></text:p>
          </table:table-cell>
          <table:table-cell table:style-name="ce34" office:value-type="float" office:value="3.4926" calcext:value-type="float">
            <text:p><text:s/>3.49 <text:s/></text:p>
          </table:table-cell>
          <table:table-cell table:style-name="ce34" office:value-type="float" office:value="32.087" calcext:value-type="float">
            <text:p><text:s/>32.09 <text:s/></text:p>
          </table:table-cell>
          <table:table-cell table:style-name="ce34" office:value-type="float" office:value="6.4656" calcext:value-type="float">
            <text:p><text:s/>6.47 <text:s/></text:p>
          </table:table-cell>
          <table:table-cell table:style-name="ce34" office:value-type="float" office:value="18.5683" calcext:value-type="float">
            <text:p><text:s/>18.57 <text:s/></text:p>
          </table:table-cell>
          <table:table-cell table:style-name="ce34" office:value-type="float" office:value="3.4967" calcext:value-type="float">
            <text:p><text:s/>3.50 <text:s/></text:p>
          </table:table-cell>
          <table:table-cell table:style-name="ce34" office:value-type="float" office:value="0.0075" calcext:value-type="float">
            <text:p><text:s/>0.01 <text:s/></text:p>
          </table:table-cell>
          <table:table-cell table:style-name="ce34" office:value-type="float" office:value="12.1386" calcext:value-type="float">
            <text:p><text:s/>12.14 <text:s/></text:p>
          </table:table-cell>
          <table:table-cell table:style-name="ce34" office:value-type="float" office:value="1.7255" calcext:value-type="float">
            <text:p><text:s/>1.73 <text:s/></text:p>
          </table:table-cell>
          <table:table-cell table:style-name="ce34" office:value-type="float" office:value="0.1447" calcext:value-type="float">
            <text:p><text:s/>0.14 <text:s/></text:p>
          </table:table-cell>
          <table:table-cell table:style-name="ce45" office:value-type="float" office:value="1.0552" calcext:value-type="float">
            <text:p><text:s/>1.06 <text:s/></text:p>
          </table:table-cell>
          <table:table-cell table:number-columns-repeated="1007"/>
        </table:table-row>
        <table:table-row table:style-name="ro4" table:number-rows-repeated="11">
          <table:table-cell table:style-name="ce8" table:number-columns-repeated="2"/>
          <table:table-cell table:style-name="ce18"/>
          <table:table-cell table:style-name="ce26" table:number-columns-repeated="14"/>
          <table:table-cell table:number-columns-repeated="1007"/>
        </table:table-row>
        <table:table-row table:style-name="ro4" table:number-rows-repeated="10">
          <table:table-cell table:style-name="ce9" table:number-columns-repeated="2"/>
          <table:table-cell table:style-name="ce19"/>
          <table:table-cell table:style-name="ce27" table:number-columns-repeated="14"/>
          <table:table-cell table:number-columns-repeated="1007"/>
        </table:table-row>
        <table:table-row table:style-name="ro4" table:number-rows-repeated="290">
          <table:table-cell table:style-name="ce9" table:number-columns-repeated="2"/>
          <table:table-cell table:style-name="ce19"/>
          <table:table-cell table:style-name="ce28" table:number-columns-repeated="14"/>
          <table:table-cell table:number-columns-repeated="1007"/>
        </table:table-row>
        <table:table-row table:style-name="ro4" table:number-rows-repeated="104821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RowStartCell" table:base-cell-address="$Page1.$A$1" table:cell-range-address="$Page1.$A$6"/>
        </table:named-expressions>
      </table:table>
      <table:table table:name="Page2" table:style-name="ta2">
        <table:table-column table:style-name="co1" table:default-cell-style-name="ce59"/>
        <table:table-column table:style-name="co2" table:default-cell-style-name="ce59"/>
        <table:table-column table:style-name="co3" table:default-cell-style-name="ce20"/>
        <table:table-column table:style-name="co8" table:number-columns-repeated="12" table:default-cell-style-name="ce69"/>
        <table:table-column table:style-name="co9" table:default-cell-style-name="ce51"/>
        <table:table-column table:style-name="co7" table:number-columns-repeated="241" table:default-cell-style-name="ce51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10-8 發電裝置容量結構（二）</text:p>
          </table:table-cell>
          <table:covered-table-cell table:number-columns-repeated="14" table:style-name="ce11"/>
          <table:table-cell table:style-name="ce46" table:number-columns-repeated="1009"/>
        </table:table-row>
        <table:table-row table:style-name="ro2">
          <table:table-cell table:style-name="ce2" table:number-columns-repeated="14"/>
          <table:table-cell table:style-name="ce39" office:value-type="string" calcext:value-type="string">
            <text:p>單位：%</text:p>
          </table:table-cell>
          <table:table-cell table:style-name="ce47" table:number-columns-repeated="1009"/>
        </table:table-row>
        <table:table-row table:style-name="ro2">
          <table:table-cell table:style-name="ce53" office:value-type="string" calcext:value-type="string" table:number-columns-spanned="3" table:number-rows-spanned="3">
            <text:p>年月</text:p>
          </table:table-cell>
          <table:covered-table-cell table:number-columns-repeated="2" table:style-name="ce60"/>
          <table:table-cell table:style-name="ce65" office:value-type="string" calcext:value-type="string" table:number-columns-spanned="10" table:number-rows-spanned="1">
            <text:p>台電</text:p>
          </table:table-cell>
          <table:covered-table-cell table:number-columns-repeated="5" table:style-name="ce70"/>
          <table:covered-table-cell table:number-columns-repeated="4" table:style-name="ce60"/>
          <table:table-cell table:style-name="ce60"/>
          <table:table-cell table:style-name="ce72"/>
          <table:table-cell table:style-name="ce73" table:number-columns-repeated="1009"/>
        </table:table-row>
        <table:table-row table:style-name="ro2">
          <table:covered-table-cell table:style-name="ce54"/>
          <table:covered-table-cell table:number-columns-repeated="2" table:style-name="ce61"/>
          <table:table-cell table:style-name="ce66" office:value-type="string" calcext:value-type="string" table:number-columns-spanned="1" table:number-rows-spanned="2">
            <text:p>合計</text:p>
          </table:table-cell>
          <table:table-cell table:style-name="ce60" office:value-type="string" calcext:value-type="string" table:number-columns-spanned="1" table:number-rows-spanned="2">
            <text:p>抽蓄水力</text:p>
          </table:table-cell>
          <table:table-cell table:style-name="ce66" office:value-type="string" calcext:value-type="string" table:number-columns-spanned="4" table:number-rows-spanned="1">
            <text:p>火力</text:p>
          </table:table-cell>
          <table:covered-table-cell table:number-columns-repeated="3" table:style-name="ce66"/>
          <table:table-cell table:style-name="ce53" office:value-type="string" calcext:value-type="string" table:number-columns-spanned="1" table:number-rows-spanned="2">
            <text:p>核能</text:p>
          </table:table-cell>
          <table:table-cell table:style-name="ce71" office:value-type="string" calcext:value-type="string" table:number-columns-spanned="5" table:number-rows-spanned="1">
            <text:p>再生能源</text:p>
          </table:table-cell>
          <table:covered-table-cell table:number-columns-repeated="4" table:style-name="ce71"/>
          <table:table-cell table:style-name="ce73" table:number-columns-repeated="1009"/>
        </table:table-row>
        <table:table-row table:style-name="ro2">
          <table:covered-table-cell table:style-name="ce54"/>
          <table:covered-table-cell table:number-columns-repeated="2" table:style-name="ce61"/>
          <table:covered-table-cell table:style-name="ce67"/>
          <table:covered-table-cell table:style-name="ce61"/>
          <table:table-cell table:style-name="ce53" office:value-type="string" calcext:value-type="string">
            <text:p>小計</text:p>
          </table:table-cell>
          <table:table-cell table:style-name="ce53" office:value-type="string" calcext:value-type="string">
            <text:p>燃煤</text:p>
          </table:table-cell>
          <table:table-cell table:style-name="ce53" office:value-type="string" calcext:value-type="string">
            <text:p>燃油</text:p>
          </table:table-cell>
          <table:table-cell table:style-name="ce60" office:value-type="string" calcext:value-type="string">
            <text:p>燃氣</text:p>
          </table:table-cell>
          <table:covered-table-cell table:style-name="ce54"/>
          <table:table-cell table:style-name="ce53" office:value-type="string" calcext:value-type="string">
            <text:p>小計</text:p>
          </table:table-cell>
          <table:table-cell table:style-name="ce53" office:value-type="string" calcext:value-type="string">
            <text:p>慣常水力</text:p>
          </table:table-cell>
          <table:table-cell table:style-name="ce53" office:value-type="string" calcext:value-type="string">
            <text:p>地熱</text:p>
          </table:table-cell>
          <table:table-cell table:style-name="ce53" office:value-type="string" calcext:value-type="string">
            <text:p>太陽光電</text:p>
          </table:table-cell>
          <table:table-cell table:style-name="ce66" office:value-type="string" calcext:value-type="string">
            <text:p>風力</text:p>
          </table:table-cell>
          <table:table-cell table:style-name="ce73" table:number-columns-repeated="1009"/>
        </table:table-row>
        <table:table-row table:style-name="ro3">
          <table:table-cell table:style-name="ce55" office:value-type="string" calcext:value-type="string">
            <text:p>民國 91年</text:p>
          </table:table-cell>
          <table:table-cell table:style-name="ce62"/>
          <table:table-cell table:style-name="ce15"/>
          <table:table-cell table:style-name="ce23" office:value-type="float" office:value="71.7168" calcext:value-type="float">
            <text:p><text:s/>71.72 <text:s/></text:p>
          </table:table-cell>
          <table:table-cell table:style-name="ce32" office:value-type="float" office:value="6.8329" calcext:value-type="float">
            <text:p><text:s/>6.83 <text:s/></text:p>
          </table:table-cell>
          <table:table-cell table:style-name="ce32" office:value-type="float" office:value="46.3795" calcext:value-type="float">
            <text:p><text:s/>46.38 <text:s/></text:p>
          </table:table-cell>
          <table:table-cell table:style-name="ce32" office:value-type="float" office:value="21.271" calcext:value-type="float">
            <text:p><text:s/>21.27 <text:s/></text:p>
          </table:table-cell>
          <table:table-cell table:style-name="ce32" office:value-type="float" office:value="9.3989" calcext:value-type="float">
            <text:p><text:s/>9.40 <text:s/></text:p>
          </table:table-cell>
          <table:table-cell table:style-name="ce32" office:value-type="float" office:value="15.7095" calcext:value-type="float">
            <text:p><text:s/>15.71 <text:s/></text:p>
          </table:table-cell>
          <table:table-cell table:style-name="ce32" office:value-type="float" office:value="13.5084" calcext:value-type="float">
            <text:p><text:s/>13.51 <text:s/></text:p>
          </table:table-cell>
          <table:table-cell table:style-name="ce32" office:value-type="float" office:value="4.9958" calcext:value-type="float">
            <text:p><text:s/>5.00 <text:s/></text:p>
          </table:table-cell>
          <table:table-cell table:style-name="ce32" office:value-type="float" office:value="4.9895" calcext:value-type="float">
            <text:p><text:s/>4.99 <text:s/>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43" office:value-type="float" office:value="0.0063" calcext:value-type="float">
            <text:p><text:s/>0.01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 office:value-type="string" calcext:value-type="string">
            <text:p>民國 92年</text:p>
          </table:table-cell>
          <table:table-cell table:style-name="ce63"/>
          <table:table-cell table:style-name="ce16"/>
          <table:table-cell table:style-name="ce24" office:value-type="float" office:value="68.687" calcext:value-type="float">
            <text:p><text:s/>68.69 <text:s/></text:p>
          </table:table-cell>
          <table:table-cell table:style-name="ce33" office:value-type="float" office:value="6.491" calcext:value-type="float">
            <text:p><text:s/>6.49 <text:s/></text:p>
          </table:table-cell>
          <table:table-cell table:style-name="ce33" office:value-type="float" office:value="44.6177" calcext:value-type="float">
            <text:p><text:s/>44.62 <text:s/></text:p>
          </table:table-cell>
          <table:table-cell table:style-name="ce33" office:value-type="float" office:value="20.2065" calcext:value-type="float">
            <text:p><text:s/>20.21 <text:s/></text:p>
          </table:table-cell>
          <table:table-cell table:style-name="ce33" office:value-type="float" office:value="8.8881" calcext:value-type="float">
            <text:p><text:s/>8.89 <text:s/></text:p>
          </table:table-cell>
          <table:table-cell table:style-name="ce33" office:value-type="float" office:value="15.5231" calcext:value-type="float">
            <text:p><text:s/>15.52 <text:s/></text:p>
          </table:table-cell>
          <table:table-cell table:style-name="ce33" office:value-type="float" office:value="12.8323" calcext:value-type="float">
            <text:p><text:s/>12.83 <text:s/></text:p>
          </table:table-cell>
          <table:table-cell table:style-name="ce33" office:value-type="float" office:value="4.7457" calcext:value-type="float">
            <text:p><text:s/>4.75 <text:s/></text:p>
          </table:table-cell>
          <table:table-cell table:style-name="ce33" office:value-type="float" office:value="4.7398" calcext:value-type="float">
            <text:p><text:s/>4.74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float" office:value="0.0059" calcext:value-type="float">
            <text:p><text:s/>0.01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 office:value-type="string" calcext:value-type="string">
            <text:p>民國 93年</text:p>
          </table:table-cell>
          <table:table-cell table:style-name="ce63"/>
          <table:table-cell table:style-name="ce16"/>
          <table:table-cell table:style-name="ce24" office:value-type="float" office:value="65.7925" calcext:value-type="float">
            <text:p><text:s/>65.79 <text:s/></text:p>
          </table:table-cell>
          <table:table-cell table:style-name="ce33" office:value-type="float" office:value="6.2046" calcext:value-type="float">
            <text:p><text:s/>6.20 <text:s/></text:p>
          </table:table-cell>
          <table:table-cell table:style-name="ce33" office:value-type="float" office:value="42.7877" calcext:value-type="float">
            <text:p><text:s/>42.79 <text:s/></text:p>
          </table:table-cell>
          <table:table-cell table:style-name="ce33" office:value-type="float" office:value="19.3149" calcext:value-type="float">
            <text:p><text:s/>19.31 <text:s/></text:p>
          </table:table-cell>
          <table:table-cell table:style-name="ce33" office:value-type="float" office:value="8.5154" calcext:value-type="float">
            <text:p><text:s/>8.52 <text:s/></text:p>
          </table:table-cell>
          <table:table-cell table:style-name="ce33" office:value-type="float" office:value="14.9573" calcext:value-type="float">
            <text:p><text:s/>14.96 <text:s/></text:p>
          </table:table-cell>
          <table:table-cell table:style-name="ce33" office:value-type="float" office:value="12.2661" calcext:value-type="float">
            <text:p><text:s/>12.27 <text:s/></text:p>
          </table:table-cell>
          <table:table-cell table:style-name="ce33" office:value-type="float" office:value="4.5339" calcext:value-type="float">
            <text:p><text:s/>4.53 <text:s/></text:p>
          </table:table-cell>
          <table:table-cell table:style-name="ce33" office:value-type="float" office:value="4.5282" calcext:value-type="float">
            <text:p><text:s/>4.53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float" office:value="0.0057" calcext:value-type="float">
            <text:p><text:s/>0.01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 office:value-type="string" calcext:value-type="string">
            <text:p>民國 94年</text:p>
          </table:table-cell>
          <table:table-cell table:style-name="ce63"/>
          <table:table-cell table:style-name="ce16"/>
          <table:table-cell table:style-name="ce24" office:value-type="float" office:value="66.9811" calcext:value-type="float">
            <text:p><text:s/>66.98 <text:s/></text:p>
          </table:table-cell>
          <table:table-cell table:style-name="ce33" office:value-type="float" office:value="6.0318" calcext:value-type="float">
            <text:p><text:s/>6.03 <text:s/></text:p>
          </table:table-cell>
          <table:table-cell table:style-name="ce33" office:value-type="float" office:value="44.581" calcext:value-type="float">
            <text:p><text:s/>44.58 <text:s/></text:p>
          </table:table-cell>
          <table:table-cell table:style-name="ce33" office:value-type="float" office:value="20.0522" calcext:value-type="float">
            <text:p><text:s/>20.05 <text:s/></text:p>
          </table:table-cell>
          <table:table-cell table:style-name="ce33" office:value-type="float" office:value="8.3655" calcext:value-type="float">
            <text:p><text:s/>8.37 <text:s/></text:p>
          </table:table-cell>
          <table:table-cell table:style-name="ce33" office:value-type="float" office:value="16.1632" calcext:value-type="float">
            <text:p><text:s/>16.16 <text:s/></text:p>
          </table:table-cell>
          <table:table-cell table:style-name="ce33" office:value-type="float" office:value="11.9246" calcext:value-type="float">
            <text:p><text:s/>11.92 <text:s/></text:p>
          </table:table-cell>
          <table:table-cell table:style-name="ce33" office:value-type="float" office:value="4.4434" calcext:value-type="float">
            <text:p><text:s/>4.44 <text:s/></text:p>
          </table:table-cell>
          <table:table-cell table:style-name="ce33" office:value-type="float" office:value="4.4022" calcext:value-type="float">
            <text:p><text:s/>4.40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float" office:value="0.0412" calcext:value-type="float">
            <text:p><text:s/>0.04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 office:value-type="string" calcext:value-type="string">
            <text:p>民國 95年</text:p>
          </table:table-cell>
          <table:table-cell table:style-name="ce63"/>
          <table:table-cell table:style-name="ce16"/>
          <table:table-cell table:style-name="ce24" office:value-type="float" office:value="66.8444" calcext:value-type="float">
            <text:p><text:s/>66.84 <text:s/></text:p>
          </table:table-cell>
          <table:table-cell table:style-name="ce33" office:value-type="float" office:value="5.7795" calcext:value-type="float">
            <text:p><text:s/>5.78 <text:s/></text:p>
          </table:table-cell>
          <table:table-cell table:style-name="ce33" office:value-type="float" office:value="45.3147" calcext:value-type="float">
            <text:p><text:s/>45.31 <text:s/></text:p>
          </table:table-cell>
          <table:table-cell table:style-name="ce33" office:value-type="float" office:value="20.4351" calcext:value-type="float">
            <text:p><text:s/>20.44 <text:s/></text:p>
          </table:table-cell>
          <table:table-cell table:style-name="ce33" office:value-type="float" office:value="8.0179" calcext:value-type="float">
            <text:p><text:s/>8.02 <text:s/></text:p>
          </table:table-cell>
          <table:table-cell table:style-name="ce33" office:value-type="float" office:value="16.8616" calcext:value-type="float">
            <text:p><text:s/>16.86 <text:s/></text:p>
          </table:table-cell>
          <table:table-cell table:style-name="ce33" office:value-type="float" office:value="11.4259" calcext:value-type="float">
            <text:p><text:s/>11.43 <text:s/></text:p>
          </table:table-cell>
          <table:table-cell table:style-name="ce33" office:value-type="float" office:value="4.3242" calcext:value-type="float">
            <text:p><text:s/>4.32 <text:s/></text:p>
          </table:table-cell>
          <table:table-cell table:style-name="ce33" office:value-type="float" office:value="4.218" calcext:value-type="float">
            <text:p><text:s/>4.22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float" office:value="0.1061" calcext:value-type="float">
            <text:p><text:s/>0.11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 office:value-type="string" calcext:value-type="string">
            <text:p>民國 96年</text:p>
          </table:table-cell>
          <table:table-cell table:style-name="ce63"/>
          <table:table-cell table:style-name="ce16"/>
          <table:table-cell table:style-name="ce24" office:value-type="float" office:value="67.1613" calcext:value-type="float">
            <text:p><text:s/>67.16 <text:s/></text:p>
          </table:table-cell>
          <table:table-cell table:style-name="ce33" office:value-type="float" office:value="5.6752" calcext:value-type="float">
            <text:p><text:s/>5.68 <text:s/></text:p>
          </table:table-cell>
          <table:table-cell table:style-name="ce33" office:value-type="float" office:value="45.8372" calcext:value-type="float">
            <text:p><text:s/>45.84 <text:s/></text:p>
          </table:table-cell>
          <table:table-cell table:style-name="ce33" office:value-type="float" office:value="19.1936" calcext:value-type="float">
            <text:p><text:s/>19.19 <text:s/></text:p>
          </table:table-cell>
          <table:table-cell table:style-name="ce33" office:value-type="float" office:value="7.873" calcext:value-type="float">
            <text:p><text:s/>7.87 <text:s/></text:p>
          </table:table-cell>
          <table:table-cell table:style-name="ce33" office:value-type="float" office:value="18.7704" calcext:value-type="float">
            <text:p><text:s/>18.77 <text:s/></text:p>
          </table:table-cell>
          <table:table-cell table:style-name="ce33" office:value-type="float" office:value="11.2195" calcext:value-type="float">
            <text:p><text:s/>11.22 <text:s/></text:p>
          </table:table-cell>
          <table:table-cell table:style-name="ce33" office:value-type="float" office:value="4.4293" calcext:value-type="float">
            <text:p><text:s/>4.43 <text:s/></text:p>
          </table:table-cell>
          <table:table-cell table:style-name="ce33" office:value-type="float" office:value="4.1418" calcext:value-type="float">
            <text:p><text:s/>4.14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float" office:value="0.2874" calcext:value-type="float">
            <text:p><text:s/>0.29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 office:value-type="string" calcext:value-type="string">
            <text:p>民國 97年</text:p>
          </table:table-cell>
          <table:table-cell table:style-name="ce63"/>
          <table:table-cell table:style-name="ce16"/>
          <table:table-cell table:style-name="ce24" office:value-type="float" office:value="67.4878" calcext:value-type="float">
            <text:p><text:s/>67.49 <text:s/></text:p>
          </table:table-cell>
          <table:table-cell table:style-name="ce33" office:value-type="float" office:value="5.6168" calcext:value-type="float">
            <text:p><text:s/>5.62 <text:s/></text:p>
          </table:table-cell>
          <table:table-cell table:style-name="ce33" office:value-type="float" office:value="46.3828" calcext:value-type="float">
            <text:p><text:s/>46.38 <text:s/></text:p>
          </table:table-cell>
          <table:table-cell table:style-name="ce33" office:value-type="float" office:value="18.9963" calcext:value-type="float">
            <text:p><text:s/>19.00 <text:s/></text:p>
          </table:table-cell>
          <table:table-cell table:style-name="ce33" office:value-type="float" office:value="7.7921" calcext:value-type="float">
            <text:p><text:s/>7.79 <text:s/></text:p>
          </table:table-cell>
          <table:table-cell table:style-name="ce33" office:value-type="float" office:value="19.5943" calcext:value-type="float">
            <text:p><text:s/>19.59 <text:s/></text:p>
          </table:table-cell>
          <table:table-cell table:style-name="ce33" office:value-type="float" office:value="11.1042" calcext:value-type="float">
            <text:p><text:s/>11.10 <text:s/></text:p>
          </table:table-cell>
          <table:table-cell table:style-name="ce33" office:value-type="float" office:value="4.3838" calcext:value-type="float">
            <text:p><text:s/>4.38 <text:s/></text:p>
          </table:table-cell>
          <table:table-cell table:style-name="ce33" office:value-type="float" office:value="4.0993" calcext:value-type="float">
            <text:p><text:s/>4.10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float" office:value="0.2845" calcext:value-type="float">
            <text:p><text:s/>0.28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 office:value-type="string" calcext:value-type="string">
            <text:p>民國 98年</text:p>
          </table:table-cell>
          <table:table-cell table:style-name="ce63"/>
          <table:table-cell table:style-name="ce16"/>
          <table:table-cell table:style-name="ce24" office:value-type="float" office:value="67.4255" calcext:value-type="float">
            <text:p><text:s/>67.43 <text:s/></text:p>
          </table:table-cell>
          <table:table-cell table:style-name="ce33" office:value-type="float" office:value="5.4297" calcext:value-type="float">
            <text:p><text:s/>5.43 <text:s/></text:p>
          </table:table-cell>
          <table:table-cell table:style-name="ce33" office:value-type="float" office:value="46.9255" calcext:value-type="float">
            <text:p><text:s/>46.93 <text:s/></text:p>
          </table:table-cell>
          <table:table-cell table:style-name="ce33" office:value-type="float" office:value="18.3635" calcext:value-type="float">
            <text:p><text:s/>18.36 <text:s/></text:p>
          </table:table-cell>
          <table:table-cell table:style-name="ce33" office:value-type="float" office:value="7.5336" calcext:value-type="float">
            <text:p><text:s/>7.53 <text:s/></text:p>
          </table:table-cell>
          <table:table-cell table:style-name="ce33" office:value-type="float" office:value="21.0283" calcext:value-type="float">
            <text:p><text:s/>21.03 <text:s/></text:p>
          </table:table-cell>
          <table:table-cell table:style-name="ce33" office:value-type="float" office:value="10.7343" calcext:value-type="float">
            <text:p><text:s/>10.73 <text:s/></text:p>
          </table:table-cell>
          <table:table-cell table:style-name="ce33" office:value-type="float" office:value="4.3358" calcext:value-type="float">
            <text:p><text:s/>4.34 <text:s/></text:p>
          </table:table-cell>
          <table:table-cell table:style-name="ce33" office:value-type="float" office:value="3.9606" calcext:value-type="float">
            <text:p><text:s/>3.96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44" office:value-type="float" office:value="0.3752" calcext:value-type="float">
            <text:p><text:s/>0.38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 office:value-type="string" calcext:value-type="string">
            <text:p>民國 99年</text:p>
          </table:table-cell>
          <table:table-cell table:style-name="ce63"/>
          <table:table-cell table:style-name="ce16"/>
          <table:table-cell table:style-name="ce24" office:value-type="float" office:value="67.4484" calcext:value-type="float">
            <text:p><text:s/>67.45 <text:s/></text:p>
          </table:table-cell>
          <table:table-cell table:style-name="ce33" office:value-type="float" office:value="5.3272" calcext:value-type="float">
            <text:p><text:s/>5.33 <text:s/></text:p>
          </table:table-cell>
          <table:table-cell table:style-name="ce33" office:value-type="float" office:value="47.1096" calcext:value-type="float">
            <text:p><text:s/>47.11 <text:s/></text:p>
          </table:table-cell>
          <table:table-cell table:style-name="ce33" office:value-type="float" office:value="18.0167" calcext:value-type="float">
            <text:p><text:s/>18.02 <text:s/></text:p>
          </table:table-cell>
          <table:table-cell table:style-name="ce33" office:value-type="float" office:value="7.4228" calcext:value-type="float">
            <text:p><text:s/>7.42 <text:s/></text:p>
          </table:table-cell>
          <table:table-cell table:style-name="ce33" office:value-type="float" office:value="21.67" calcext:value-type="float">
            <text:p><text:s/>21.67 <text:s/></text:p>
          </table:table-cell>
          <table:table-cell table:style-name="ce33" office:value-type="float" office:value="10.5315" calcext:value-type="float">
            <text:p><text:s/>10.53 <text:s/></text:p>
          </table:table-cell>
          <table:table-cell table:style-name="ce33" office:value-type="float" office:value="4.48" calcext:value-type="float">
            <text:p><text:s/>4.48 <text:s/></text:p>
          </table:table-cell>
          <table:table-cell table:style-name="ce33" office:value-type="float" office:value="3.9687" calcext:value-type="float">
            <text:p><text:s/>3.97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01" calcext:value-type="float">
            <text:p><text:s/>0.00 <text:s/></text:p>
          </table:table-cell>
          <table:table-cell table:style-name="ce44" office:value-type="float" office:value="0.5102" calcext:value-type="float">
            <text:p><text:s/>0.51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 office:value-type="string" calcext:value-type="string">
            <text:p>民國100年</text:p>
          </table:table-cell>
          <table:table-cell table:style-name="ce63"/>
          <table:table-cell table:style-name="ce16"/>
          <table:table-cell table:style-name="ce24" office:value-type="float" office:value="67.1923" calcext:value-type="float">
            <text:p><text:s/>67.19 <text:s/></text:p>
          </table:table-cell>
          <table:table-cell table:style-name="ce33" office:value-type="float" office:value="5.337" calcext:value-type="float">
            <text:p><text:s/>5.34 <text:s/></text:p>
          </table:table-cell>
          <table:table-cell table:style-name="ce33" office:value-type="float" office:value="46.5973" calcext:value-type="float">
            <text:p><text:s/>46.60 <text:s/></text:p>
          </table:table-cell>
          <table:table-cell table:style-name="ce33" office:value-type="float" office:value="18.05" calcext:value-type="float">
            <text:p><text:s/>18.05 <text:s/></text:p>
          </table:table-cell>
          <table:table-cell table:style-name="ce33" office:value-type="float" office:value="6.8192" calcext:value-type="float">
            <text:p><text:s/>6.82 <text:s/></text:p>
          </table:table-cell>
          <table:table-cell table:style-name="ce33" office:value-type="float" office:value="21.728" calcext:value-type="float">
            <text:p><text:s/>21.73 <text:s/></text:p>
          </table:table-cell>
          <table:table-cell table:style-name="ce33" office:value-type="float" office:value="10.5511" calcext:value-type="float">
            <text:p><text:s/>10.55 <text:s/></text:p>
          </table:table-cell>
          <table:table-cell table:style-name="ce33" office:value-type="float" office:value="4.7067" calcext:value-type="float">
            <text:p><text:s/>4.71 <text:s/></text:p>
          </table:table-cell>
          <table:table-cell table:style-name="ce33" office:value-type="float" office:value="4.1059" calcext:value-type="float">
            <text:p><text:s/>4.11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125" calcext:value-type="float">
            <text:p><text:s/>0.01 <text:s/></text:p>
          </table:table-cell>
          <table:table-cell table:style-name="ce44" office:value-type="float" office:value="0.5882" calcext:value-type="float">
            <text:p><text:s/>0.59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 office:value-type="string" calcext:value-type="string">
            <text:p>民國101年</text:p>
          </table:table-cell>
          <table:table-cell table:style-name="ce63"/>
          <table:table-cell table:style-name="ce16"/>
          <table:table-cell table:style-name="ce24" office:value-type="float" office:value="66.5677" calcext:value-type="float">
            <text:p><text:s/>66.57 <text:s/></text:p>
          </table:table-cell>
          <table:table-cell table:style-name="ce33" office:value-type="float" office:value="5.3783" calcext:value-type="float">
            <text:p><text:s/>5.38 <text:s/></text:p>
          </table:table-cell>
          <table:table-cell table:style-name="ce33" office:value-type="float" office:value="45.7214" calcext:value-type="float">
            <text:p><text:s/>45.72 <text:s/></text:p>
          </table:table-cell>
          <table:table-cell table:style-name="ce33" office:value-type="float" office:value="16.9494" calcext:value-type="float">
            <text:p><text:s/>16.95 <text:s/></text:p>
          </table:table-cell>
          <table:table-cell table:style-name="ce33" office:value-type="float" office:value="6.876" calcext:value-type="float">
            <text:p><text:s/>6.88 <text:s/></text:p>
          </table:table-cell>
          <table:table-cell table:style-name="ce33" office:value-type="float" office:value="21.8959" calcext:value-type="float">
            <text:p><text:s/>21.90 <text:s/></text:p>
          </table:table-cell>
          <table:table-cell table:style-name="ce33" office:value-type="float" office:value="10.6326" calcext:value-type="float">
            <text:p><text:s/>10.63 <text:s/></text:p>
          </table:table-cell>
          <table:table-cell table:style-name="ce33" office:value-type="float" office:value="4.8353" calcext:value-type="float">
            <text:p><text:s/>4.84 <text:s/></text:p>
          </table:table-cell>
          <table:table-cell table:style-name="ce33" office:value-type="float" office:value="4.2216" calcext:value-type="float">
            <text:p><text:s/>4.22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208" calcext:value-type="float">
            <text:p><text:s/>0.02 <text:s/></text:p>
          </table:table-cell>
          <table:table-cell table:style-name="ce44" office:value-type="float" office:value="0.5928" calcext:value-type="float">
            <text:p><text:s/>0.59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 office:value-type="string" calcext:value-type="string">
            <text:p>民國102年</text:p>
          </table:table-cell>
          <table:table-cell table:style-name="ce63"/>
          <table:table-cell table:style-name="ce16"/>
          <table:table-cell table:style-name="ce24" office:value-type="float" office:value="66.0222" calcext:value-type="float">
            <text:p><text:s/>66.02 <text:s/></text:p>
          </table:table-cell>
          <table:table-cell table:style-name="ce33" office:value-type="float" office:value="5.332" calcext:value-type="float">
            <text:p><text:s/>5.33 <text:s/></text:p>
          </table:table-cell>
          <table:table-cell table:style-name="ce33" office:value-type="float" office:value="45.3544" calcext:value-type="float">
            <text:p><text:s/>45.35 <text:s/></text:p>
          </table:table-cell>
          <table:table-cell table:style-name="ce33" office:value-type="float" office:value="16.8036" calcext:value-type="float">
            <text:p><text:s/>16.80 <text:s/></text:p>
          </table:table-cell>
          <table:table-cell table:style-name="ce33" office:value-type="float" office:value="6.8144" calcext:value-type="float">
            <text:p><text:s/>6.81 <text:s/></text:p>
          </table:table-cell>
          <table:table-cell table:style-name="ce33" office:value-type="float" office:value="21.7363" calcext:value-type="float">
            <text:p><text:s/>21.74 <text:s/></text:p>
          </table:table-cell>
          <table:table-cell table:style-name="ce33" office:value-type="float" office:value="10.5411" calcext:value-type="float">
            <text:p><text:s/>10.54 <text:s/></text:p>
          </table:table-cell>
          <table:table-cell table:style-name="ce33" office:value-type="float" office:value="4.7945" calcext:value-type="float">
            <text:p><text:s/>4.79 <text:s/></text:p>
          </table:table-cell>
          <table:table-cell table:style-name="ce33" office:value-type="float" office:value="4.1853" calcext:value-type="float">
            <text:p><text:s/>4.19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215" calcext:value-type="float">
            <text:p><text:s/>0.02 <text:s/></text:p>
          </table:table-cell>
          <table:table-cell table:style-name="ce44" office:value-type="float" office:value="0.5877" calcext:value-type="float">
            <text:p><text:s/>0.59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 office:value-type="string" calcext:value-type="string">
            <text:p>民國103年</text:p>
          </table:table-cell>
          <table:table-cell table:style-name="ce63"/>
          <table:table-cell table:style-name="ce16"/>
          <table:table-cell table:style-name="ce24" office:value-type="float" office:value="65.3774" calcext:value-type="float">
            <text:p><text:s/>65.38 <text:s/></text:p>
          </table:table-cell>
          <table:table-cell table:style-name="ce33" office:value-type="float" office:value="5.3745" calcext:value-type="float">
            <text:p><text:s/>5.37 <text:s/></text:p>
          </table:table-cell>
          <table:table-cell table:style-name="ce33" office:value-type="float" office:value="44.5345" calcext:value-type="float">
            <text:p><text:s/>44.53 <text:s/></text:p>
          </table:table-cell>
          <table:table-cell table:style-name="ce33" office:value-type="float" office:value="15.6982" calcext:value-type="float">
            <text:p><text:s/>15.70 <text:s/></text:p>
          </table:table-cell>
          <table:table-cell table:style-name="ce33" office:value-type="float" office:value="6.8688" calcext:value-type="float">
            <text:p><text:s/>6.87 <text:s/></text:p>
          </table:table-cell>
          <table:table-cell table:style-name="ce33" office:value-type="float" office:value="21.9674" calcext:value-type="float">
            <text:p><text:s/>21.97 <text:s/></text:p>
          </table:table-cell>
          <table:table-cell table:style-name="ce33" office:value-type="float" office:value="10.6252" calcext:value-type="float">
            <text:p><text:s/>10.63 <text:s/></text:p>
          </table:table-cell>
          <table:table-cell table:style-name="ce33" office:value-type="float" office:value="4.8431" calcext:value-type="float">
            <text:p><text:s/>4.84 <text:s/></text:p>
          </table:table-cell>
          <table:table-cell table:style-name="ce33" office:value-type="float" office:value="4.2186" calcext:value-type="float">
            <text:p><text:s/>4.22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32" calcext:value-type="float">
            <text:p><text:s/>0.03 <text:s/></text:p>
          </table:table-cell>
          <table:table-cell table:style-name="ce44" office:value-type="float" office:value="0.5924" calcext:value-type="float">
            <text:p><text:s/>0.59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 office:value-type="string" calcext:value-type="string">
            <text:p>民國104年</text:p>
          </table:table-cell>
          <table:table-cell table:style-name="ce63"/>
          <table:table-cell table:style-name="ce16"/>
          <table:table-cell table:style-name="ce24" office:value-type="float" office:value="65.0748" calcext:value-type="float">
            <text:p><text:s/>65.07 <text:s/></text:p>
          </table:table-cell>
          <table:table-cell table:style-name="ce33" office:value-type="float" office:value="5.3466" calcext:value-type="float">
            <text:p><text:s/>5.35 <text:s/></text:p>
          </table:table-cell>
          <table:table-cell table:style-name="ce33" office:value-type="float" office:value="44.3032" calcext:value-type="float">
            <text:p><text:s/>44.30 <text:s/></text:p>
          </table:table-cell>
          <table:table-cell table:style-name="ce33" office:value-type="float" office:value="15.6167" calcext:value-type="float">
            <text:p><text:s/>15.62 <text:s/></text:p>
          </table:table-cell>
          <table:table-cell table:style-name="ce33" office:value-type="float" office:value="6.8331" calcext:value-type="float">
            <text:p><text:s/>6.83 <text:s/></text:p>
          </table:table-cell>
          <table:table-cell table:style-name="ce33" office:value-type="float" office:value="21.8533" calcext:value-type="float">
            <text:p><text:s/>21.85 <text:s/></text:p>
          </table:table-cell>
          <table:table-cell table:style-name="ce33" office:value-type="float" office:value="10.57" calcext:value-type="float">
            <text:p><text:s/>10.57 <text:s/></text:p>
          </table:table-cell>
          <table:table-cell table:style-name="ce33" office:value-type="float" office:value="4.8548" calcext:value-type="float">
            <text:p><text:s/>4.85 <text:s/></text:p>
          </table:table-cell>
          <table:table-cell table:style-name="ce33" office:value-type="float" office:value="4.2132" calcext:value-type="float">
            <text:p><text:s/>4.21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374" calcext:value-type="float">
            <text:p><text:s/>0.04 <text:s/></text:p>
          </table:table-cell>
          <table:table-cell table:style-name="ce44" office:value-type="float" office:value="0.6041" calcext:value-type="float">
            <text:p><text:s/>0.60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 office:value-type="string" calcext:value-type="string">
            <text:p>民國105年</text:p>
          </table:table-cell>
          <table:table-cell table:style-name="ce63"/>
          <table:table-cell table:style-name="ce16"/>
          <table:table-cell table:style-name="ce24" office:value-type="float" office:value="65.4842" calcext:value-type="float">
            <text:p><text:s/>65.48 <text:s/></text:p>
          </table:table-cell>
          <table:table-cell table:style-name="ce33" office:value-type="float" office:value="5.2481" calcext:value-type="float">
            <text:p><text:s/>5.25 <text:s/></text:p>
          </table:table-cell>
          <table:table-cell table:style-name="ce33" office:value-type="float" office:value="45.0955" calcext:value-type="float">
            <text:p><text:s/>45.10 <text:s/></text:p>
          </table:table-cell>
          <table:table-cell table:style-name="ce33" office:value-type="float" office:value="16.9424" calcext:value-type="float">
            <text:p><text:s/>16.94 <text:s/></text:p>
          </table:table-cell>
          <table:table-cell table:style-name="ce33" office:value-type="float" office:value="6.7025" calcext:value-type="float">
            <text:p><text:s/>6.70 <text:s/></text:p>
          </table:table-cell>
          <table:table-cell table:style-name="ce33" office:value-type="float" office:value="21.4505" calcext:value-type="float">
            <text:p><text:s/>21.45 <text:s/></text:p>
          </table:table-cell>
          <table:table-cell table:style-name="ce33" office:value-type="float" office:value="10.3752" calcext:value-type="float">
            <text:p><text:s/>10.38 <text:s/></text:p>
          </table:table-cell>
          <table:table-cell table:style-name="ce33" office:value-type="float" office:value="4.7653" calcext:value-type="float">
            <text:p><text:s/>4.77 <text:s/></text:p>
          </table:table-cell>
          <table:table-cell table:style-name="ce33" office:value-type="float" office:value="4.1355" calcext:value-type="float">
            <text:p><text:s/>4.1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367" calcext:value-type="float">
            <text:p><text:s/>0.04 <text:s/></text:p>
          </table:table-cell>
          <table:table-cell table:style-name="ce44" office:value-type="float" office:value="0.5929" calcext:value-type="float">
            <text:p><text:s/>0.59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 office:value-type="string" calcext:value-type="string">
            <text:p>民國106年</text:p>
          </table:table-cell>
          <table:table-cell table:style-name="ce63"/>
          <table:table-cell table:style-name="ce16"/>
          <table:table-cell table:style-name="ce24" office:value-type="float" office:value="64.4198" calcext:value-type="float">
            <text:p><text:s/>64.42 <text:s/></text:p>
          </table:table-cell>
          <table:table-cell table:style-name="ce33" office:value-type="float" office:value="5.2793" calcext:value-type="float">
            <text:p><text:s/>5.28 <text:s/></text:p>
          </table:table-cell>
          <table:table-cell table:style-name="ce33" office:value-type="float" office:value="43.9097" calcext:value-type="float">
            <text:p><text:s/>43.91 <text:s/></text:p>
          </table:table-cell>
          <table:table-cell table:style-name="ce33" office:value-type="float" office:value="18.6665" calcext:value-type="float">
            <text:p><text:s/>18.67 <text:s/></text:p>
          </table:table-cell>
          <table:table-cell table:style-name="ce33" office:value-type="float" office:value="5.2146" calcext:value-type="float">
            <text:p><text:s/>5.21 <text:s/></text:p>
          </table:table-cell>
          <table:table-cell table:style-name="ce33" office:value-type="float" office:value="20.0285" calcext:value-type="float">
            <text:p><text:s/>20.03 <text:s/></text:p>
          </table:table-cell>
          <table:table-cell table:style-name="ce33" office:value-type="float" office:value="10.437" calcext:value-type="float">
            <text:p><text:s/>10.44 <text:s/></text:p>
          </table:table-cell>
          <table:table-cell table:style-name="ce33" office:value-type="float" office:value="4.7937" calcext:value-type="float">
            <text:p><text:s/>4.79 <text:s/></text:p>
          </table:table-cell>
          <table:table-cell table:style-name="ce33" office:value-type="float" office:value="4.1601" calcext:value-type="float">
            <text:p><text:s/>4.16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37" calcext:value-type="float">
            <text:p><text:s/>0.04 <text:s/></text:p>
          </table:table-cell>
          <table:table-cell table:style-name="ce44" office:value-type="float" office:value="0.5965" calcext:value-type="float">
            <text:p><text:s/>0.60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 office:value-type="string" calcext:value-type="string">
            <text:p>民國107年</text:p>
          </table:table-cell>
          <table:table-cell table:style-name="ce63"/>
          <table:table-cell table:style-name="ce16"/>
          <table:table-cell table:style-name="ce24" office:value-type="float" office:value="63.4466" calcext:value-type="float">
            <text:p><text:s/>63.45 <text:s/></text:p>
          </table:table-cell>
          <table:table-cell table:style-name="ce33" office:value-type="float" office:value="4.9405" calcext:value-type="float">
            <text:p><text:s/>4.94 <text:s/></text:p>
          </table:table-cell>
          <table:table-cell table:style-name="ce33" office:value-type="float" office:value="45.4429" calcext:value-type="float">
            <text:p><text:s/>45.44 <text:s/></text:p>
          </table:table-cell>
          <table:table-cell table:style-name="ce33" office:value-type="float" office:value="18.9875" calcext:value-type="float">
            <text:p><text:s/>18.99 <text:s/></text:p>
          </table:table-cell>
          <table:table-cell table:style-name="ce33" office:value-type="float" office:value="4.878" calcext:value-type="float">
            <text:p><text:s/>4.88 <text:s/></text:p>
          </table:table-cell>
          <table:table-cell table:style-name="ce33" office:value-type="float" office:value="21.5772" calcext:value-type="float">
            <text:p><text:s/>21.58 <text:s/></text:p>
          </table:table-cell>
          <table:table-cell table:style-name="ce33" office:value-type="float" office:value="8.5595" calcext:value-type="float">
            <text:p><text:s/>8.56 <text:s/></text:p>
          </table:table-cell>
          <table:table-cell table:style-name="ce33" office:value-type="float" office:value="4.5035" calcext:value-type="float">
            <text:p><text:s/>4.50 <text:s/></text:p>
          </table:table-cell>
          <table:table-cell table:style-name="ce33" office:value-type="float" office:value="3.8932" calcext:value-type="float">
            <text:p><text:s/>3.89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346" calcext:value-type="float">
            <text:p><text:s/>0.03 <text:s/></text:p>
          </table:table-cell>
          <table:table-cell table:style-name="ce44" office:value-type="float" office:value="0.5757" calcext:value-type="float">
            <text:p><text:s/>0.58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 office:value-type="string" calcext:value-type="string">
            <text:p>民國108年</text:p>
          </table:table-cell>
          <table:table-cell table:style-name="ce63"/>
          <table:table-cell table:style-name="ce16"/>
          <table:table-cell table:style-name="ce24" office:value-type="float" office:value="63.0331" calcext:value-type="float">
            <text:p><text:s/>63.03 <text:s/></text:p>
          </table:table-cell>
          <table:table-cell table:style-name="ce33" office:value-type="float" office:value="4.6349" calcext:value-type="float">
            <text:p><text:s/>4.63 <text:s/></text:p>
          </table:table-cell>
          <table:table-cell table:style-name="ce33" office:value-type="float" office:value="47.0719" calcext:value-type="float">
            <text:p><text:s/>47.07 <text:s/></text:p>
          </table:table-cell>
          <table:table-cell table:style-name="ce33" office:value-type="float" office:value="20.6631" calcext:value-type="float">
            <text:p><text:s/>20.66 <text:s/></text:p>
          </table:table-cell>
          <table:table-cell table:style-name="ce33" office:value-type="float" office:value="4.5763" calcext:value-type="float">
            <text:p><text:s/>4.58 <text:s/></text:p>
          </table:table-cell>
          <table:table-cell table:style-name="ce33" office:value-type="float" office:value="21.8325" calcext:value-type="float">
            <text:p><text:s/>21.83 <text:s/></text:p>
          </table:table-cell>
          <table:table-cell table:style-name="ce33" office:value-type="float" office:value="6.8972" calcext:value-type="float">
            <text:p><text:s/>6.90 <text:s/></text:p>
          </table:table-cell>
          <table:table-cell table:style-name="ce33" office:value-type="float" office:value="4.4289" calcext:value-type="float">
            <text:p><text:s/>4.43 <text:s/></text:p>
          </table:table-cell>
          <table:table-cell table:style-name="ce33" office:value-type="float" office:value="3.6523" calcext:value-type="float">
            <text:p><text:s/>3.65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2201" calcext:value-type="float">
            <text:p><text:s/>0.22 <text:s/></text:p>
          </table:table-cell>
          <table:table-cell table:style-name="ce44" office:value-type="float" office:value="0.5564" calcext:value-type="float">
            <text:p><text:s/>0.56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/>
          <table:table-cell table:style-name="ce63"/>
          <table:table-cell table:style-name="ce16"/>
          <table:table-cell table:style-name="ce24"/>
          <table:table-cell table:style-name="ce33" table:number-columns-repeated="10"/>
          <table:table-cell table:style-name="ce44"/>
          <table:table-cell table:style-name="ce74"/>
          <table:table-cell table:style-name="ce50" table:number-columns-repeated="1008"/>
        </table:table-row>
        <table:table-row table:style-name="ro3">
          <table:table-cell table:style-name="ce56" office:value-type="string" calcext:value-type="string">
            <text:p>民國109年</text:p>
          </table:table-cell>
          <table:table-cell table:style-name="ce63" office:value-type="string" calcext:value-type="string">
            <text:p><text:s/>1月</text:p>
          </table:table-cell>
          <table:table-cell table:style-name="ce16"/>
          <table:table-cell table:style-name="ce24" office:value-type="float" office:value="62.3056" calcext:value-type="float">
            <text:p><text:s/>62.31 <text:s/></text:p>
          </table:table-cell>
          <table:table-cell table:style-name="ce33" office:value-type="float" office:value="4.7146" calcext:value-type="float">
            <text:p><text:s/>4.71 <text:s/></text:p>
          </table:table-cell>
          <table:table-cell table:style-name="ce33" office:value-type="float" office:value="46.0699" calcext:value-type="float">
            <text:p><text:s/>46.07 <text:s/></text:p>
          </table:table-cell>
          <table:table-cell table:style-name="ce33" office:value-type="float" office:value="21.0186" calcext:value-type="float">
            <text:p><text:s/>21.02 <text:s/></text:p>
          </table:table-cell>
          <table:table-cell table:style-name="ce33" office:value-type="float" office:value="2.8431" calcext:value-type="float">
            <text:p><text:s/>2.84 <text:s/></text:p>
          </table:table-cell>
          <table:table-cell table:style-name="ce33" office:value-type="float" office:value="22.2081" calcext:value-type="float">
            <text:p><text:s/>22.21 <text:s/></text:p>
          </table:table-cell>
          <table:table-cell table:style-name="ce33" office:value-type="float" office:value="7.0158" calcext:value-type="float">
            <text:p><text:s/>7.02 <text:s/></text:p>
          </table:table-cell>
          <table:table-cell table:style-name="ce33" office:value-type="float" office:value="4.5051" calcext:value-type="float">
            <text:p><text:s/>4.51 <text:s/></text:p>
          </table:table-cell>
          <table:table-cell table:style-name="ce33" office:value-type="float" office:value="3.7152" calcext:value-type="float">
            <text:p><text:s/>3.72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2239" calcext:value-type="float">
            <text:p><text:s/>0.22 <text:s/></text:p>
          </table:table-cell>
          <table:table-cell table:style-name="ce44" office:value-type="float" office:value="0.566" calcext:value-type="float">
            <text:p><text:s/>0.57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<text:s/>2月</text:p>
          </table:table-cell>
          <table:table-cell table:style-name="ce16"/>
          <table:table-cell table:style-name="ce24" office:value-type="float" office:value="62.2346" calcext:value-type="float">
            <text:p><text:s/>62.23 <text:s/></text:p>
          </table:table-cell>
          <table:table-cell table:style-name="ce33" office:value-type="float" office:value="4.7093" calcext:value-type="float">
            <text:p><text:s/>4.71 <text:s/></text:p>
          </table:table-cell>
          <table:table-cell table:style-name="ce33" office:value-type="float" office:value="46.0174" calcext:value-type="float">
            <text:p><text:s/>46.02 <text:s/></text:p>
          </table:table-cell>
          <table:table-cell table:style-name="ce33" office:value-type="float" office:value="20.9946" calcext:value-type="float">
            <text:p><text:s/>20.99 <text:s/></text:p>
          </table:table-cell>
          <table:table-cell table:style-name="ce33" office:value-type="float" office:value="2.8398" calcext:value-type="float">
            <text:p><text:s/>2.84 <text:s/></text:p>
          </table:table-cell>
          <table:table-cell table:style-name="ce33" office:value-type="float" office:value="22.1828" calcext:value-type="float">
            <text:p><text:s/>22.18 <text:s/></text:p>
          </table:table-cell>
          <table:table-cell table:style-name="ce33" office:value-type="float" office:value="7.0078" calcext:value-type="float">
            <text:p><text:s/>7.01 <text:s/></text:p>
          </table:table-cell>
          <table:table-cell table:style-name="ce33" office:value-type="float" office:value="4.5" calcext:value-type="float">
            <text:p><text:s/>4.50 <text:s/></text:p>
          </table:table-cell>
          <table:table-cell table:style-name="ce33" office:value-type="float" office:value="3.7109" calcext:value-type="float">
            <text:p><text:s/>3.71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2236" calcext:value-type="float">
            <text:p><text:s/>0.22 <text:s/></text:p>
          </table:table-cell>
          <table:table-cell table:style-name="ce44" office:value-type="float" office:value="0.5654" calcext:value-type="float">
            <text:p><text:s/>0.57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<text:s/>3月</text:p>
          </table:table-cell>
          <table:table-cell table:style-name="ce16"/>
          <table:table-cell table:style-name="ce24" office:value-type="float" office:value="62.1656" calcext:value-type="float">
            <text:p><text:s/>62.17 <text:s/></text:p>
          </table:table-cell>
          <table:table-cell table:style-name="ce33" office:value-type="float" office:value="4.704" calcext:value-type="float">
            <text:p><text:s/>4.70 <text:s/></text:p>
          </table:table-cell>
          <table:table-cell table:style-name="ce33" office:value-type="float" office:value="45.9663" calcext:value-type="float">
            <text:p><text:s/>45.97 <text:s/></text:p>
          </table:table-cell>
          <table:table-cell table:style-name="ce33" office:value-type="float" office:value="20.9713" calcext:value-type="float">
            <text:p><text:s/>20.97 <text:s/></text:p>
          </table:table-cell>
          <table:table-cell table:style-name="ce33" office:value-type="float" office:value="2.8367" calcext:value-type="float">
            <text:p><text:s/>2.84 <text:s/></text:p>
          </table:table-cell>
          <table:table-cell table:style-name="ce33" office:value-type="float" office:value="22.1582" calcext:value-type="float">
            <text:p><text:s/>22.16 <text:s/></text:p>
          </table:table-cell>
          <table:table-cell table:style-name="ce33" office:value-type="float" office:value="7.0001" calcext:value-type="float">
            <text:p><text:s/>7.00 <text:s/></text:p>
          </table:table-cell>
          <table:table-cell table:style-name="ce33" office:value-type="float" office:value="4.495" calcext:value-type="float">
            <text:p><text:s/>4.50 <text:s/></text:p>
          </table:table-cell>
          <table:table-cell table:style-name="ce33" office:value-type="float" office:value="3.7068" calcext:value-type="float">
            <text:p><text:s/>3.71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2234" calcext:value-type="float">
            <text:p><text:s/>0.22 <text:s/></text:p>
          </table:table-cell>
          <table:table-cell table:style-name="ce44" office:value-type="float" office:value="0.5647" calcext:value-type="float">
            <text:p><text:s/>0.56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<text:s/>4月</text:p>
          </table:table-cell>
          <table:table-cell table:style-name="ce16"/>
          <table:table-cell table:style-name="ce24" office:value-type="float" office:value="62.0551" calcext:value-type="float">
            <text:p><text:s/>62.06 <text:s/></text:p>
          </table:table-cell>
          <table:table-cell table:style-name="ce33" office:value-type="float" office:value="4.6902" calcext:value-type="float">
            <text:p><text:s/>4.69 <text:s/></text:p>
          </table:table-cell>
          <table:table-cell table:style-name="ce33" office:value-type="float" office:value="45.8313" calcext:value-type="float">
            <text:p><text:s/>45.83 <text:s/></text:p>
          </table:table-cell>
          <table:table-cell table:style-name="ce33" office:value-type="float" office:value="20.9097" calcext:value-type="float">
            <text:p><text:s/>20.91 <text:s/></text:p>
          </table:table-cell>
          <table:table-cell table:style-name="ce33" office:value-type="float" office:value="2.8284" calcext:value-type="float">
            <text:p><text:s/>2.83 <text:s/></text:p>
          </table:table-cell>
          <table:table-cell table:style-name="ce33" office:value-type="float" office:value="22.0931" calcext:value-type="float">
            <text:p><text:s/>22.09 <text:s/></text:p>
          </table:table-cell>
          <table:table-cell table:style-name="ce33" office:value-type="float" office:value="6.9795" calcext:value-type="float">
            <text:p><text:s/>6.98 <text:s/></text:p>
          </table:table-cell>
          <table:table-cell table:style-name="ce33" office:value-type="float" office:value="4.5539" calcext:value-type="float">
            <text:p><text:s/>4.55 <text:s/></text:p>
          </table:table-cell>
          <table:table-cell table:style-name="ce33" office:value-type="float" office:value="3.6959" calcext:value-type="float">
            <text:p><text:s/>3.70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2948" calcext:value-type="float">
            <text:p><text:s/>0.29 <text:s/></text:p>
          </table:table-cell>
          <table:table-cell table:style-name="ce44" office:value-type="float" office:value="0.5631" calcext:value-type="float">
            <text:p><text:s/>0.56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<text:s/>5月</text:p>
          </table:table-cell>
          <table:table-cell table:style-name="ce16"/>
          <table:table-cell table:style-name="ce24" office:value-type="float" office:value="62.5904" calcext:value-type="float">
            <text:p><text:s/>62.59 <text:s/></text:p>
          </table:table-cell>
          <table:table-cell table:style-name="ce33" office:value-type="float" office:value="4.6093" calcext:value-type="float">
            <text:p><text:s/>4.61 <text:s/></text:p>
          </table:table-cell>
          <table:table-cell table:style-name="ce33" office:value-type="float" office:value="46.622" calcext:value-type="float">
            <text:p><text:s/>46.62 <text:s/></text:p>
          </table:table-cell>
          <table:table-cell table:style-name="ce33" office:value-type="float" office:value="20.5491" calcext:value-type="float">
            <text:p><text:s/>20.55 <text:s/></text:p>
          </table:table-cell>
          <table:table-cell table:style-name="ce33" office:value-type="float" office:value="2.7796" calcext:value-type="float">
            <text:p><text:s/>2.78 <text:s/></text:p>
          </table:table-cell>
          <table:table-cell table:style-name="ce33" office:value-type="float" office:value="23.2933" calcext:value-type="float">
            <text:p><text:s/>23.29 <text:s/></text:p>
          </table:table-cell>
          <table:table-cell table:style-name="ce33" office:value-type="float" office:value="6.8591" calcext:value-type="float">
            <text:p><text:s/>6.86 <text:s/></text:p>
          </table:table-cell>
          <table:table-cell table:style-name="ce33" office:value-type="float" office:value="4.4998" calcext:value-type="float">
            <text:p><text:s/>4.50 <text:s/></text:p>
          </table:table-cell>
          <table:table-cell table:style-name="ce33" office:value-type="float" office:value="3.6322" calcext:value-type="float">
            <text:p><text:s/>3.63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3142" calcext:value-type="float">
            <text:p><text:s/>0.31 <text:s/></text:p>
          </table:table-cell>
          <table:table-cell table:style-name="ce44" office:value-type="float" office:value="0.5534" calcext:value-type="float">
            <text:p><text:s/>0.55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<text:s/>6月</text:p>
          </table:table-cell>
          <table:table-cell table:style-name="ce16"/>
          <table:table-cell table:style-name="ce24" office:value-type="float" office:value="62.4878" calcext:value-type="float">
            <text:p><text:s/>62.49 <text:s/></text:p>
          </table:table-cell>
          <table:table-cell table:style-name="ce33" office:value-type="float" office:value="4.5977" calcext:value-type="float">
            <text:p><text:s/>4.60 <text:s/></text:p>
          </table:table-cell>
          <table:table-cell table:style-name="ce33" office:value-type="float" office:value="46.5041" calcext:value-type="float">
            <text:p><text:s/>46.50 <text:s/></text:p>
          </table:table-cell>
          <table:table-cell table:style-name="ce33" office:value-type="float" office:value="20.4971" calcext:value-type="float">
            <text:p><text:s/>20.50 <text:s/></text:p>
          </table:table-cell>
          <table:table-cell table:style-name="ce33" office:value-type="float" office:value="2.7725" calcext:value-type="float">
            <text:p><text:s/>2.77 <text:s/></text:p>
          </table:table-cell>
          <table:table-cell table:style-name="ce33" office:value-type="float" office:value="23.2343" calcext:value-type="float">
            <text:p><text:s/>23.23 <text:s/></text:p>
          </table:table-cell>
          <table:table-cell table:style-name="ce33" office:value-type="float" office:value="6.8418" calcext:value-type="float">
            <text:p><text:s/>6.84 <text:s/></text:p>
          </table:table-cell>
          <table:table-cell table:style-name="ce33" office:value-type="float" office:value="4.5442" calcext:value-type="float">
            <text:p><text:s/>4.54 <text:s/></text:p>
          </table:table-cell>
          <table:table-cell table:style-name="ce33" office:value-type="float" office:value="3.623" calcext:value-type="float">
            <text:p><text:s/>3.62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3691" calcext:value-type="float">
            <text:p><text:s/>0.37 <text:s/></text:p>
          </table:table-cell>
          <table:table-cell table:style-name="ce44" office:value-type="float" office:value="0.552" calcext:value-type="float">
            <text:p><text:s/>0.55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<text:s/>7月</text:p>
          </table:table-cell>
          <table:table-cell table:style-name="ce16"/>
          <table:table-cell table:style-name="ce24" office:value-type="float" office:value="62.4142" calcext:value-type="float">
            <text:p><text:s/>62.41 <text:s/></text:p>
          </table:table-cell>
          <table:table-cell table:style-name="ce33" office:value-type="float" office:value="4.5923" calcext:value-type="float">
            <text:p><text:s/>4.59 <text:s/></text:p>
          </table:table-cell>
          <table:table-cell table:style-name="ce33" office:value-type="float" office:value="46.4492" calcext:value-type="float">
            <text:p><text:s/>46.45 <text:s/></text:p>
          </table:table-cell>
          <table:table-cell table:style-name="ce33" office:value-type="float" office:value="20.4729" calcext:value-type="float">
            <text:p><text:s/>20.47 <text:s/></text:p>
          </table:table-cell>
          <table:table-cell table:style-name="ce33" office:value-type="float" office:value="2.7693" calcext:value-type="float">
            <text:p><text:s/>2.77 <text:s/></text:p>
          </table:table-cell>
          <table:table-cell table:style-name="ce33" office:value-type="float" office:value="23.207" calcext:value-type="float">
            <text:p><text:s/>23.21 <text:s/></text:p>
          </table:table-cell>
          <table:table-cell table:style-name="ce33" office:value-type="float" office:value="6.8337" calcext:value-type="float">
            <text:p><text:s/>6.83 <text:s/></text:p>
          </table:table-cell>
          <table:table-cell table:style-name="ce33" office:value-type="float" office:value="4.5388" calcext:value-type="float">
            <text:p><text:s/>4.54 <text:s/></text:p>
          </table:table-cell>
          <table:table-cell table:style-name="ce33" office:value-type="float" office:value="3.6187" calcext:value-type="float">
            <text:p><text:s/>3.62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3687" calcext:value-type="float">
            <text:p><text:s/>0.37 <text:s/></text:p>
          </table:table-cell>
          <table:table-cell table:style-name="ce44" office:value-type="float" office:value="0.5513" calcext:value-type="float">
            <text:p><text:s/>0.55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<text:s/>8月</text:p>
          </table:table-cell>
          <table:table-cell table:style-name="ce16"/>
          <table:table-cell table:style-name="ce24" office:value-type="float" office:value="62.3393" calcext:value-type="float">
            <text:p><text:s/>62.34 <text:s/></text:p>
          </table:table-cell>
          <table:table-cell table:style-name="ce33" office:value-type="float" office:value="4.5826" calcext:value-type="float">
            <text:p><text:s/>4.58 <text:s/></text:p>
          </table:table-cell>
          <table:table-cell table:style-name="ce33" office:value-type="float" office:value="46.3517" calcext:value-type="float">
            <text:p><text:s/>46.35 <text:s/></text:p>
          </table:table-cell>
          <table:table-cell table:style-name="ce33" office:value-type="float" office:value="20.4299" calcext:value-type="float">
            <text:p><text:s/>20.43 <text:s/></text:p>
          </table:table-cell>
          <table:table-cell table:style-name="ce33" office:value-type="float" office:value="2.7635" calcext:value-type="float">
            <text:p><text:s/>2.76 <text:s/></text:p>
          </table:table-cell>
          <table:table-cell table:style-name="ce33" office:value-type="float" office:value="23.1582" calcext:value-type="float">
            <text:p><text:s/>23.16 <text:s/></text:p>
          </table:table-cell>
          <table:table-cell table:style-name="ce33" office:value-type="float" office:value="6.8193" calcext:value-type="float">
            <text:p><text:s/>6.82 <text:s/></text:p>
          </table:table-cell>
          <table:table-cell table:style-name="ce33" office:value-type="float" office:value="4.5855" calcext:value-type="float">
            <text:p><text:s/>4.59 <text:s/></text:p>
          </table:table-cell>
          <table:table-cell table:style-name="ce33" office:value-type="float" office:value="3.6111" calcext:value-type="float">
            <text:p><text:s/>3.61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4241" calcext:value-type="float">
            <text:p><text:s/>0.42 <text:s/></text:p>
          </table:table-cell>
          <table:table-cell table:style-name="ce44" office:value-type="float" office:value="0.5502" calcext:value-type="float">
            <text:p><text:s/>0.55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<text:s/>9月</text:p>
          </table:table-cell>
          <table:table-cell table:style-name="ce16"/>
          <table:table-cell table:style-name="ce24" office:value-type="float" office:value="62.2569" calcext:value-type="float">
            <text:p><text:s/>62.26 <text:s/></text:p>
          </table:table-cell>
          <table:table-cell table:style-name="ce33" office:value-type="float" office:value="4.5722" calcext:value-type="float">
            <text:p><text:s/>4.57 <text:s/></text:p>
          </table:table-cell>
          <table:table-cell table:style-name="ce33" office:value-type="float" office:value="46.246" calcext:value-type="float">
            <text:p><text:s/>46.25 <text:s/></text:p>
          </table:table-cell>
          <table:table-cell table:style-name="ce33" office:value-type="float" office:value="20.3833" calcext:value-type="float">
            <text:p><text:s/>20.38 <text:s/></text:p>
          </table:table-cell>
          <table:table-cell table:style-name="ce33" office:value-type="float" office:value="2.7572" calcext:value-type="float">
            <text:p><text:s/>2.76 <text:s/></text:p>
          </table:table-cell>
          <table:table-cell table:style-name="ce33" office:value-type="float" office:value="23.1054" calcext:value-type="float">
            <text:p><text:s/>23.11 <text:s/></text:p>
          </table:table-cell>
          <table:table-cell table:style-name="ce33" office:value-type="float" office:value="6.8038" calcext:value-type="float">
            <text:p><text:s/>6.80 <text:s/></text:p>
          </table:table-cell>
          <table:table-cell table:style-name="ce33" office:value-type="float" office:value="4.6348" calcext:value-type="float">
            <text:p><text:s/>4.63 <text:s/></text:p>
          </table:table-cell>
          <table:table-cell table:style-name="ce33" office:value-type="float" office:value="3.6029" calcext:value-type="float">
            <text:p><text:s/>3.60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4829" calcext:value-type="float">
            <text:p><text:s/>0.48 <text:s/></text:p>
          </table:table-cell>
          <table:table-cell table:style-name="ce44" office:value-type="float" office:value="0.5489" calcext:value-type="float">
            <text:p><text:s/>0.55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10月</text:p>
          </table:table-cell>
          <table:table-cell table:style-name="ce16"/>
          <table:table-cell table:style-name="ce24" office:value-type="float" office:value="62.0631" calcext:value-type="float">
            <text:p><text:s/>62.06 <text:s/></text:p>
          </table:table-cell>
          <table:table-cell table:style-name="ce33" office:value-type="float" office:value="4.5549" calcext:value-type="float">
            <text:p><text:s/>4.55 <text:s/></text:p>
          </table:table-cell>
          <table:table-cell table:style-name="ce33" office:value-type="float" office:value="46.1126" calcext:value-type="float">
            <text:p><text:s/>46.11 <text:s/></text:p>
          </table:table-cell>
          <table:table-cell table:style-name="ce33" office:value-type="float" office:value="20.3065" calcext:value-type="float">
            <text:p><text:s/>20.31 <text:s/></text:p>
          </table:table-cell>
          <table:table-cell table:style-name="ce33" office:value-type="float" office:value="2.7877" calcext:value-type="float">
            <text:p><text:s/>2.79 <text:s/></text:p>
          </table:table-cell>
          <table:table-cell table:style-name="ce33" office:value-type="float" office:value="23.0183" calcext:value-type="float">
            <text:p><text:s/>23.02 <text:s/></text:p>
          </table:table-cell>
          <table:table-cell table:style-name="ce33" office:value-type="float" office:value="6.7781" calcext:value-type="float">
            <text:p><text:s/>6.78 <text:s/></text:p>
          </table:table-cell>
          <table:table-cell table:style-name="ce33" office:value-type="float" office:value="4.6173" calcext:value-type="float">
            <text:p><text:s/>4.62 <text:s/></text:p>
          </table:table-cell>
          <table:table-cell table:style-name="ce33" office:value-type="float" office:value="3.5893" calcext:value-type="float">
            <text:p><text:s/>3.59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4811" calcext:value-type="float">
            <text:p><text:s/>0.48 <text:s/></text:p>
          </table:table-cell>
          <table:table-cell table:style-name="ce44" office:value-type="float" office:value="0.5468" calcext:value-type="float">
            <text:p><text:s/>0.55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11月</text:p>
          </table:table-cell>
          <table:table-cell table:style-name="ce16"/>
          <table:table-cell table:style-name="ce24" office:value-type="float" office:value="61.7978" calcext:value-type="float">
            <text:p><text:s/>61.80 <text:s/></text:p>
          </table:table-cell>
          <table:table-cell table:style-name="ce33" office:value-type="float" office:value="4.5353" calcext:value-type="float">
            <text:p><text:s/>4.54 <text:s/></text:p>
          </table:table-cell>
          <table:table-cell table:style-name="ce33" office:value-type="float" office:value="45.9144" calcext:value-type="float">
            <text:p><text:s/>45.91 <text:s/></text:p>
          </table:table-cell>
          <table:table-cell table:style-name="ce33" office:value-type="float" office:value="20.2192" calcext:value-type="float">
            <text:p><text:s/>20.22 <text:s/></text:p>
          </table:table-cell>
          <table:table-cell table:style-name="ce33" office:value-type="float" office:value="2.7757" calcext:value-type="float">
            <text:p><text:s/>2.78 <text:s/></text:p>
          </table:table-cell>
          <table:table-cell table:style-name="ce33" office:value-type="float" office:value="22.9193" calcext:value-type="float">
            <text:p><text:s/>22.92 <text:s/></text:p>
          </table:table-cell>
          <table:table-cell table:style-name="ce33" office:value-type="float" office:value="6.749" calcext:value-type="float">
            <text:p><text:s/>6.75 <text:s/></text:p>
          </table:table-cell>
          <table:table-cell table:style-name="ce33" office:value-type="float" office:value="4.5989" calcext:value-type="float">
            <text:p><text:s/>4.60 <text:s/></text:p>
          </table:table-cell>
          <table:table-cell table:style-name="ce33" office:value-type="float" office:value="3.5739" calcext:value-type="float">
            <text:p><text:s/>3.57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4805" calcext:value-type="float">
            <text:p><text:s/>0.48 <text:s/></text:p>
          </table:table-cell>
          <table:table-cell table:style-name="ce44" office:value-type="float" office:value="0.5445" calcext:value-type="float">
            <text:p><text:s/>0.54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12月</text:p>
          </table:table-cell>
          <table:table-cell table:style-name="ce16"/>
          <table:table-cell table:style-name="ce24" office:value-type="float" office:value="61.4076" calcext:value-type="float">
            <text:p><text:s/>61.41 <text:s/></text:p>
          </table:table-cell>
          <table:table-cell table:style-name="ce33" office:value-type="float" office:value="4.5065" calcext:value-type="float">
            <text:p><text:s/>4.51 <text:s/></text:p>
          </table:table-cell>
          <table:table-cell table:style-name="ce33" office:value-type="float" office:value="45.6223" calcext:value-type="float">
            <text:p><text:s/>45.62 <text:s/></text:p>
          </table:table-cell>
          <table:table-cell table:style-name="ce33" office:value-type="float" office:value="20.0906" calcext:value-type="float">
            <text:p><text:s/>20.09 <text:s/></text:p>
          </table:table-cell>
          <table:table-cell table:style-name="ce33" office:value-type="float" office:value="2.7581" calcext:value-type="float">
            <text:p><text:s/>2.76 <text:s/></text:p>
          </table:table-cell>
          <table:table-cell table:style-name="ce33" office:value-type="float" office:value="22.7736" calcext:value-type="float">
            <text:p><text:s/>22.77 <text:s/></text:p>
          </table:table-cell>
          <table:table-cell table:style-name="ce33" office:value-type="float" office:value="6.7061" calcext:value-type="float">
            <text:p><text:s/>6.71 <text:s/></text:p>
          </table:table-cell>
          <table:table-cell table:style-name="ce33" office:value-type="float" office:value="4.5726" calcext:value-type="float">
            <text:p><text:s/>4.57 <text:s/></text:p>
          </table:table-cell>
          <table:table-cell table:style-name="ce33" office:value-type="float" office:value="3.5511" calcext:value-type="float">
            <text:p><text:s/>3.55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4803" calcext:value-type="float">
            <text:p><text:s/>0.48 <text:s/></text:p>
          </table:table-cell>
          <table:table-cell table:style-name="ce44" office:value-type="float" office:value="0.541" calcext:value-type="float">
            <text:p><text:s/>0.54 <text:s/></text:p>
          </table:table-cell>
          <table:table-cell table:style-name="ce74"/>
          <table:table-cell table:style-name="ce50" table:number-columns-repeated="1008"/>
        </table:table-row>
        <table:table-row table:style-name="ro3">
          <table:table-cell table:style-name="ce56"/>
          <table:table-cell table:style-name="ce63"/>
          <table:table-cell table:style-name="ce16"/>
          <table:table-cell table:style-name="ce24"/>
          <table:table-cell table:style-name="ce33" table:number-columns-repeated="10"/>
          <table:table-cell table:style-name="ce44"/>
          <table:table-cell table:style-name="ce74"/>
          <table:table-cell table:number-columns-repeated="1008"/>
        </table:table-row>
        <table:table-row table:style-name="ro3">
          <table:table-cell table:style-name="ce56" office:value-type="string" calcext:value-type="string">
            <text:p>民國110年</text:p>
          </table:table-cell>
          <table:table-cell table:style-name="ce63" office:value-type="string" calcext:value-type="string">
            <text:p><text:s/>1月</text:p>
          </table:table-cell>
          <table:table-cell table:style-name="ce16"/>
          <table:table-cell table:style-name="ce24" office:value-type="float" office:value="61.3536" calcext:value-type="float">
            <text:p><text:s/>61.35 <text:s/></text:p>
          </table:table-cell>
          <table:table-cell table:style-name="ce33" office:value-type="float" office:value="4.5025" calcext:value-type="float">
            <text:p><text:s/>4.50 <text:s/></text:p>
          </table:table-cell>
          <table:table-cell table:style-name="ce33" office:value-type="float" office:value="45.5822" calcext:value-type="float">
            <text:p><text:s/>45.58 <text:s/></text:p>
          </table:table-cell>
          <table:table-cell table:style-name="ce33" office:value-type="float" office:value="20.0729" calcext:value-type="float">
            <text:p><text:s/>20.07 <text:s/></text:p>
          </table:table-cell>
          <table:table-cell table:style-name="ce33" office:value-type="float" office:value="2.7557" calcext:value-type="float">
            <text:p><text:s/>2.76 <text:s/></text:p>
          </table:table-cell>
          <table:table-cell table:style-name="ce33" office:value-type="float" office:value="22.7535" calcext:value-type="float">
            <text:p><text:s/>22.75 <text:s/></text:p>
          </table:table-cell>
          <table:table-cell table:style-name="ce33" office:value-type="float" office:value="6.7002" calcext:value-type="float">
            <text:p><text:s/>6.70 <text:s/></text:p>
          </table:table-cell>
          <table:table-cell table:style-name="ce33" office:value-type="float" office:value="4.5685" calcext:value-type="float">
            <text:p><text:s/>4.57 <text:s/></text:p>
          </table:table-cell>
          <table:table-cell table:style-name="ce33" office:value-type="float" office:value="3.548" calcext:value-type="float">
            <text:p><text:s/>3.55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4799" calcext:value-type="float">
            <text:p><text:s/>0.48 <text:s/></text:p>
          </table:table-cell>
          <table:table-cell table:style-name="ce44" office:value-type="float" office:value="0.5405" calcext:value-type="float">
            <text:p><text:s/>0.54 <text:s/></text:p>
          </table:table-cell>
          <table:table-cell table:style-name="ce74"/>
          <table:table-cell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<text:s/>2月</text:p>
          </table:table-cell>
          <table:table-cell table:style-name="ce16"/>
          <table:table-cell table:style-name="ce24" office:value-type="float" office:value="61.304" calcext:value-type="float">
            <text:p><text:s/>61.30 <text:s/></text:p>
          </table:table-cell>
          <table:table-cell table:style-name="ce33" office:value-type="float" office:value="4.4989" calcext:value-type="float">
            <text:p><text:s/>4.50 <text:s/></text:p>
          </table:table-cell>
          <table:table-cell table:style-name="ce33" office:value-type="float" office:value="45.5454" calcext:value-type="float">
            <text:p><text:s/>45.55 <text:s/></text:p>
          </table:table-cell>
          <table:table-cell table:style-name="ce33" office:value-type="float" office:value="20.0567" calcext:value-type="float">
            <text:p><text:s/>20.06 <text:s/></text:p>
          </table:table-cell>
          <table:table-cell table:style-name="ce33" office:value-type="float" office:value="2.7534" calcext:value-type="float">
            <text:p><text:s/>2.75 <text:s/></text:p>
          </table:table-cell>
          <table:table-cell table:style-name="ce33" office:value-type="float" office:value="22.7351" calcext:value-type="float">
            <text:p><text:s/>22.74 <text:s/></text:p>
          </table:table-cell>
          <table:table-cell table:style-name="ce33" office:value-type="float" office:value="6.6948" calcext:value-type="float">
            <text:p><text:s/>6.69 <text:s/></text:p>
          </table:table-cell>
          <table:table-cell table:style-name="ce33" office:value-type="float" office:value="4.5648" calcext:value-type="float">
            <text:p><text:s/>4.56 <text:s/></text:p>
          </table:table-cell>
          <table:table-cell table:style-name="ce33" office:value-type="float" office:value="3.5452" calcext:value-type="float">
            <text:p><text:s/>3.55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4795" calcext:value-type="float">
            <text:p><text:s/>0.48 <text:s/></text:p>
          </table:table-cell>
          <table:table-cell table:style-name="ce44" office:value-type="float" office:value="0.5401" calcext:value-type="float">
            <text:p><text:s/>0.54 <text:s/></text:p>
          </table:table-cell>
          <table:table-cell table:style-name="ce74"/>
          <table:table-cell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<text:s/>3月</text:p>
          </table:table-cell>
          <table:table-cell table:style-name="ce16"/>
          <table:table-cell table:style-name="ce24" office:value-type="float" office:value="61.2035" calcext:value-type="float">
            <text:p><text:s/>61.20 <text:s/></text:p>
          </table:table-cell>
          <table:table-cell table:style-name="ce33" office:value-type="float" office:value="4.4915" calcext:value-type="float">
            <text:p><text:s/>4.49 <text:s/></text:p>
          </table:table-cell>
          <table:table-cell table:style-name="ce33" office:value-type="float" office:value="45.4707" calcext:value-type="float">
            <text:p><text:s/>45.47 <text:s/></text:p>
          </table:table-cell>
          <table:table-cell table:style-name="ce33" office:value-type="float" office:value="20.0238" calcext:value-type="float">
            <text:p><text:s/>20.02 <text:s/></text:p>
          </table:table-cell>
          <table:table-cell table:style-name="ce33" office:value-type="float" office:value="2.7489" calcext:value-type="float">
            <text:p><text:s/>2.75 <text:s/></text:p>
          </table:table-cell>
          <table:table-cell table:style-name="ce33" office:value-type="float" office:value="22.6979" calcext:value-type="float">
            <text:p><text:s/>22.70 <text:s/></text:p>
          </table:table-cell>
          <table:table-cell table:style-name="ce33" office:value-type="float" office:value="6.6838" calcext:value-type="float">
            <text:p><text:s/>6.68 <text:s/></text:p>
          </table:table-cell>
          <table:table-cell table:style-name="ce33" office:value-type="float" office:value="4.5574" calcext:value-type="float">
            <text:p><text:s/>4.56 <text:s/></text:p>
          </table:table-cell>
          <table:table-cell table:style-name="ce33" office:value-type="float" office:value="3.5393" calcext:value-type="float">
            <text:p><text:s/>3.5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4787" calcext:value-type="float">
            <text:p><text:s/>0.48 <text:s/></text:p>
          </table:table-cell>
          <table:table-cell table:style-name="ce44" office:value-type="float" office:value="0.5392" calcext:value-type="float">
            <text:p><text:s/>0.54 <text:s/></text:p>
          </table:table-cell>
          <table:table-cell table:style-name="ce74"/>
          <table:table-cell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<text:s/>4月</text:p>
          </table:table-cell>
          <table:table-cell table:style-name="ce16"/>
          <table:table-cell table:style-name="ce24" office:value-type="float" office:value="61.1203" calcext:value-type="float">
            <text:p><text:s/>61.12 <text:s/></text:p>
          </table:table-cell>
          <table:table-cell table:style-name="ce33" office:value-type="float" office:value="4.4847" calcext:value-type="float">
            <text:p><text:s/>4.48 <text:s/></text:p>
          </table:table-cell>
          <table:table-cell table:style-name="ce33" office:value-type="float" office:value="45.4015" calcext:value-type="float">
            <text:p><text:s/>45.40 <text:s/></text:p>
          </table:table-cell>
          <table:table-cell table:style-name="ce33" office:value-type="float" office:value="19.9934" calcext:value-type="float">
            <text:p><text:s/>19.99 <text:s/></text:p>
          </table:table-cell>
          <table:table-cell table:style-name="ce33" office:value-type="float" office:value="2.7447" calcext:value-type="float">
            <text:p><text:s/>2.74 <text:s/></text:p>
          </table:table-cell>
          <table:table-cell table:style-name="ce33" office:value-type="float" office:value="22.6633" calcext:value-type="float">
            <text:p><text:s/>22.66 <text:s/></text:p>
          </table:table-cell>
          <table:table-cell table:style-name="ce33" office:value-type="float" office:value="6.6736" calcext:value-type="float">
            <text:p><text:s/>6.67 <text:s/></text:p>
          </table:table-cell>
          <table:table-cell table:style-name="ce33" office:value-type="float" office:value="4.5603" calcext:value-type="float">
            <text:p><text:s/>4.56 <text:s/></text:p>
          </table:table-cell>
          <table:table-cell table:style-name="ce33" office:value-type="float" office:value="3.534" calcext:value-type="float">
            <text:p><text:s/>3.53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4879" calcext:value-type="float">
            <text:p><text:s/>0.49 <text:s/></text:p>
          </table:table-cell>
          <table:table-cell table:style-name="ce44" office:value-type="float" office:value="0.5384" calcext:value-type="float">
            <text:p><text:s/>0.54 <text:s/></text:p>
          </table:table-cell>
          <table:table-cell table:style-name="ce74"/>
          <table:table-cell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<text:s/>5月</text:p>
          </table:table-cell>
          <table:table-cell table:style-name="ce16"/>
          <table:table-cell table:style-name="ce24" office:value-type="float" office:value="60.9873" calcext:value-type="float">
            <text:p><text:s/>60.99 <text:s/></text:p>
          </table:table-cell>
          <table:table-cell table:style-name="ce33" office:value-type="float" office:value="4.4749" calcext:value-type="float">
            <text:p><text:s/>4.47 <text:s/></text:p>
          </table:table-cell>
          <table:table-cell table:style-name="ce33" office:value-type="float" office:value="45.3027" calcext:value-type="float">
            <text:p><text:s/>45.30 <text:s/></text:p>
          </table:table-cell>
          <table:table-cell table:style-name="ce33" office:value-type="float" office:value="19.95" calcext:value-type="float">
            <text:p><text:s/>19.95 <text:s/></text:p>
          </table:table-cell>
          <table:table-cell table:style-name="ce33" office:value-type="float" office:value="2.7388" calcext:value-type="float">
            <text:p><text:s/>2.74 <text:s/></text:p>
          </table:table-cell>
          <table:table-cell table:style-name="ce33" office:value-type="float" office:value="22.6139" calcext:value-type="float">
            <text:p><text:s/>22.61 <text:s/></text:p>
          </table:table-cell>
          <table:table-cell table:style-name="ce33" office:value-type="float" office:value="6.6591" calcext:value-type="float">
            <text:p><text:s/>6.66 <text:s/></text:p>
          </table:table-cell>
          <table:table-cell table:style-name="ce33" office:value-type="float" office:value="4.5504" calcext:value-type="float">
            <text:p><text:s/>4.55 <text:s/></text:p>
          </table:table-cell>
          <table:table-cell table:style-name="ce33" office:value-type="float" office:value="3.5263" calcext:value-type="float">
            <text:p><text:s/>3.53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4868" calcext:value-type="float">
            <text:p><text:s/>0.49 <text:s/></text:p>
          </table:table-cell>
          <table:table-cell table:style-name="ce44" office:value-type="float" office:value="0.5372" calcext:value-type="float">
            <text:p><text:s/>0.54 <text:s/></text:p>
          </table:table-cell>
          <table:table-cell table:style-name="ce74"/>
          <table:table-cell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<text:s/>6月</text:p>
          </table:table-cell>
          <table:table-cell table:style-name="ce16"/>
          <table:table-cell table:style-name="ce24" office:value-type="float" office:value="60.5854" calcext:value-type="float">
            <text:p><text:s/>60.59 <text:s/></text:p>
          </table:table-cell>
          <table:table-cell table:style-name="ce33" office:value-type="float" office:value="4.4455" calcext:value-type="float">
            <text:p><text:s/>4.45 <text:s/></text:p>
          </table:table-cell>
          <table:table-cell table:style-name="ce33" office:value-type="float" office:value="45.0043" calcext:value-type="float">
            <text:p><text:s/>45.00 <text:s/></text:p>
          </table:table-cell>
          <table:table-cell table:style-name="ce33" office:value-type="float" office:value="19.8185" calcext:value-type="float">
            <text:p><text:s/>19.82 <text:s/></text:p>
          </table:table-cell>
          <table:table-cell table:style-name="ce33" office:value-type="float" office:value="2.7207" calcext:value-type="float">
            <text:p><text:s/>2.72 <text:s/></text:p>
          </table:table-cell>
          <table:table-cell table:style-name="ce33" office:value-type="float" office:value="22.4649" calcext:value-type="float">
            <text:p><text:s/>22.46 <text:s/></text:p>
          </table:table-cell>
          <table:table-cell table:style-name="ce33" office:value-type="float" office:value="6.6153" calcext:value-type="float">
            <text:p><text:s/>6.62 <text:s/></text:p>
          </table:table-cell>
          <table:table-cell table:style-name="ce33" office:value-type="float" office:value="4.5203" calcext:value-type="float">
            <text:p><text:s/>4.52 <text:s/></text:p>
          </table:table-cell>
          <table:table-cell table:style-name="ce33" office:value-type="float" office:value="3.5029" calcext:value-type="float">
            <text:p><text:s/>3.50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4836" calcext:value-type="float">
            <text:p><text:s/>0.48 <text:s/></text:p>
          </table:table-cell>
          <table:table-cell table:style-name="ce44" office:value-type="float" office:value="0.5336" calcext:value-type="float">
            <text:p><text:s/>0.53 <text:s/></text:p>
          </table:table-cell>
          <table:table-cell table:style-name="ce74"/>
          <table:table-cell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<text:s/>7月</text:p>
          </table:table-cell>
          <table:table-cell table:style-name="ce16"/>
          <table:table-cell table:style-name="ce24" office:value-type="float" office:value="59.8405" calcext:value-type="float">
            <text:p><text:s/>59.84 <text:s/></text:p>
          </table:table-cell>
          <table:table-cell table:style-name="ce33" office:value-type="float" office:value="4.3908" calcext:value-type="float">
            <text:p><text:s/>4.39 <text:s/></text:p>
          </table:table-cell>
          <table:table-cell table:style-name="ce33" office:value-type="float" office:value="44.4509" calcext:value-type="float">
            <text:p><text:s/>44.45 <text:s/></text:p>
          </table:table-cell>
          <table:table-cell table:style-name="ce33" office:value-type="float" office:value="19.5749" calcext:value-type="float">
            <text:p><text:s/>19.57 <text:s/></text:p>
          </table:table-cell>
          <table:table-cell table:style-name="ce33" office:value-type="float" office:value="2.6873" calcext:value-type="float">
            <text:p><text:s/>2.69 <text:s/></text:p>
          </table:table-cell>
          <table:table-cell table:style-name="ce33" office:value-type="float" office:value="22.1887" calcext:value-type="float">
            <text:p><text:s/>22.19 <text:s/></text:p>
          </table:table-cell>
          <table:table-cell table:style-name="ce33" office:value-type="float" office:value="6.5339" calcext:value-type="float">
            <text:p><text:s/>6.53 <text:s/></text:p>
          </table:table-cell>
          <table:table-cell table:style-name="ce33" office:value-type="float" office:value="4.4647" calcext:value-type="float">
            <text:p><text:s/>4.46 <text:s/></text:p>
          </table:table-cell>
          <table:table-cell table:style-name="ce33" office:value-type="float" office:value="3.4598" calcext:value-type="float">
            <text:p><text:s/>3.46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4777" calcext:value-type="float">
            <text:p><text:s/>0.48 <text:s/></text:p>
          </table:table-cell>
          <table:table-cell table:style-name="ce44" office:value-type="float" office:value="0.5271" calcext:value-type="float">
            <text:p><text:s/>0.53 <text:s/></text:p>
          </table:table-cell>
          <table:table-cell table:style-name="ce74"/>
          <table:table-cell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<text:s/>8月</text:p>
          </table:table-cell>
          <table:table-cell table:style-name="ce16"/>
          <table:table-cell table:style-name="ce24" office:value-type="float" office:value="59.6887" calcext:value-type="float">
            <text:p><text:s/>59.69 <text:s/></text:p>
          </table:table-cell>
          <table:table-cell table:style-name="ce33" office:value-type="float" office:value="4.3797" calcext:value-type="float">
            <text:p><text:s/>4.38 <text:s/></text:p>
          </table:table-cell>
          <table:table-cell table:style-name="ce33" office:value-type="float" office:value="44.3382" calcext:value-type="float">
            <text:p><text:s/>44.34 <text:s/></text:p>
          </table:table-cell>
          <table:table-cell table:style-name="ce33" office:value-type="float" office:value="19.5252" calcext:value-type="float">
            <text:p><text:s/>19.53 <text:s/></text:p>
          </table:table-cell>
          <table:table-cell table:style-name="ce33" office:value-type="float" office:value="2.6804" calcext:value-type="float">
            <text:p><text:s/>2.68 <text:s/></text:p>
          </table:table-cell>
          <table:table-cell table:style-name="ce33" office:value-type="float" office:value="22.1324" calcext:value-type="float">
            <text:p><text:s/>22.13 <text:s/></text:p>
          </table:table-cell>
          <table:table-cell table:style-name="ce33" office:value-type="float" office:value="6.5174" calcext:value-type="float">
            <text:p><text:s/>6.52 <text:s/></text:p>
          </table:table-cell>
          <table:table-cell table:style-name="ce33" office:value-type="float" office:value="4.4534" calcext:value-type="float">
            <text:p><text:s/>4.45 <text:s/></text:p>
          </table:table-cell>
          <table:table-cell table:style-name="ce33" office:value-type="float" office:value="3.4511" calcext:value-type="float">
            <text:p><text:s/>3.45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4765" calcext:value-type="float">
            <text:p><text:s/>0.48 <text:s/></text:p>
          </table:table-cell>
          <table:table-cell table:style-name="ce44" office:value-type="float" office:value="0.5257" calcext:value-type="float">
            <text:p><text:s/>0.53 <text:s/></text:p>
          </table:table-cell>
          <table:table-cell table:style-name="ce74"/>
          <table:table-cell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<text:s/>9月</text:p>
          </table:table-cell>
          <table:table-cell table:style-name="ce16"/>
          <table:table-cell table:style-name="ce24" office:value-type="float" office:value="59.572" calcext:value-type="float">
            <text:p><text:s/>59.57 <text:s/></text:p>
          </table:table-cell>
          <table:table-cell table:style-name="ce33" office:value-type="float" office:value="4.3711" calcext:value-type="float">
            <text:p><text:s/>4.37 <text:s/></text:p>
          </table:table-cell>
          <table:table-cell table:style-name="ce33" office:value-type="float" office:value="44.2515" calcext:value-type="float">
            <text:p><text:s/>44.25 <text:s/></text:p>
          </table:table-cell>
          <table:table-cell table:style-name="ce33" office:value-type="float" office:value="19.487" calcext:value-type="float">
            <text:p><text:s/>19.49 <text:s/></text:p>
          </table:table-cell>
          <table:table-cell table:style-name="ce33" office:value-type="float" office:value="2.6752" calcext:value-type="float">
            <text:p><text:s/>2.68 <text:s/></text:p>
          </table:table-cell>
          <table:table-cell table:style-name="ce33" office:value-type="float" office:value="22.0891" calcext:value-type="float">
            <text:p><text:s/>22.09 <text:s/></text:p>
          </table:table-cell>
          <table:table-cell table:style-name="ce33" office:value-type="float" office:value="6.5046" calcext:value-type="float">
            <text:p><text:s/>6.50 <text:s/></text:p>
          </table:table-cell>
          <table:table-cell table:style-name="ce33" office:value-type="float" office:value="4.4446" calcext:value-type="float">
            <text:p><text:s/>4.44 <text:s/></text:p>
          </table:table-cell>
          <table:table-cell table:style-name="ce33" office:value-type="float" office:value="3.4443" calcext:value-type="float">
            <text:p><text:s/>3.4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4755" calcext:value-type="float">
            <text:p><text:s/>0.48 <text:s/></text:p>
          </table:table-cell>
          <table:table-cell table:style-name="ce44" office:value-type="float" office:value="0.5247" calcext:value-type="float">
            <text:p><text:s/>0.52 <text:s/></text:p>
          </table:table-cell>
          <table:table-cell table:style-name="ce74"/>
          <table:table-cell table:number-columns-repeated="1008"/>
        </table:table-row>
        <table:table-row table:style-name="ro3">
          <table:table-cell table:style-name="ce56"/>
          <table:table-cell table:style-name="ce63" office:value-type="string" calcext:value-type="string">
            <text:p>10月</text:p>
          </table:table-cell>
          <table:table-cell table:style-name="ce16"/>
          <table:table-cell table:style-name="ce24" office:value-type="float" office:value="59.5361" calcext:value-type="float">
            <text:p><text:s/>59.54 <text:s/></text:p>
          </table:table-cell>
          <table:table-cell table:style-name="ce33" office:value-type="float" office:value="4.3551" calcext:value-type="float">
            <text:p><text:s/>4.36 <text:s/></text:p>
          </table:table-cell>
          <table:table-cell table:style-name="ce33" office:value-type="float" office:value="44.089" calcext:value-type="float">
            <text:p><text:s/>44.09 <text:s/></text:p>
          </table:table-cell>
          <table:table-cell table:style-name="ce33" office:value-type="float" office:value="19.4155" calcext:value-type="float">
            <text:p><text:s/>19.42 <text:s/></text:p>
          </table:table-cell>
          <table:table-cell table:style-name="ce33" office:value-type="float" office:value="2.6654" calcext:value-type="float">
            <text:p><text:s/>2.67 <text:s/></text:p>
          </table:table-cell>
          <table:table-cell table:style-name="ce33" office:value-type="float" office:value="22.0081" calcext:value-type="float">
            <text:p><text:s/>22.01 <text:s/></text:p>
          </table:table-cell>
          <table:table-cell table:style-name="ce33" office:value-type="float" office:value="6.4807" calcext:value-type="float">
            <text:p><text:s/>6.48 <text:s/></text:p>
          </table:table-cell>
          <table:table-cell table:style-name="ce33" office:value-type="float" office:value="4.6111" calcext:value-type="float">
            <text:p><text:s/>4.61 <text:s/></text:p>
          </table:table-cell>
          <table:table-cell table:style-name="ce33" office:value-type="float" office:value="3.4317" calcext:value-type="float">
            <text:p><text:s/>3.43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4738" calcext:value-type="float">
            <text:p><text:s/>0.47 <text:s/></text:p>
          </table:table-cell>
          <table:table-cell table:style-name="ce44" office:value-type="float" office:value="0.7055" calcext:value-type="float">
            <text:p><text:s/>0.71 <text:s/></text:p>
          </table:table-cell>
          <table:table-cell table:style-name="ce74"/>
          <table:table-cell table:number-columns-repeated="1008"/>
        </table:table-row>
        <table:table-row table:style-name="ro3">
          <table:table-cell table:style-name="ce57"/>
          <table:table-cell table:style-name="ce64" office:value-type="string" calcext:value-type="string">
            <text:p>11月</text:p>
          </table:table-cell>
          <table:table-cell table:style-name="ce17"/>
          <table:table-cell table:style-name="ce25" office:value-type="float" office:value="59.3711" calcext:value-type="float">
            <text:p><text:s/>59.37 <text:s/></text:p>
          </table:table-cell>
          <table:table-cell table:style-name="ce34" office:value-type="float" office:value="4.3449" calcext:value-type="float">
            <text:p><text:s/>4.34 <text:s/></text:p>
          </table:table-cell>
          <table:table-cell table:style-name="ce34" office:value-type="float" office:value="43.9858" calcext:value-type="float">
            <text:p><text:s/>43.99 <text:s/></text:p>
          </table:table-cell>
          <table:table-cell table:style-name="ce34" office:value-type="float" office:value="19.37" calcext:value-type="float">
            <text:p><text:s/>19.37 <text:s/></text:p>
          </table:table-cell>
          <table:table-cell table:style-name="ce34" office:value-type="float" office:value="2.6591" calcext:value-type="float">
            <text:p><text:s/>2.66 <text:s/></text:p>
          </table:table-cell>
          <table:table-cell table:style-name="ce34" office:value-type="float" office:value="21.9565" calcext:value-type="float">
            <text:p><text:s/>21.96 <text:s/></text:p>
          </table:table-cell>
          <table:table-cell table:style-name="ce34" office:value-type="float" office:value="6.4656" calcext:value-type="float">
            <text:p><text:s/>6.47 <text:s/></text:p>
          </table:table-cell>
          <table:table-cell table:style-name="ce34" office:value-type="float" office:value="4.5747" calcext:value-type="float">
            <text:p><text:s/>4.57 <text:s/></text:p>
          </table:table-cell>
          <table:table-cell table:style-name="ce34" office:value-type="float" office:value="3.4236" calcext:value-type="float">
            <text:p><text:s/>3.4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4727" calcext:value-type="float">
            <text:p><text:s/>0.47 <text:s/></text:p>
          </table:table-cell>
          <table:table-cell table:style-name="ce45" office:value-type="float" office:value="0.6783" calcext:value-type="float">
            <text:p><text:s/>0.68 <text:s/></text:p>
          </table:table-cell>
          <table:table-cell table:number-columns-repeated="1009"/>
        </table:table-row>
        <table:table-row table:style-name="ro2" table:number-rows-repeated="11">
          <table:table-cell table:style-name="ce58" table:number-columns-repeated="2"/>
          <table:table-cell table:style-name="ce18"/>
          <table:table-cell table:style-name="ce26" table:number-columns-repeated="12"/>
          <table:table-cell table:number-columns-repeated="1009"/>
        </table:table-row>
        <table:table-row table:style-name="ro2" table:number-rows-repeated="10">
          <table:table-cell table:number-columns-repeated="3"/>
          <table:table-cell table:style-name="ce68" table:number-columns-repeated="12"/>
          <table:table-cell table:number-columns-repeated="1009"/>
        </table:table-row>
        <table:table-row table:style-name="ro5" table:number-rows-repeated="104850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RowStartCell" table:base-cell-address="$Page1.$A$1" table:cell-range-address="$Page2.$A$6"/>
        </table:named-expressions>
      </table:table>
      <table:table table:name="Page3" table:style-name="ta3">
        <table:table-column table:style-name="co1" table:default-cell-style-name="ce10"/>
        <table:table-column table:style-name="co2" table:default-cell-style-name="ce10"/>
        <table:table-column table:style-name="co3" table:default-cell-style-name="ce20"/>
        <table:table-column table:style-name="co10" table:number-columns-repeated="8" table:default-cell-style-name="ce29"/>
        <table:table-column table:style-name="co9" table:default-cell-style-name="ce52"/>
        <table:table-column table:style-name="co7" table:number-columns-repeated="245" table:default-cell-style-name="ce5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10-8 發電裝置容量結構（三）</text:p>
          </table:table-cell>
          <table:covered-table-cell table:number-columns-repeated="10" table:style-name="ce11"/>
          <table:table-cell table:style-name="ce46" table:number-columns-repeated="1013"/>
        </table:table-row>
        <table:table-row table:style-name="ro2">
          <table:table-cell table:style-name="ce2" table:number-columns-repeated="10"/>
          <table:table-cell table:style-name="ce39" office:value-type="string" calcext:value-type="string">
            <text:p>單位：%</text:p>
          </table:table-cell>
          <table:table-cell table:style-name="ce47" table:number-columns-repeated="1013"/>
        </table:table-row>
        <table:table-row table:style-name="ro2">
          <table:table-cell table:style-name="ce3" office:value-type="string" calcext:value-type="string" table:number-columns-spanned="3" table:number-rows-spanned="3">
            <text:p>年月</text:p>
          </table:table-cell>
          <table:covered-table-cell table:style-name="ce78"/>
          <table:covered-table-cell table:style-name="ce83"/>
          <table:table-cell table:style-name="ce4" office:value-type="string" calcext:value-type="string" table:number-columns-spanned="8" table:number-rows-spanned="1">
            <text:p>民營電廠</text:p>
          </table:table-cell>
          <table:covered-table-cell table:number-columns-repeated="6" table:style-name="ce91"/>
          <table:covered-table-cell table:style-name="ce96"/>
          <table:table-cell table:style-name="ce73" table:number-columns-repeated="1013"/>
        </table:table-row>
        <table:table-row table:style-name="ro2">
          <table:covered-table-cell table:style-name="ce22"/>
          <table:covered-table-cell table:style-name="ce79"/>
          <table:covered-table-cell table:style-name="ce84"/>
          <table:table-cell table:style-name="ce3" office:value-type="string" calcext:value-type="string" table:number-columns-spanned="1" table:number-rows-spanned="2">
            <text:p>合計</text:p>
          </table:table-cell>
          <table:table-cell table:style-name="ce92" office:value-type="string" calcext:value-type="string" table:number-columns-spanned="3" table:number-rows-spanned="1">
            <text:p>火力</text:p>
          </table:table-cell>
          <table:covered-table-cell table:number-columns-repeated="2" table:style-name="ce78"/>
          <table:table-cell table:style-name="ce3" office:value-type="string" calcext:value-type="string" table:number-columns-spanned="4" table:number-rows-spanned="1">
            <text:p>再生能源</text:p>
          </table:table-cell>
          <table:covered-table-cell table:number-columns-repeated="2" table:style-name="ce78"/>
          <table:covered-table-cell table:style-name="ce83"/>
          <table:table-cell table:style-name="ce73" table:number-columns-repeated="1013"/>
        </table:table-row>
        <table:table-row table:style-name="ro2">
          <table:covered-table-cell table:style-name="ce22"/>
          <table:covered-table-cell table:style-name="ce79"/>
          <table:covered-table-cell table:style-name="ce84"/>
          <table:covered-table-cell table:style-name="ce22"/>
          <table:table-cell table:style-name="ce92" office:value-type="string" calcext:value-type="string">
            <text:p>小計</text:p>
          </table:table-cell>
          <table:table-cell table:style-name="ce92" office:value-type="string" calcext:value-type="string">
            <text:p>燃煤</text:p>
          </table:table-cell>
          <table:table-cell table:style-name="ce92" office:value-type="string" calcext:value-type="string">
            <text:p>燃氣</text:p>
          </table:table-cell>
          <table:table-cell table:style-name="ce92" office:value-type="string" calcext:value-type="string">
            <text:p>小計</text:p>
          </table:table-cell>
          <table:table-cell table:style-name="ce92" office:value-type="string" calcext:value-type="string">
            <text:p>慣常水力</text:p>
          </table:table-cell>
          <table:table-cell table:style-name="ce92" office:value-type="string" calcext:value-type="string">
            <text:p>太陽光電</text:p>
          </table:table-cell>
          <table:table-cell table:style-name="ce3" office:value-type="string" calcext:value-type="string">
            <text:p>風力</text:p>
          </table:table-cell>
          <table:table-cell table:style-name="ce73" table:number-columns-repeated="1013"/>
        </table:table-row>
        <table:table-row table:style-name="ro3">
          <table:table-cell table:style-name="ce75" office:value-type="string" calcext:value-type="string">
            <text:p>民國 91年</text:p>
          </table:table-cell>
          <table:table-cell table:style-name="ce80"/>
          <table:table-cell table:style-name="ce85"/>
          <table:table-cell table:style-name="ce88" office:value-type="float" office:value="12.1028" calcext:value-type="float">
            <text:p><text:s/>12.10 <text:s/></text:p>
          </table:table-cell>
          <table:table-cell table:style-name="ce93" office:value-type="float" office:value="12.0798" calcext:value-type="float">
            <text:p><text:s/>12.08 <text:s/></text:p>
          </table:table-cell>
          <table:table-cell table:style-name="ce93" office:value-type="float" office:value="8.1407" calcext:value-type="float">
            <text:p><text:s/>8.14 <text:s/></text:p>
          </table:table-cell>
          <table:table-cell table:style-name="ce93" office:value-type="float" office:value="3.939" calcext:value-type="float">
            <text:p><text:s/>3.94 <text:s/></text:p>
          </table:table-cell>
          <table:table-cell table:number-columns-repeated="2" table:style-name="ce93" office:value-type="float" office:value="0.0229" calcext:value-type="float">
            <text:p><text:s/>0.02 <text:s/></text:p>
          </table:table-cell>
          <table:table-cell table:style-name="ce93" office:value-type="float" office:value="0" calcext:value-type="float">
            <text:p>- <text:s/></text:p>
          </table:table-cell>
          <table:table-cell table:style-name="ce97" office:value-type="float" office:value="0" calcext:value-type="float">
            <text:p>- <text:s/></text:p>
          </table:table-cell>
          <table:table-cell table:style-name="ce51" table:number-columns-repeated="1013"/>
        </table:table-row>
        <table:table-row table:style-name="ro3">
          <table:table-cell table:style-name="ce76" office:value-type="string" calcext:value-type="string">
            <text:p>民國 92年</text:p>
          </table:table-cell>
          <table:table-cell table:style-name="ce81"/>
          <table:table-cell table:style-name="ce86"/>
          <table:table-cell table:style-name="ce89" office:value-type="float" office:value="14.3659" calcext:value-type="float">
            <text:p><text:s/>14.37 <text:s/></text:p>
          </table:table-cell>
          <table:table-cell table:style-name="ce94" office:value-type="float" office:value="14.3441" calcext:value-type="float">
            <text:p><text:s/>14.34 <text:s/></text:p>
          </table:table-cell>
          <table:table-cell table:style-name="ce94" office:value-type="float" office:value="7.7333" calcext:value-type="float">
            <text:p><text:s/>7.73 <text:s/></text:p>
          </table:table-cell>
          <table:table-cell table:style-name="ce94" office:value-type="float" office:value="6.6107" calcext:value-type="float">
            <text:p><text:s/>6.61 <text:s/></text:p>
          </table:table-cell>
          <table:table-cell table:number-columns-repeated="2" table:style-name="ce94" office:value-type="float" office:value="0.0218" calcext:value-type="float">
            <text:p><text:s/>0.02 <text:s/></text:p>
          </table:table-cell>
          <table:table-cell table:style-name="ce94" office:value-type="float" office:value="0" calcext:value-type="float">
            <text:p>- <text:s/></text:p>
          </table:table-cell>
          <table:table-cell table:style-name="ce98" office:value-type="float" office:value="0" calcext:value-type="float">
            <text:p>- <text:s/></text:p>
          </table:table-cell>
          <table:table-cell table:style-name="ce51" table:number-columns-repeated="1013"/>
        </table:table-row>
        <table:table-row table:style-name="ro3">
          <table:table-cell table:style-name="ce76" office:value-type="string" calcext:value-type="string">
            <text:p>民國 93年</text:p>
          </table:table-cell>
          <table:table-cell table:style-name="ce81"/>
          <table:table-cell table:style-name="ce86"/>
          <table:table-cell table:style-name="ce89" office:value-type="float" office:value="17.242" calcext:value-type="float">
            <text:p><text:s/>17.24 <text:s/></text:p>
          </table:table-cell>
          <table:table-cell table:style-name="ce94" office:value-type="float" office:value="17.2165" calcext:value-type="float">
            <text:p><text:s/>17.22 <text:s/></text:p>
          </table:table-cell>
          <table:table-cell table:style-name="ce94" office:value-type="float" office:value="7.3921" calcext:value-type="float">
            <text:p><text:s/>7.39 <text:s/></text:p>
          </table:table-cell>
          <table:table-cell table:style-name="ce94" office:value-type="float" office:value="9.8243" calcext:value-type="float">
            <text:p><text:s/>9.82 <text:s/></text:p>
          </table:table-cell>
          <table:table-cell table:number-columns-repeated="2" table:style-name="ce94" office:value-type="float" office:value="0.0255" calcext:value-type="float">
            <text:p><text:s/>0.03 <text:s/></text:p>
          </table:table-cell>
          <table:table-cell table:style-name="ce94" office:value-type="float" office:value="0" calcext:value-type="float">
            <text:p>- <text:s/></text:p>
          </table:table-cell>
          <table:table-cell table:style-name="ce98" office:value-type="float" office:value="0" calcext:value-type="float">
            <text:p>- <text:s/></text:p>
          </table:table-cell>
          <table:table-cell table:style-name="ce51" table:number-columns-repeated="1013"/>
        </table:table-row>
        <table:table-row table:style-name="ro3">
          <table:table-cell table:style-name="ce76" office:value-type="string" calcext:value-type="string">
            <text:p>民國 94年</text:p>
          </table:table-cell>
          <table:table-cell table:style-name="ce81"/>
          <table:table-cell table:style-name="ce86"/>
          <table:table-cell table:style-name="ce89" office:value-type="float" office:value="16.762" calcext:value-type="float">
            <text:p><text:s/>16.76 <text:s/></text:p>
          </table:table-cell>
          <table:table-cell table:style-name="ce94" office:value-type="float" office:value="16.7372" calcext:value-type="float">
            <text:p><text:s/>16.74 <text:s/></text:p>
          </table:table-cell>
          <table:table-cell table:style-name="ce94" office:value-type="float" office:value="7.1863" calcext:value-type="float">
            <text:p><text:s/>7.19 <text:s/></text:p>
          </table:table-cell>
          <table:table-cell table:style-name="ce94" office:value-type="float" office:value="9.5508" calcext:value-type="float">
            <text:p><text:s/>9.55 <text:s/></text:p>
          </table:table-cell>
          <table:table-cell table:number-columns-repeated="2" table:style-name="ce94" office:value-type="float" office:value="0.0248" calcext:value-type="float">
            <text:p><text:s/>0.02 <text:s/></text:p>
          </table:table-cell>
          <table:table-cell table:style-name="ce94" office:value-type="float" office:value="0" calcext:value-type="float">
            <text:p>- <text:s/></text:p>
          </table:table-cell>
          <table:table-cell table:style-name="ce98" office:value-type="float" office:value="0" calcext:value-type="float">
            <text:p>- <text:s/></text:p>
          </table:table-cell>
          <table:table-cell table:style-name="ce51" table:number-columns-repeated="1013"/>
        </table:table-row>
        <table:table-row table:style-name="ro3">
          <table:table-cell table:style-name="ce76" office:value-type="string" calcext:value-type="string">
            <text:p>民國 95年</text:p>
          </table:table-cell>
          <table:table-cell table:style-name="ce81"/>
          <table:table-cell table:style-name="ce86"/>
          <table:table-cell table:style-name="ce89" office:value-type="float" office:value="16.1716" calcext:value-type="float">
            <text:p><text:s/>16.17 <text:s/></text:p>
          </table:table-cell>
          <table:table-cell table:style-name="ce94" office:value-type="float" office:value="16.0371" calcext:value-type="float">
            <text:p><text:s/>16.04 <text:s/></text:p>
          </table:table-cell>
          <table:table-cell table:style-name="ce94" office:value-type="float" office:value="6.8857" calcext:value-type="float">
            <text:p><text:s/>6.89 <text:s/></text:p>
          </table:table-cell>
          <table:table-cell table:style-name="ce94" office:value-type="float" office:value="9.1513" calcext:value-type="float">
            <text:p><text:s/>9.15 <text:s/></text:p>
          </table:table-cell>
          <table:table-cell table:style-name="ce94" office:value-type="float" office:value="0.1344" calcext:value-type="float">
            <text:p><text:s/>0.13 <text:s/></text:p>
          </table:table-cell>
          <table:table-cell table:style-name="ce94" office:value-type="float" office:value="0.0238" calcext:value-type="float">
            <text:p><text:s/>0.02 <text:s/></text:p>
          </table:table-cell>
          <table:table-cell table:style-name="ce94" office:value-type="float" office:value="0" calcext:value-type="float">
            <text:p>- <text:s/></text:p>
          </table:table-cell>
          <table:table-cell table:style-name="ce98" office:value-type="float" office:value="0.1106" calcext:value-type="float">
            <text:p><text:s/>0.11 <text:s/></text:p>
          </table:table-cell>
          <table:table-cell table:style-name="ce51" table:number-columns-repeated="1013"/>
        </table:table-row>
        <table:table-row table:style-name="ro3">
          <table:table-cell table:style-name="ce76" office:value-type="string" calcext:value-type="string">
            <text:p>民國 96年</text:p>
          </table:table-cell>
          <table:table-cell table:style-name="ce81"/>
          <table:table-cell table:style-name="ce86"/>
          <table:table-cell table:style-name="ce89" office:value-type="float" office:value="15.9046" calcext:value-type="float">
            <text:p><text:s/>15.90 <text:s/></text:p>
          </table:table-cell>
          <table:table-cell table:style-name="ce94" office:value-type="float" office:value="15.7474" calcext:value-type="float">
            <text:p><text:s/>15.75 <text:s/></text:p>
          </table:table-cell>
          <table:table-cell table:style-name="ce94" office:value-type="float" office:value="6.7613" calcext:value-type="float">
            <text:p><text:s/>6.76 <text:s/></text:p>
          </table:table-cell>
          <table:table-cell table:style-name="ce94" office:value-type="float" office:value="8.9861" calcext:value-type="float">
            <text:p><text:s/>8.99 <text:s/></text:p>
          </table:table-cell>
          <table:table-cell table:style-name="ce94" office:value-type="float" office:value="0.1571" calcext:value-type="float">
            <text:p><text:s/>0.16 <text:s/></text:p>
          </table:table-cell>
          <table:table-cell table:style-name="ce94" office:value-type="float" office:value="0.0485" calcext:value-type="float">
            <text:p><text:s/>0.05 <text:s/></text:p>
          </table:table-cell>
          <table:table-cell table:style-name="ce94" office:value-type="float" office:value="0" calcext:value-type="float">
            <text:p>- <text:s/></text:p>
          </table:table-cell>
          <table:table-cell table:style-name="ce98" office:value-type="float" office:value="0.1086" calcext:value-type="float">
            <text:p><text:s/>0.11 <text:s/></text:p>
          </table:table-cell>
          <table:table-cell table:style-name="ce51" table:number-columns-repeated="1013"/>
        </table:table-row>
        <table:table-row table:style-name="ro3">
          <table:table-cell table:style-name="ce76" office:value-type="string" calcext:value-type="string">
            <text:p>民國 97年</text:p>
          </table:table-cell>
          <table:table-cell table:style-name="ce81"/>
          <table:table-cell table:style-name="ce86"/>
          <table:table-cell table:style-name="ce89" office:value-type="float" office:value="15.9162" calcext:value-type="float">
            <text:p><text:s/>15.92 <text:s/></text:p>
          </table:table-cell>
          <table:table-cell table:style-name="ce94" office:value-type="float" office:value="15.5856" calcext:value-type="float">
            <text:p><text:s/>15.59 <text:s/></text:p>
          </table:table-cell>
          <table:table-cell table:style-name="ce94" office:value-type="float" office:value="6.6919" calcext:value-type="float">
            <text:p><text:s/>6.69 <text:s/></text:p>
          </table:table-cell>
          <table:table-cell table:style-name="ce94" office:value-type="float" office:value="8.8937" calcext:value-type="float">
            <text:p><text:s/>8.89 <text:s/></text:p>
          </table:table-cell>
          <table:table-cell table:style-name="ce94" office:value-type="float" office:value="0.3306" calcext:value-type="float">
            <text:p><text:s/>0.33 <text:s/></text:p>
          </table:table-cell>
          <table:table-cell table:style-name="ce94" office:value-type="float" office:value="0.084" calcext:value-type="float">
            <text:p><text:s/>0.08 <text:s/></text:p>
          </table:table-cell>
          <table:table-cell table:style-name="ce94" office:value-type="float" office:value="0" calcext:value-type="float">
            <text:p>- <text:s/></text:p>
          </table:table-cell>
          <table:table-cell table:style-name="ce98" office:value-type="float" office:value="0.2465" calcext:value-type="float">
            <text:p><text:s/>0.25 <text:s/></text:p>
          </table:table-cell>
          <table:table-cell table:style-name="ce51" table:number-columns-repeated="1013"/>
        </table:table-row>
        <table:table-row table:style-name="ro3">
          <table:table-cell table:style-name="ce76" office:value-type="string" calcext:value-type="string">
            <text:p>民國 98年</text:p>
          </table:table-cell>
          <table:table-cell table:style-name="ce81"/>
          <table:table-cell table:style-name="ce86"/>
          <table:table-cell table:style-name="ce89" office:value-type="float" office:value="16.5669" calcext:value-type="float">
            <text:p><text:s/>16.57 <text:s/></text:p>
          </table:table-cell>
          <table:table-cell table:style-name="ce94" office:value-type="float" office:value="16.0889" calcext:value-type="float">
            <text:p><text:s/>16.09 <text:s/></text:p>
          </table:table-cell>
          <table:table-cell table:style-name="ce94" office:value-type="float" office:value="6.4689" calcext:value-type="float">
            <text:p><text:s/>6.47 <text:s/></text:p>
          </table:table-cell>
          <table:table-cell table:style-name="ce94" office:value-type="float" office:value="9.62" calcext:value-type="float">
            <text:p><text:s/>9.62 <text:s/></text:p>
          </table:table-cell>
          <table:table-cell table:style-name="ce94" office:value-type="float" office:value="0.4779" calcext:value-type="float">
            <text:p><text:s/>0.48 <text:s/></text:p>
          </table:table-cell>
          <table:table-cell table:style-name="ce94" office:value-type="float" office:value="0.0812" calcext:value-type="float">
            <text:p><text:s/>0.08 <text:s/></text:p>
          </table:table-cell>
          <table:table-cell table:style-name="ce94" office:value-type="float" office:value="0" calcext:value-type="float">
            <text:p>- <text:s/></text:p>
          </table:table-cell>
          <table:table-cell table:style-name="ce98" office:value-type="float" office:value="0.3966" calcext:value-type="float">
            <text:p><text:s/>0.40 <text:s/></text:p>
          </table:table-cell>
          <table:table-cell table:style-name="ce51" table:number-columns-repeated="1013"/>
        </table:table-row>
        <table:table-row table:style-name="ro3">
          <table:table-cell table:style-name="ce76" office:value-type="string" calcext:value-type="string">
            <text:p>民國 99年</text:p>
          </table:table-cell>
          <table:table-cell table:style-name="ce81"/>
          <table:table-cell table:style-name="ce86"/>
          <table:table-cell table:style-name="ce89" office:value-type="float" office:value="16.3199" calcext:value-type="float">
            <text:p><text:s/>16.32 <text:s/></text:p>
          </table:table-cell>
          <table:table-cell table:style-name="ce94" office:value-type="float" office:value="15.7851" calcext:value-type="float">
            <text:p><text:s/>15.79 <text:s/></text:p>
          </table:table-cell>
          <table:table-cell table:style-name="ce94" office:value-type="float" office:value="6.3467" calcext:value-type="float">
            <text:p><text:s/>6.35 <text:s/></text:p>
          </table:table-cell>
          <table:table-cell table:style-name="ce94" office:value-type="float" office:value="9.4383" calcext:value-type="float">
            <text:p><text:s/>9.44 <text:s/></text:p>
          </table:table-cell>
          <table:table-cell table:style-name="ce94" office:value-type="float" office:value="0.5348" calcext:value-type="float">
            <text:p><text:s/>0.53 <text:s/></text:p>
          </table:table-cell>
          <table:table-cell table:style-name="ce94" office:value-type="float" office:value="0.0797" calcext:value-type="float">
            <text:p><text:s/>0.08 <text:s/></text:p>
          </table:table-cell>
          <table:table-cell table:style-name="ce94" office:value-type="float" office:value="0" calcext:value-type="float">
            <text:p>- <text:s/></text:p>
          </table:table-cell>
          <table:table-cell table:style-name="ce98" office:value-type="float" office:value="0.4551" calcext:value-type="float">
            <text:p><text:s/>0.46 <text:s/></text:p>
          </table:table-cell>
          <table:table-cell table:style-name="ce51" table:number-columns-repeated="1013"/>
        </table:table-row>
        <table:table-row table:style-name="ro3">
          <table:table-cell table:style-name="ce76" office:value-type="string" calcext:value-type="string">
            <text:p>民國100年</text:p>
          </table:table-cell>
          <table:table-cell table:style-name="ce81"/>
          <table:table-cell table:style-name="ce86"/>
          <table:table-cell table:style-name="ce89" office:value-type="float" office:value="16.369" calcext:value-type="float">
            <text:p><text:s/>16.37 <text:s/></text:p>
          </table:table-cell>
          <table:table-cell table:style-name="ce94" office:value-type="float" office:value="15.8143" calcext:value-type="float">
            <text:p><text:s/>15.81 <text:s/></text:p>
          </table:table-cell>
          <table:table-cell table:style-name="ce94" office:value-type="float" office:value="6.3585" calcext:value-type="float">
            <text:p><text:s/>6.36 <text:s/></text:p>
          </table:table-cell>
          <table:table-cell table:style-name="ce94" office:value-type="float" office:value="9.4557" calcext:value-type="float">
            <text:p><text:s/>9.46 <text:s/></text:p>
          </table:table-cell>
          <table:table-cell table:style-name="ce94" office:value-type="float" office:value="0.5547" calcext:value-type="float">
            <text:p><text:s/>0.55 <text:s/></text:p>
          </table:table-cell>
          <table:table-cell table:style-name="ce94" office:value-type="float" office:value="0.0799" calcext:value-type="float">
            <text:p><text:s/>0.08 <text:s/></text:p>
          </table:table-cell>
          <table:table-cell table:style-name="ce94" office:value-type="float" office:value="0" calcext:value-type="float">
            <text:p>- <text:s/></text:p>
          </table:table-cell>
          <table:table-cell table:style-name="ce98" office:value-type="float" office:value="0.4748" calcext:value-type="float">
            <text:p><text:s/>0.47 <text:s/></text:p>
          </table:table-cell>
          <table:table-cell table:style-name="ce51" table:number-columns-repeated="1013"/>
        </table:table-row>
        <table:table-row table:style-name="ro3">
          <table:table-cell table:style-name="ce76" office:value-type="string" calcext:value-type="string">
            <text:p>民國101年</text:p>
          </table:table-cell>
          <table:table-cell table:style-name="ce81"/>
          <table:table-cell table:style-name="ce86"/>
          <table:table-cell table:style-name="ce89" office:value-type="float" office:value="16.5956" calcext:value-type="float">
            <text:p><text:s/>16.60 <text:s/></text:p>
          </table:table-cell>
          <table:table-cell table:style-name="ce94" office:value-type="float" office:value="15.9365" calcext:value-type="float">
            <text:p><text:s/>15.94 <text:s/></text:p>
          </table:table-cell>
          <table:table-cell table:style-name="ce94" office:value-type="float" office:value="6.4077" calcext:value-type="float">
            <text:p><text:s/>6.41 <text:s/></text:p>
          </table:table-cell>
          <table:table-cell table:style-name="ce94" office:value-type="float" office:value="9.5288" calcext:value-type="float">
            <text:p><text:s/>9.53 <text:s/></text:p>
          </table:table-cell>
          <table:table-cell table:style-name="ce94" office:value-type="float" office:value="0.659" calcext:value-type="float">
            <text:p><text:s/>0.66 <text:s/></text:p>
          </table:table-cell>
          <table:table-cell table:style-name="ce94" office:value-type="float" office:value="0.0807" calcext:value-type="float">
            <text:p><text:s/>0.08 <text:s/></text:p>
          </table:table-cell>
          <table:table-cell table:style-name="ce94" office:value-type="float" office:value="0" calcext:value-type="float">
            <text:p>- <text:s/></text:p>
          </table:table-cell>
          <table:table-cell table:style-name="ce98" office:value-type="float" office:value="0.5783" calcext:value-type="float">
            <text:p><text:s/>0.58 <text:s/></text:p>
          </table:table-cell>
          <table:table-cell table:style-name="ce51" table:number-columns-repeated="1013"/>
        </table:table-row>
        <table:table-row table:style-name="ro3">
          <table:table-cell table:style-name="ce76" office:value-type="string" calcext:value-type="string">
            <text:p>民國102年</text:p>
          </table:table-cell>
          <table:table-cell table:style-name="ce81"/>
          <table:table-cell table:style-name="ce86"/>
          <table:table-cell table:style-name="ce89" office:value-type="float" office:value="16.5603" calcext:value-type="float">
            <text:p><text:s/>16.56 <text:s/></text:p>
          </table:table-cell>
          <table:table-cell table:style-name="ce94" office:value-type="float" office:value="15.7994" calcext:value-type="float">
            <text:p><text:s/>15.80 <text:s/></text:p>
          </table:table-cell>
          <table:table-cell table:style-name="ce94" office:value-type="float" office:value="6.3525" calcext:value-type="float">
            <text:p><text:s/>6.35 <text:s/></text:p>
          </table:table-cell>
          <table:table-cell table:style-name="ce94" office:value-type="float" office:value="9.4469" calcext:value-type="float">
            <text:p><text:s/>9.45 <text:s/></text:p>
          </table:table-cell>
          <table:table-cell table:style-name="ce94" office:value-type="float" office:value="0.7608" calcext:value-type="float">
            <text:p><text:s/>0.76 <text:s/></text:p>
          </table:table-cell>
          <table:table-cell table:style-name="ce94" office:value-type="float" office:value="0.08" calcext:value-type="float">
            <text:p><text:s/>0.08 <text:s/></text:p>
          </table:table-cell>
          <table:table-cell table:style-name="ce94" office:value-type="float" office:value="0.0189" calcext:value-type="float">
            <text:p><text:s/>0.02 <text:s/></text:p>
          </table:table-cell>
          <table:table-cell table:style-name="ce98" office:value-type="float" office:value="0.6618" calcext:value-type="float">
            <text:p><text:s/>0.66 <text:s/></text:p>
          </table:table-cell>
          <table:table-cell table:style-name="ce51" table:number-columns-repeated="1013"/>
        </table:table-row>
        <table:table-row table:style-name="ro3">
          <table:table-cell table:style-name="ce76" office:value-type="string" calcext:value-type="string">
            <text:p>民國103年</text:p>
          </table:table-cell>
          <table:table-cell table:style-name="ce81"/>
          <table:table-cell table:style-name="ce86"/>
          <table:table-cell table:style-name="ce89" office:value-type="float" office:value="16.7527" calcext:value-type="float">
            <text:p><text:s/>16.75 <text:s/></text:p>
          </table:table-cell>
          <table:table-cell table:style-name="ce94" office:value-type="float" office:value="15.9254" calcext:value-type="float">
            <text:p><text:s/>15.93 <text:s/></text:p>
          </table:table-cell>
          <table:table-cell table:style-name="ce94" office:value-type="float" office:value="6.4032" calcext:value-type="float">
            <text:p><text:s/>6.40 <text:s/></text:p>
          </table:table-cell>
          <table:table-cell table:style-name="ce94" office:value-type="float" office:value="9.5222" calcext:value-type="float">
            <text:p><text:s/>9.52 <text:s/></text:p>
          </table:table-cell>
          <table:table-cell table:style-name="ce94" office:value-type="float" office:value="0.8273" calcext:value-type="float">
            <text:p><text:s/>0.83 <text:s/></text:p>
          </table:table-cell>
          <table:table-cell table:style-name="ce94" office:value-type="float" office:value="0.0806" calcext:value-type="float">
            <text:p><text:s/>0.08 <text:s/></text:p>
          </table:table-cell>
          <table:table-cell table:style-name="ce94" office:value-type="float" office:value="0.0319" calcext:value-type="float">
            <text:p><text:s/>0.03 <text:s/></text:p>
          </table:table-cell>
          <table:table-cell table:style-name="ce98" office:value-type="float" office:value="0.7146" calcext:value-type="float">
            <text:p><text:s/>0.71 <text:s/></text:p>
          </table:table-cell>
          <table:table-cell table:style-name="ce51" table:number-columns-repeated="1013"/>
        </table:table-row>
        <table:table-row table:style-name="ro3">
          <table:table-cell table:style-name="ce76" office:value-type="string" calcext:value-type="string">
            <text:p>民國104年</text:p>
          </table:table-cell>
          <table:table-cell table:style-name="ce81"/>
          <table:table-cell table:style-name="ce86"/>
          <table:table-cell table:style-name="ce89" office:value-type="float" office:value="16.6836" calcext:value-type="float">
            <text:p><text:s/>16.68 <text:s/></text:p>
          </table:table-cell>
          <table:table-cell table:style-name="ce94" office:value-type="float" office:value="15.8427" calcext:value-type="float">
            <text:p><text:s/>15.84 <text:s/></text:p>
          </table:table-cell>
          <table:table-cell table:style-name="ce94" office:value-type="float" office:value="6.3699" calcext:value-type="float">
            <text:p><text:s/>6.37 <text:s/></text:p>
          </table:table-cell>
          <table:table-cell table:style-name="ce94" office:value-type="float" office:value="9.4727" calcext:value-type="float">
            <text:p><text:s/>9.47 <text:s/></text:p>
          </table:table-cell>
          <table:table-cell table:style-name="ce94" office:value-type="float" office:value="0.8408" calcext:value-type="float">
            <text:p><text:s/>0.84 <text:s/></text:p>
          </table:table-cell>
          <table:table-cell table:style-name="ce94" office:value-type="float" office:value="0.0802" calcext:value-type="float">
            <text:p><text:s/>0.08 <text:s/></text:p>
          </table:table-cell>
          <table:table-cell table:style-name="ce94" office:value-type="float" office:value="0.0448" calcext:value-type="float">
            <text:p><text:s/>0.04 <text:s/></text:p>
          </table:table-cell>
          <table:table-cell table:style-name="ce98" office:value-type="float" office:value="0.7156" calcext:value-type="float">
            <text:p><text:s/>0.72 <text:s/></text:p>
          </table:table-cell>
          <table:table-cell table:style-name="ce51" table:number-columns-repeated="1013"/>
        </table:table-row>
        <table:table-row table:style-name="ro3">
          <table:table-cell table:style-name="ce76" office:value-type="string" calcext:value-type="string">
            <text:p>民國105年</text:p>
          </table:table-cell>
          <table:table-cell table:style-name="ce81"/>
          <table:table-cell table:style-name="ce86"/>
          <table:table-cell table:style-name="ce89" office:value-type="float" office:value="16.4641" calcext:value-type="float">
            <text:p><text:s/>16.46 <text:s/></text:p>
          </table:table-cell>
          <table:table-cell table:style-name="ce94" office:value-type="float" office:value="15.5507" calcext:value-type="float">
            <text:p><text:s/>15.55 <text:s/></text:p>
          </table:table-cell>
          <table:table-cell table:style-name="ce94" office:value-type="float" office:value="6.2525" calcext:value-type="float">
            <text:p><text:s/>6.25 <text:s/></text:p>
          </table:table-cell>
          <table:table-cell table:style-name="ce94" office:value-type="float" office:value="9.2981" calcext:value-type="float">
            <text:p><text:s/>9.30 <text:s/></text:p>
          </table:table-cell>
          <table:table-cell table:style-name="ce94" office:value-type="float" office:value="0.9133" calcext:value-type="float">
            <text:p><text:s/>0.91 <text:s/></text:p>
          </table:table-cell>
          <table:table-cell table:style-name="ce94" office:value-type="float" office:value="0.0787" calcext:value-type="float">
            <text:p><text:s/>0.08 <text:s/></text:p>
          </table:table-cell>
          <table:table-cell table:style-name="ce94" office:value-type="float" office:value="0.0606" calcext:value-type="float">
            <text:p><text:s/>0.06 <text:s/></text:p>
          </table:table-cell>
          <table:table-cell table:style-name="ce98" office:value-type="float" office:value="0.7739" calcext:value-type="float">
            <text:p><text:s/>0.77 <text:s/></text:p>
          </table:table-cell>
          <table:table-cell table:style-name="ce51" table:number-columns-repeated="1013"/>
        </table:table-row>
        <table:table-row table:style-name="ro3">
          <table:table-cell table:style-name="ce76" office:value-type="string" calcext:value-type="string">
            <text:p>民國106年</text:p>
          </table:table-cell>
          <table:table-cell table:style-name="ce81"/>
          <table:table-cell table:style-name="ce86"/>
          <table:table-cell table:style-name="ce89" office:value-type="float" office:value="16.6301" calcext:value-type="float">
            <text:p><text:s/>16.63 <text:s/></text:p>
          </table:table-cell>
          <table:table-cell table:style-name="ce94" office:value-type="float" office:value="15.6433" calcext:value-type="float">
            <text:p><text:s/>15.64 <text:s/></text:p>
          </table:table-cell>
          <table:table-cell table:style-name="ce94" office:value-type="float" office:value="6.2898" calcext:value-type="float">
            <text:p><text:s/>6.29 <text:s/></text:p>
          </table:table-cell>
          <table:table-cell table:style-name="ce94" office:value-type="float" office:value="9.3535" calcext:value-type="float">
            <text:p><text:s/>9.35 <text:s/></text:p>
          </table:table-cell>
          <table:table-cell table:style-name="ce94" office:value-type="float" office:value="0.9868" calcext:value-type="float">
            <text:p><text:s/>0.99 <text:s/></text:p>
          </table:table-cell>
          <table:table-cell table:style-name="ce94" office:value-type="float" office:value="0.0792" calcext:value-type="float">
            <text:p><text:s/>0.08 <text:s/></text:p>
          </table:table-cell>
          <table:table-cell table:style-name="ce94" office:value-type="float" office:value="0.1081" calcext:value-type="float">
            <text:p><text:s/>0.11 <text:s/></text:p>
          </table:table-cell>
          <table:table-cell table:style-name="ce98" office:value-type="float" office:value="0.7994" calcext:value-type="float">
            <text:p><text:s/>0.80 <text:s/></text:p>
          </table:table-cell>
          <table:table-cell table:style-name="ce51" table:number-columns-repeated="1013"/>
        </table:table-row>
        <table:table-row table:style-name="ro3">
          <table:table-cell table:style-name="ce76" office:value-type="string" calcext:value-type="string">
            <text:p>民國107年</text:p>
          </table:table-cell>
          <table:table-cell table:style-name="ce81"/>
          <table:table-cell table:style-name="ce86"/>
          <table:table-cell table:style-name="ce89" office:value-type="float" office:value="16.5754" calcext:value-type="float">
            <text:p><text:s/>16.58 <text:s/></text:p>
          </table:table-cell>
          <table:table-cell table:style-name="ce94" office:value-type="float" office:value="15.6007" calcext:value-type="float">
            <text:p><text:s/>15.60 <text:s/></text:p>
          </table:table-cell>
          <table:table-cell table:style-name="ce94" office:value-type="float" office:value="5.9057" calcext:value-type="float">
            <text:p><text:s/>5.91 <text:s/></text:p>
          </table:table-cell>
          <table:table-cell table:style-name="ce94" office:value-type="float" office:value="9.695" calcext:value-type="float">
            <text:p><text:s/>9.70 <text:s/></text:p>
          </table:table-cell>
          <table:table-cell table:style-name="ce94" office:value-type="float" office:value="0.9746" calcext:value-type="float">
            <text:p><text:s/>0.97 <text:s/></text:p>
          </table:table-cell>
          <table:table-cell table:style-name="ce94" office:value-type="float" office:value="0.0783" calcext:value-type="float">
            <text:p><text:s/>0.08 <text:s/></text:p>
          </table:table-cell>
          <table:table-cell table:style-name="ce94" office:value-type="float" office:value="0.1263" calcext:value-type="float">
            <text:p><text:s/>0.13 <text:s/></text:p>
          </table:table-cell>
          <table:table-cell table:style-name="ce98" office:value-type="float" office:value="0.7699" calcext:value-type="float">
            <text:p><text:s/>0.77 <text:s/></text:p>
          </table:table-cell>
          <table:table-cell table:style-name="ce51" table:number-columns-repeated="1013"/>
        </table:table-row>
        <table:table-row table:style-name="ro3">
          <table:table-cell table:style-name="ce76" office:value-type="string" calcext:value-type="string">
            <text:p>民國108年</text:p>
          </table:table-cell>
          <table:table-cell table:style-name="ce81"/>
          <table:table-cell table:style-name="ce86"/>
          <table:table-cell table:style-name="ce89" office:value-type="float" office:value="15.8457" calcext:value-type="float">
            <text:p><text:s/>15.85 <text:s/></text:p>
          </table:table-cell>
          <table:table-cell table:style-name="ce94" office:value-type="float" office:value="14.6357" calcext:value-type="float">
            <text:p><text:s/>14.64 <text:s/></text:p>
          </table:table-cell>
          <table:table-cell table:style-name="ce94" office:value-type="float" office:value="5.5404" calcext:value-type="float">
            <text:p><text:s/>5.54 <text:s/></text:p>
          </table:table-cell>
          <table:table-cell table:style-name="ce94" office:value-type="float" office:value="9.0952" calcext:value-type="float">
            <text:p><text:s/>9.10 <text:s/></text:p>
          </table:table-cell>
          <table:table-cell table:style-name="ce94" office:value-type="float" office:value="1.21" calcext:value-type="float">
            <text:p><text:s/>1.21 <text:s/></text:p>
          </table:table-cell>
          <table:table-cell table:style-name="ce94" office:value-type="float" office:value="0.0752" calcext:value-type="float">
            <text:p><text:s/>0.08 <text:s/></text:p>
          </table:table-cell>
          <table:table-cell table:style-name="ce94" office:value-type="float" office:value="0.1945" calcext:value-type="float">
            <text:p><text:s/>0.19 <text:s/></text:p>
          </table:table-cell>
          <table:table-cell table:style-name="ce98" office:value-type="float" office:value="0.9401" calcext:value-type="float">
            <text:p><text:s/>0.94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/>
          <table:table-cell table:style-name="ce86"/>
          <table:table-cell table:style-name="ce89"/>
          <table:table-cell table:style-name="ce94" table:number-columns-repeated="6"/>
          <table:table-cell table:style-name="ce98"/>
          <table:table-cell table:number-columns-repeated="4"/>
          <table:table-cell table:style-name="ce51" table:number-columns-repeated="1009"/>
        </table:table-row>
        <table:table-row table:style-name="ro3">
          <table:table-cell table:style-name="ce76" office:value-type="string" calcext:value-type="string">
            <text:p>民國109年</text:p>
          </table:table-cell>
          <table:table-cell table:style-name="ce81" office:value-type="string" calcext:value-type="string">
            <text:p><text:s/>1月</text:p>
          </table:table-cell>
          <table:table-cell table:style-name="ce86"/>
          <table:table-cell table:style-name="ce89" office:value-type="float" office:value="16.1688" calcext:value-type="float">
            <text:p><text:s/>16.17 <text:s/></text:p>
          </table:table-cell>
          <table:table-cell table:style-name="ce94" office:value-type="float" office:value="14.8875" calcext:value-type="float">
            <text:p><text:s/>14.89 <text:s/></text:p>
          </table:table-cell>
          <table:table-cell table:style-name="ce94" office:value-type="float" office:value="5.6357" calcext:value-type="float">
            <text:p><text:s/>5.64 <text:s/></text:p>
          </table:table-cell>
          <table:table-cell table:style-name="ce94" office:value-type="float" office:value="9.2517" calcext:value-type="float">
            <text:p><text:s/>9.25 <text:s/></text:p>
          </table:table-cell>
          <table:table-cell table:style-name="ce94" office:value-type="float" office:value="1.2812" calcext:value-type="float">
            <text:p><text:s/>1.28 <text:s/></text:p>
          </table:table-cell>
          <table:table-cell table:style-name="ce94" office:value-type="float" office:value="0.0765" calcext:value-type="float">
            <text:p><text:s/>0.08 <text:s/></text:p>
          </table:table-cell>
          <table:table-cell table:style-name="ce94" office:value-type="float" office:value="0.2483" calcext:value-type="float">
            <text:p><text:s/>0.25 <text:s/></text:p>
          </table:table-cell>
          <table:table-cell table:style-name="ce98" office:value-type="float" office:value="0.9563" calcext:value-type="float">
            <text:p><text:s/>0.96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<text:s/>2月</text:p>
          </table:table-cell>
          <table:table-cell table:style-name="ce86"/>
          <table:table-cell table:style-name="ce89" office:value-type="float" office:value="16.2957" calcext:value-type="float">
            <text:p><text:s/>16.30 <text:s/></text:p>
          </table:table-cell>
          <table:table-cell table:style-name="ce94" office:value-type="float" office:value="14.8705" calcext:value-type="float">
            <text:p><text:s/>14.87 <text:s/></text:p>
          </table:table-cell>
          <table:table-cell table:style-name="ce94" office:value-type="float" office:value="5.6293" calcext:value-type="float">
            <text:p><text:s/>5.63 <text:s/></text:p>
          </table:table-cell>
          <table:table-cell table:style-name="ce94" office:value-type="float" office:value="9.2412" calcext:value-type="float">
            <text:p><text:s/>9.24 <text:s/></text:p>
          </table:table-cell>
          <table:table-cell table:style-name="ce94" office:value-type="float" office:value="1.4251" calcext:value-type="float">
            <text:p><text:s/>1.43 <text:s/></text:p>
          </table:table-cell>
          <table:table-cell table:style-name="ce94" office:value-type="float" office:value="0.0764" calcext:value-type="float">
            <text:p><text:s/>0.08 <text:s/></text:p>
          </table:table-cell>
          <table:table-cell table:style-name="ce94" office:value-type="float" office:value="0.3934" calcext:value-type="float">
            <text:p><text:s/>0.39 <text:s/></text:p>
          </table:table-cell>
          <table:table-cell table:style-name="ce98" office:value-type="float" office:value="0.9552" calcext:value-type="float">
            <text:p><text:s/>0.96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<text:s/>3月</text:p>
          </table:table-cell>
          <table:table-cell table:style-name="ce86"/>
          <table:table-cell table:style-name="ce89" office:value-type="float" office:value="16.3079" calcext:value-type="float">
            <text:p><text:s/>16.31 <text:s/></text:p>
          </table:table-cell>
          <table:table-cell table:style-name="ce94" office:value-type="float" office:value="14.854" calcext:value-type="float">
            <text:p><text:s/>14.85 <text:s/></text:p>
          </table:table-cell>
          <table:table-cell table:style-name="ce94" office:value-type="float" office:value="5.623" calcext:value-type="float">
            <text:p><text:s/>5.62 <text:s/></text:p>
          </table:table-cell>
          <table:table-cell table:style-name="ce94" office:value-type="float" office:value="9.2309" calcext:value-type="float">
            <text:p><text:s/>9.23 <text:s/></text:p>
          </table:table-cell>
          <table:table-cell table:style-name="ce94" office:value-type="float" office:value="1.4538" calcext:value-type="float">
            <text:p><text:s/>1.45 <text:s/></text:p>
          </table:table-cell>
          <table:table-cell table:style-name="ce94" office:value-type="float" office:value="0.0764" calcext:value-type="float">
            <text:p><text:s/>0.08 <text:s/></text:p>
          </table:table-cell>
          <table:table-cell table:style-name="ce94" office:value-type="float" office:value="0.4102" calcext:value-type="float">
            <text:p><text:s/>0.41 <text:s/></text:p>
          </table:table-cell>
          <table:table-cell table:style-name="ce98" office:value-type="float" office:value="0.9672" calcext:value-type="float">
            <text:p><text:s/>0.97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<text:s/>4月</text:p>
          </table:table-cell>
          <table:table-cell table:style-name="ce86"/>
          <table:table-cell table:style-name="ce89" office:value-type="float" office:value="16.2603" calcext:value-type="float">
            <text:p><text:s/>16.26 <text:s/></text:p>
          </table:table-cell>
          <table:table-cell table:style-name="ce94" office:value-type="float" office:value="14.8104" calcext:value-type="float">
            <text:p><text:s/>14.81 <text:s/></text:p>
          </table:table-cell>
          <table:table-cell table:style-name="ce94" office:value-type="float" office:value="5.6065" calcext:value-type="float">
            <text:p><text:s/>5.61 <text:s/></text:p>
          </table:table-cell>
          <table:table-cell table:style-name="ce94" office:value-type="float" office:value="9.2038" calcext:value-type="float">
            <text:p><text:s/>9.20 <text:s/></text:p>
          </table:table-cell>
          <table:table-cell table:style-name="ce94" office:value-type="float" office:value="1.4498" calcext:value-type="float">
            <text:p><text:s/>1.45 <text:s/></text:p>
          </table:table-cell>
          <table:table-cell table:style-name="ce94" office:value-type="float" office:value="0.0761" calcext:value-type="float">
            <text:p><text:s/>0.08 <text:s/></text:p>
          </table:table-cell>
          <table:table-cell table:style-name="ce94" office:value-type="float" office:value="0.4093" calcext:value-type="float">
            <text:p><text:s/>0.41 <text:s/></text:p>
          </table:table-cell>
          <table:table-cell table:style-name="ce98" office:value-type="float" office:value="0.9643" calcext:value-type="float">
            <text:p><text:s/>0.96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<text:s/>5月</text:p>
          </table:table-cell>
          <table:table-cell table:style-name="ce86"/>
          <table:table-cell table:style-name="ce89" office:value-type="float" office:value="16.0291" calcext:value-type="float">
            <text:p><text:s/>16.03 <text:s/></text:p>
          </table:table-cell>
          <table:table-cell table:style-name="ce94" office:value-type="float" office:value="14.5549" calcext:value-type="float">
            <text:p><text:s/>14.55 <text:s/></text:p>
          </table:table-cell>
          <table:table-cell table:style-name="ce94" office:value-type="float" office:value="5.5098" calcext:value-type="float">
            <text:p><text:s/>5.51 <text:s/></text:p>
          </table:table-cell>
          <table:table-cell table:style-name="ce94" office:value-type="float" office:value="9.0451" calcext:value-type="float">
            <text:p><text:s/>9.05 <text:s/></text:p>
          </table:table-cell>
          <table:table-cell table:style-name="ce94" office:value-type="float" office:value="1.4741" calcext:value-type="float">
            <text:p><text:s/>1.47 <text:s/></text:p>
          </table:table-cell>
          <table:table-cell table:style-name="ce94" office:value-type="float" office:value="0.0748" calcext:value-type="float">
            <text:p><text:s/>0.07 <text:s/></text:p>
          </table:table-cell>
          <table:table-cell table:style-name="ce94" office:value-type="float" office:value="0.4515" calcext:value-type="float">
            <text:p><text:s/>0.45 <text:s/></text:p>
          </table:table-cell>
          <table:table-cell table:style-name="ce98" office:value-type="float" office:value="0.9477" calcext:value-type="float">
            <text:p><text:s/>0.95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<text:s/>6月</text:p>
          </table:table-cell>
          <table:table-cell table:style-name="ce86"/>
          <table:table-cell table:style-name="ce89" office:value-type="float" office:value="15.9963" calcext:value-type="float">
            <text:p><text:s/>16.00 <text:s/></text:p>
          </table:table-cell>
          <table:table-cell table:style-name="ce94" office:value-type="float" office:value="14.5181" calcext:value-type="float">
            <text:p><text:s/>14.52 <text:s/></text:p>
          </table:table-cell>
          <table:table-cell table:style-name="ce94" office:value-type="float" office:value="5.4959" calcext:value-type="float">
            <text:p><text:s/>5.50 <text:s/></text:p>
          </table:table-cell>
          <table:table-cell table:style-name="ce94" office:value-type="float" office:value="9.0222" calcext:value-type="float">
            <text:p><text:s/>9.02 <text:s/></text:p>
          </table:table-cell>
          <table:table-cell table:style-name="ce94" office:value-type="float" office:value="1.4782" calcext:value-type="float">
            <text:p><text:s/>1.48 <text:s/></text:p>
          </table:table-cell>
          <table:table-cell table:style-name="ce94" office:value-type="float" office:value="0.0746" calcext:value-type="float">
            <text:p><text:s/>0.07 <text:s/></text:p>
          </table:table-cell>
          <table:table-cell table:style-name="ce94" office:value-type="float" office:value="0.4581" calcext:value-type="float">
            <text:p><text:s/>0.46 <text:s/></text:p>
          </table:table-cell>
          <table:table-cell table:style-name="ce98" office:value-type="float" office:value="0.9453" calcext:value-type="float">
            <text:p><text:s/>0.95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<text:s/>7月</text:p>
          </table:table-cell>
          <table:table-cell table:style-name="ce86"/>
          <table:table-cell table:style-name="ce89" office:value-type="float" office:value="16.0289" calcext:value-type="float">
            <text:p><text:s/>16.03 <text:s/></text:p>
          </table:table-cell>
          <table:table-cell table:style-name="ce94" office:value-type="float" office:value="14.501" calcext:value-type="float">
            <text:p><text:s/>14.50 <text:s/></text:p>
          </table:table-cell>
          <table:table-cell table:style-name="ce94" office:value-type="float" office:value="5.4894" calcext:value-type="float">
            <text:p><text:s/>5.49 <text:s/></text:p>
          </table:table-cell>
          <table:table-cell table:style-name="ce94" office:value-type="float" office:value="9.0116" calcext:value-type="float">
            <text:p><text:s/>9.01 <text:s/></text:p>
          </table:table-cell>
          <table:table-cell table:style-name="ce94" office:value-type="float" office:value="1.5278" calcext:value-type="float">
            <text:p><text:s/>1.53 <text:s/></text:p>
          </table:table-cell>
          <table:table-cell table:style-name="ce94" office:value-type="float" office:value="0.0745" calcext:value-type="float">
            <text:p><text:s/>0.07 <text:s/></text:p>
          </table:table-cell>
          <table:table-cell table:style-name="ce94" office:value-type="float" office:value="0.509" calcext:value-type="float">
            <text:p><text:s/>0.51 <text:s/></text:p>
          </table:table-cell>
          <table:table-cell table:style-name="ce98" office:value-type="float" office:value="0.9442" calcext:value-type="float">
            <text:p><text:s/>0.94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<text:s/>8月</text:p>
          </table:table-cell>
          <table:table-cell table:style-name="ce86"/>
          <table:table-cell table:style-name="ce89" office:value-type="float" office:value="16.0364" calcext:value-type="float">
            <text:p><text:s/>16.04 <text:s/></text:p>
          </table:table-cell>
          <table:table-cell table:style-name="ce94" office:value-type="float" office:value="14.4705" calcext:value-type="float">
            <text:p><text:s/>14.47 <text:s/></text:p>
          </table:table-cell>
          <table:table-cell table:style-name="ce94" office:value-type="float" office:value="5.4779" calcext:value-type="float">
            <text:p><text:s/>5.48 <text:s/></text:p>
          </table:table-cell>
          <table:table-cell table:style-name="ce94" office:value-type="float" office:value="8.9926" calcext:value-type="float">
            <text:p><text:s/>8.99 <text:s/></text:p>
          </table:table-cell>
          <table:table-cell table:style-name="ce94" office:value-type="float" office:value="1.5658" calcext:value-type="float">
            <text:p><text:s/>1.57 <text:s/></text:p>
          </table:table-cell>
          <table:table-cell table:style-name="ce94" office:value-type="float" office:value="0.0744" calcext:value-type="float">
            <text:p><text:s/>0.07 <text:s/></text:p>
          </table:table-cell>
          <table:table-cell table:style-name="ce94" office:value-type="float" office:value="0.5492" calcext:value-type="float">
            <text:p><text:s/>0.55 <text:s/></text:p>
          </table:table-cell>
          <table:table-cell table:style-name="ce98" office:value-type="float" office:value="0.9422" calcext:value-type="float">
            <text:p><text:s/>0.94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<text:s/>9月</text:p>
          </table:table-cell>
          <table:table-cell table:style-name="ce86"/>
          <table:table-cell table:style-name="ce89" office:value-type="float" office:value="16.0063" calcext:value-type="float">
            <text:p><text:s/>16.01 <text:s/></text:p>
          </table:table-cell>
          <table:table-cell table:style-name="ce94" office:value-type="float" office:value="14.4375" calcext:value-type="float">
            <text:p><text:s/>14.44 <text:s/></text:p>
          </table:table-cell>
          <table:table-cell table:style-name="ce94" office:value-type="float" office:value="5.4654" calcext:value-type="float">
            <text:p><text:s/>5.47 <text:s/></text:p>
          </table:table-cell>
          <table:table-cell table:style-name="ce94" office:value-type="float" office:value="8.9721" calcext:value-type="float">
            <text:p><text:s/>8.97 <text:s/></text:p>
          </table:table-cell>
          <table:table-cell table:style-name="ce94" office:value-type="float" office:value="1.5687" calcext:value-type="float">
            <text:p><text:s/>1.57 <text:s/></text:p>
          </table:table-cell>
          <table:table-cell table:style-name="ce94" office:value-type="float" office:value="0.0742" calcext:value-type="float">
            <text:p><text:s/>0.07 <text:s/></text:p>
          </table:table-cell>
          <table:table-cell table:style-name="ce94" office:value-type="float" office:value="0.5543" calcext:value-type="float">
            <text:p><text:s/>0.55 <text:s/></text:p>
          </table:table-cell>
          <table:table-cell table:style-name="ce98" office:value-type="float" office:value="0.94" calcext:value-type="float">
            <text:p><text:s/>0.94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10月</text:p>
          </table:table-cell>
          <table:table-cell table:style-name="ce86"/>
          <table:table-cell table:style-name="ce89" office:value-type="float" office:value="15.9459" calcext:value-type="float">
            <text:p><text:s/>15.95 <text:s/></text:p>
          </table:table-cell>
          <table:table-cell table:style-name="ce94" office:value-type="float" office:value="14.3831" calcext:value-type="float">
            <text:p><text:s/>14.38 <text:s/></text:p>
          </table:table-cell>
          <table:table-cell table:style-name="ce94" office:value-type="float" office:value="5.4448" calcext:value-type="float">
            <text:p><text:s/>5.44 <text:s/></text:p>
          </table:table-cell>
          <table:table-cell table:style-name="ce94" office:value-type="float" office:value="8.9383" calcext:value-type="float">
            <text:p><text:s/>8.94 <text:s/></text:p>
          </table:table-cell>
          <table:table-cell table:style-name="ce94" office:value-type="float" office:value="1.5627" calcext:value-type="float">
            <text:p><text:s/>1.56 <text:s/></text:p>
          </table:table-cell>
          <table:table-cell table:style-name="ce94" office:value-type="float" office:value="0.0739" calcext:value-type="float">
            <text:p><text:s/>0.07 <text:s/></text:p>
          </table:table-cell>
          <table:table-cell table:style-name="ce94" office:value-type="float" office:value="0.5522" calcext:value-type="float">
            <text:p><text:s/>0.55 <text:s/></text:p>
          </table:table-cell>
          <table:table-cell table:style-name="ce98" office:value-type="float" office:value="0.9365" calcext:value-type="float">
            <text:p><text:s/>0.94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11月</text:p>
          </table:table-cell>
          <table:table-cell table:style-name="ce86"/>
          <table:table-cell table:style-name="ce89" office:value-type="float" office:value="15.8774" calcext:value-type="float">
            <text:p><text:s/>15.88 <text:s/></text:p>
          </table:table-cell>
          <table:table-cell table:style-name="ce94" office:value-type="float" office:value="14.3213" calcext:value-type="float">
            <text:p><text:s/>14.32 <text:s/></text:p>
          </table:table-cell>
          <table:table-cell table:style-name="ce94" office:value-type="float" office:value="5.4214" calcext:value-type="float">
            <text:p><text:s/>5.42 <text:s/></text:p>
          </table:table-cell>
          <table:table-cell table:style-name="ce94" office:value-type="float" office:value="8.8999" calcext:value-type="float">
            <text:p><text:s/>8.90 <text:s/></text:p>
          </table:table-cell>
          <table:table-cell table:style-name="ce94" office:value-type="float" office:value="1.556" calcext:value-type="float">
            <text:p><text:s/>1.56 <text:s/></text:p>
          </table:table-cell>
          <table:table-cell table:style-name="ce94" office:value-type="float" office:value="0.0736" calcext:value-type="float">
            <text:p><text:s/>0.07 <text:s/></text:p>
          </table:table-cell>
          <table:table-cell table:style-name="ce94" office:value-type="float" office:value="0.5498" calcext:value-type="float">
            <text:p><text:s/>0.55 <text:s/></text:p>
          </table:table-cell>
          <table:table-cell table:style-name="ce98" office:value-type="float" office:value="0.9325" calcext:value-type="float">
            <text:p><text:s/>0.93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12月</text:p>
          </table:table-cell>
          <table:table-cell table:style-name="ce86"/>
          <table:table-cell table:style-name="ce89" office:value-type="float" office:value="15.7796" calcext:value-type="float">
            <text:p><text:s/>15.78 <text:s/></text:p>
          </table:table-cell>
          <table:table-cell table:style-name="ce94" office:value-type="float" office:value="14.2302" calcext:value-type="float">
            <text:p><text:s/>14.23 <text:s/></text:p>
          </table:table-cell>
          <table:table-cell table:style-name="ce94" office:value-type="float" office:value="5.3869" calcext:value-type="float">
            <text:p><text:s/>5.39 <text:s/></text:p>
          </table:table-cell>
          <table:table-cell table:style-name="ce94" office:value-type="float" office:value="8.8433" calcext:value-type="float">
            <text:p><text:s/>8.84 <text:s/></text:p>
          </table:table-cell>
          <table:table-cell table:style-name="ce94" office:value-type="float" office:value="1.5494" calcext:value-type="float">
            <text:p><text:s/>1.55 <text:s/></text:p>
          </table:table-cell>
          <table:table-cell table:style-name="ce94" office:value-type="float" office:value="0.0731" calcext:value-type="float">
            <text:p><text:s/>0.07 <text:s/></text:p>
          </table:table-cell>
          <table:table-cell table:style-name="ce94" office:value-type="float" office:value="0.5496" calcext:value-type="float">
            <text:p><text:s/>0.55 <text:s/></text:p>
          </table:table-cell>
          <table:table-cell table:style-name="ce98" office:value-type="float" office:value="0.9265" calcext:value-type="float">
            <text:p><text:s/>0.93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/>
          <table:table-cell table:style-name="ce86"/>
          <table:table-cell table:style-name="ce89"/>
          <table:table-cell table:style-name="ce94" table:number-columns-repeated="6"/>
          <table:table-cell table:style-name="ce98"/>
          <table:table-cell table:number-columns-repeated="4"/>
          <table:table-cell table:style-name="ce51" table:number-columns-repeated="1009"/>
        </table:table-row>
        <table:table-row table:style-name="ro3">
          <table:table-cell table:style-name="ce76" office:value-type="string" calcext:value-type="string">
            <text:p>民國110年</text:p>
          </table:table-cell>
          <table:table-cell table:style-name="ce81" office:value-type="string" calcext:value-type="string">
            <text:p><text:s/>1月</text:p>
          </table:table-cell>
          <table:table-cell table:style-name="ce86"/>
          <table:table-cell table:style-name="ce89" office:value-type="float" office:value="15.7755" calcext:value-type="float">
            <text:p><text:s/>15.78 <text:s/></text:p>
          </table:table-cell>
          <table:table-cell table:style-name="ce94" office:value-type="float" office:value="14.2177" calcext:value-type="float">
            <text:p><text:s/>14.22 <text:s/></text:p>
          </table:table-cell>
          <table:table-cell table:style-name="ce94" office:value-type="float" office:value="5.3821" calcext:value-type="float">
            <text:p><text:s/>5.38 <text:s/></text:p>
          </table:table-cell>
          <table:table-cell table:style-name="ce94" office:value-type="float" office:value="8.8355" calcext:value-type="float">
            <text:p><text:s/>8.84 <text:s/></text:p>
          </table:table-cell>
          <table:table-cell table:style-name="ce94" office:value-type="float" office:value="1.5577" calcext:value-type="float">
            <text:p><text:s/>1.56 <text:s/></text:p>
          </table:table-cell>
          <table:table-cell table:style-name="ce94" office:value-type="float" office:value="0.0731" calcext:value-type="float">
            <text:p><text:s/>0.07 <text:s/></text:p>
          </table:table-cell>
          <table:table-cell table:style-name="ce94" office:value-type="float" office:value="0.5507" calcext:value-type="float">
            <text:p><text:s/>0.55 <text:s/></text:p>
          </table:table-cell>
          <table:table-cell table:style-name="ce98" office:value-type="float" office:value="0.9339" calcext:value-type="float">
            <text:p><text:s/>0.93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<text:s/>2月</text:p>
          </table:table-cell>
          <table:table-cell table:style-name="ce86"/>
          <table:table-cell table:style-name="ce89" office:value-type="float" office:value="15.7972" calcext:value-type="float">
            <text:p><text:s/>15.80 <text:s/></text:p>
          </table:table-cell>
          <table:table-cell table:style-name="ce94" office:value-type="float" office:value="14.2062" calcext:value-type="float">
            <text:p><text:s/>14.21 <text:s/></text:p>
          </table:table-cell>
          <table:table-cell table:style-name="ce94" office:value-type="float" office:value="5.3778" calcext:value-type="float">
            <text:p><text:s/>5.38 <text:s/></text:p>
          </table:table-cell>
          <table:table-cell table:style-name="ce94" office:value-type="float" office:value="8.8283" calcext:value-type="float">
            <text:p><text:s/>8.83 <text:s/></text:p>
          </table:table-cell>
          <table:table-cell table:style-name="ce94" office:value-type="float" office:value="1.591" calcext:value-type="float">
            <text:p><text:s/>1.59 <text:s/></text:p>
          </table:table-cell>
          <table:table-cell table:style-name="ce94" office:value-type="float" office:value="0.073" calcext:value-type="float">
            <text:p><text:s/>0.07 <text:s/></text:p>
          </table:table-cell>
          <table:table-cell table:style-name="ce94" office:value-type="float" office:value="0.5767" calcext:value-type="float">
            <text:p><text:s/>0.58 <text:s/></text:p>
          </table:table-cell>
          <table:table-cell table:style-name="ce98" office:value-type="float" office:value="0.9412" calcext:value-type="float">
            <text:p><text:s/>0.94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<text:s/>3月</text:p>
          </table:table-cell>
          <table:table-cell table:style-name="ce86"/>
          <table:table-cell table:style-name="ce89" office:value-type="float" office:value="15.7924" calcext:value-type="float">
            <text:p><text:s/>15.79 <text:s/></text:p>
          </table:table-cell>
          <table:table-cell table:style-name="ce94" office:value-type="float" office:value="14.1829" calcext:value-type="float">
            <text:p><text:s/>14.18 <text:s/></text:p>
          </table:table-cell>
          <table:table-cell table:style-name="ce94" office:value-type="float" office:value="5.369" calcext:value-type="float">
            <text:p><text:s/>5.37 <text:s/></text:p>
          </table:table-cell>
          <table:table-cell table:style-name="ce94" office:value-type="float" office:value="8.8139" calcext:value-type="float">
            <text:p><text:s/>8.81 <text:s/></text:p>
          </table:table-cell>
          <table:table-cell table:style-name="ce94" office:value-type="float" office:value="1.6094" calcext:value-type="float">
            <text:p><text:s/>1.61 <text:s/></text:p>
          </table:table-cell>
          <table:table-cell table:style-name="ce94" office:value-type="float" office:value="0.0729" calcext:value-type="float">
            <text:p><text:s/>0.07 <text:s/></text:p>
          </table:table-cell>
          <table:table-cell table:style-name="ce94" office:value-type="float" office:value="0.5967" calcext:value-type="float">
            <text:p><text:s/>0.60 <text:s/></text:p>
          </table:table-cell>
          <table:table-cell table:style-name="ce98" office:value-type="float" office:value="0.9397" calcext:value-type="float">
            <text:p><text:s/>0.94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<text:s/>4月</text:p>
          </table:table-cell>
          <table:table-cell table:style-name="ce86"/>
          <table:table-cell table:style-name="ce89" office:value-type="float" office:value="15.7698" calcext:value-type="float">
            <text:p><text:s/>15.77 <text:s/></text:p>
          </table:table-cell>
          <table:table-cell table:style-name="ce94" office:value-type="float" office:value="14.1613" calcext:value-type="float">
            <text:p><text:s/>14.16 <text:s/></text:p>
          </table:table-cell>
          <table:table-cell table:style-name="ce94" office:value-type="float" office:value="5.3608" calcext:value-type="float">
            <text:p><text:s/>5.36 <text:s/></text:p>
          </table:table-cell>
          <table:table-cell table:style-name="ce94" office:value-type="float" office:value="8.8005" calcext:value-type="float">
            <text:p><text:s/>8.80 <text:s/></text:p>
          </table:table-cell>
          <table:table-cell table:style-name="ce94" office:value-type="float" office:value="1.6084" calcext:value-type="float">
            <text:p><text:s/>1.61 <text:s/></text:p>
          </table:table-cell>
          <table:table-cell table:style-name="ce94" office:value-type="float" office:value="0.0728" calcext:value-type="float">
            <text:p><text:s/>0.07 <text:s/></text:p>
          </table:table-cell>
          <table:table-cell table:style-name="ce94" office:value-type="float" office:value="0.5973" calcext:value-type="float">
            <text:p><text:s/>0.60 <text:s/></text:p>
          </table:table-cell>
          <table:table-cell table:style-name="ce98" office:value-type="float" office:value="0.9383" calcext:value-type="float">
            <text:p><text:s/>0.94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<text:s/>5月</text:p>
          </table:table-cell>
          <table:table-cell table:style-name="ce86"/>
          <table:table-cell table:style-name="ce89" office:value-type="float" office:value="15.7526" calcext:value-type="float">
            <text:p><text:s/>15.75 <text:s/></text:p>
          </table:table-cell>
          <table:table-cell table:style-name="ce94" office:value-type="float" office:value="14.1306" calcext:value-type="float">
            <text:p><text:s/>14.13 <text:s/></text:p>
          </table:table-cell>
          <table:table-cell table:style-name="ce94" office:value-type="float" office:value="5.3492" calcext:value-type="float">
            <text:p><text:s/>5.35 <text:s/></text:p>
          </table:table-cell>
          <table:table-cell table:style-name="ce94" office:value-type="float" office:value="8.7814" calcext:value-type="float">
            <text:p><text:s/>8.78 <text:s/></text:p>
          </table:table-cell>
          <table:table-cell table:style-name="ce94" office:value-type="float" office:value="1.622" calcext:value-type="float">
            <text:p><text:s/>1.62 <text:s/></text:p>
          </table:table-cell>
          <table:table-cell table:style-name="ce94" office:value-type="float" office:value="0.0726" calcext:value-type="float">
            <text:p><text:s/>0.07 <text:s/></text:p>
          </table:table-cell>
          <table:table-cell table:style-name="ce94" office:value-type="float" office:value="0.613" calcext:value-type="float">
            <text:p><text:s/>0.61 <text:s/></text:p>
          </table:table-cell>
          <table:table-cell table:style-name="ce98" office:value-type="float" office:value="0.9362" calcext:value-type="float">
            <text:p><text:s/>0.94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<text:s/>6月</text:p>
          </table:table-cell>
          <table:table-cell table:style-name="ce86"/>
          <table:table-cell table:style-name="ce89" office:value-type="float" office:value="15.7786" calcext:value-type="float">
            <text:p><text:s/>15.78 <text:s/></text:p>
          </table:table-cell>
          <table:table-cell table:style-name="ce94" office:value-type="float" office:value="14.0375" calcext:value-type="float">
            <text:p><text:s/>14.04 <text:s/></text:p>
          </table:table-cell>
          <table:table-cell table:style-name="ce94" office:value-type="float" office:value="5.3139" calcext:value-type="float">
            <text:p><text:s/>5.31 <text:s/></text:p>
          </table:table-cell>
          <table:table-cell table:style-name="ce94" office:value-type="float" office:value="8.7235" calcext:value-type="float">
            <text:p><text:s/>8.72 <text:s/></text:p>
          </table:table-cell>
          <table:table-cell table:style-name="ce94" office:value-type="float" office:value="1.7411" calcext:value-type="float">
            <text:p><text:s/>1.74 <text:s/></text:p>
          </table:table-cell>
          <table:table-cell table:style-name="ce94" office:value-type="float" office:value="0.0722" calcext:value-type="float">
            <text:p><text:s/>0.07 <text:s/></text:p>
          </table:table-cell>
          <table:table-cell table:style-name="ce94" office:value-type="float" office:value="0.7388" calcext:value-type="float">
            <text:p><text:s/>0.74 <text:s/></text:p>
          </table:table-cell>
          <table:table-cell table:style-name="ce98" office:value-type="float" office:value="0.9301" calcext:value-type="float">
            <text:p><text:s/>0.93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<text:s/>7月</text:p>
          </table:table-cell>
          <table:table-cell table:style-name="ce86"/>
          <table:table-cell table:style-name="ce89" office:value-type="float" office:value="16.8901" calcext:value-type="float">
            <text:p><text:s/>16.89 <text:s/></text:p>
          </table:table-cell>
          <table:table-cell table:style-name="ce94" office:value-type="float" office:value="14.7711" calcext:value-type="float">
            <text:p><text:s/>14.77 <text:s/></text:p>
          </table:table-cell>
          <table:table-cell table:style-name="ce94" office:value-type="float" office:value="5.2486" calcext:value-type="float">
            <text:p><text:s/>5.25 <text:s/></text:p>
          </table:table-cell>
          <table:table-cell table:style-name="ce94" office:value-type="float" office:value="9.5224" calcext:value-type="float">
            <text:p><text:s/>9.52 <text:s/></text:p>
          </table:table-cell>
          <table:table-cell table:style-name="ce94" office:value-type="float" office:value="2.119" calcext:value-type="float">
            <text:p><text:s/>2.12 <text:s/></text:p>
          </table:table-cell>
          <table:table-cell table:style-name="ce94" office:value-type="float" office:value="0.0713" calcext:value-type="float">
            <text:p><text:s/>0.07 <text:s/></text:p>
          </table:table-cell>
          <table:table-cell table:style-name="ce94" office:value-type="float" office:value="1.0379" calcext:value-type="float">
            <text:p><text:s/>1.04 <text:s/></text:p>
          </table:table-cell>
          <table:table-cell table:style-name="ce98" office:value-type="float" office:value="1.0097" calcext:value-type="float">
            <text:p><text:s/>1.01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<text:s/>8月</text:p>
          </table:table-cell>
          <table:table-cell table:style-name="ce86"/>
          <table:table-cell table:style-name="ce89" office:value-type="float" office:value="16.9384" calcext:value-type="float">
            <text:p><text:s/>16.94 <text:s/></text:p>
          </table:table-cell>
          <table:table-cell table:style-name="ce94" office:value-type="float" office:value="14.7336" calcext:value-type="float">
            <text:p><text:s/>14.73 <text:s/></text:p>
          </table:table-cell>
          <table:table-cell table:style-name="ce94" office:value-type="float" office:value="5.2353" calcext:value-type="float">
            <text:p><text:s/>5.24 <text:s/></text:p>
          </table:table-cell>
          <table:table-cell table:style-name="ce94" office:value-type="float" office:value="9.4983" calcext:value-type="float">
            <text:p><text:s/>9.50 <text:s/></text:p>
          </table:table-cell>
          <table:table-cell table:style-name="ce94" office:value-type="float" office:value="2.2047" calcext:value-type="float">
            <text:p><text:s/>2.20 <text:s/></text:p>
          </table:table-cell>
          <table:table-cell table:style-name="ce94" office:value-type="float" office:value="0.0711" calcext:value-type="float">
            <text:p><text:s/>0.07 <text:s/></text:p>
          </table:table-cell>
          <table:table-cell table:style-name="ce94" office:value-type="float" office:value="1.1089" calcext:value-type="float">
            <text:p><text:s/>1.11 <text:s/></text:p>
          </table:table-cell>
          <table:table-cell table:style-name="ce98" office:value-type="float" office:value="1.0246" calcext:value-type="float">
            <text:p><text:s/>1.02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<text:s/>9月</text:p>
          </table:table-cell>
          <table:table-cell table:style-name="ce86"/>
          <table:table-cell table:style-name="ce89" office:value-type="float" office:value="16.9535" calcext:value-type="float">
            <text:p><text:s/>16.95 <text:s/></text:p>
          </table:table-cell>
          <table:table-cell table:style-name="ce94" office:value-type="float" office:value="14.7048" calcext:value-type="float">
            <text:p><text:s/>14.70 <text:s/></text:p>
          </table:table-cell>
          <table:table-cell table:style-name="ce94" office:value-type="float" office:value="5.225" calcext:value-type="float">
            <text:p><text:s/>5.23 <text:s/></text:p>
          </table:table-cell>
          <table:table-cell table:style-name="ce94" office:value-type="float" office:value="9.4797" calcext:value-type="float">
            <text:p><text:s/>9.48 <text:s/></text:p>
          </table:table-cell>
          <table:table-cell table:style-name="ce94" office:value-type="float" office:value="2.2486" calcext:value-type="float">
            <text:p><text:s/>2.25 <text:s/></text:p>
          </table:table-cell>
          <table:table-cell table:style-name="ce94" office:value-type="float" office:value="0.0709" calcext:value-type="float">
            <text:p><text:s/>0.07 <text:s/></text:p>
          </table:table-cell>
          <table:table-cell table:style-name="ce94" office:value-type="float" office:value="1.1308" calcext:value-type="float">
            <text:p><text:s/>1.13 <text:s/></text:p>
          </table:table-cell>
          <table:table-cell table:style-name="ce98" office:value-type="float" office:value="1.0468" calcext:value-type="float">
            <text:p><text:s/>1.05 <text:s/></text:p>
          </table:table-cell>
          <table:table-cell table:style-name="ce51" table:number-columns-repeated="1013"/>
        </table:table-row>
        <table:table-row table:style-name="ro3">
          <table:table-cell table:style-name="ce76"/>
          <table:table-cell table:style-name="ce81" office:value-type="string" calcext:value-type="string">
            <text:p>10月</text:p>
          </table:table-cell>
          <table:table-cell table:style-name="ce86"/>
          <table:table-cell table:style-name="ce89" office:value-type="float" office:value="16.9911" calcext:value-type="float">
            <text:p><text:s/>16.99 <text:s/></text:p>
          </table:table-cell>
          <table:table-cell table:style-name="ce94" office:value-type="float" office:value="14.6508" calcext:value-type="float">
            <text:p><text:s/>14.65 <text:s/></text:p>
          </table:table-cell>
          <table:table-cell table:style-name="ce94" office:value-type="float" office:value="5.2059" calcext:value-type="float">
            <text:p><text:s/>5.21 <text:s/></text:p>
          </table:table-cell>
          <table:table-cell table:style-name="ce94" office:value-type="float" office:value="9.4449" calcext:value-type="float">
            <text:p><text:s/>9.44 <text:s/></text:p>
          </table:table-cell>
          <table:table-cell table:style-name="ce94" office:value-type="float" office:value="2.3402" calcext:value-type="float">
            <text:p><text:s/>2.34 <text:s/></text:p>
          </table:table-cell>
          <table:table-cell table:style-name="ce94" office:value-type="float" office:value="0.0707" calcext:value-type="float">
            <text:p><text:s/>0.07 <text:s/></text:p>
          </table:table-cell>
          <table:table-cell table:style-name="ce94" office:value-type="float" office:value="1.2303" calcext:value-type="float">
            <text:p><text:s/>1.23 <text:s/></text:p>
          </table:table-cell>
          <table:table-cell table:style-name="ce98" office:value-type="float" office:value="1.0391" calcext:value-type="float">
            <text:p><text:s/>1.04 <text:s/></text:p>
          </table:table-cell>
          <table:table-cell table:number-columns-repeated="1013"/>
        </table:table-row>
        <table:table-row table:style-name="ro3">
          <table:table-cell table:style-name="ce77"/>
          <table:table-cell table:style-name="ce82" office:value-type="string" calcext:value-type="string">
            <text:p>11月</text:p>
          </table:table-cell>
          <table:table-cell table:style-name="ce87"/>
          <table:table-cell table:style-name="ce90" office:value-type="float" office:value="16.9701" calcext:value-type="float">
            <text:p><text:s/>16.97 <text:s/></text:p>
          </table:table-cell>
          <table:table-cell table:style-name="ce95" office:value-type="float" office:value="14.6165" calcext:value-type="float">
            <text:p><text:s/>14.62 <text:s/></text:p>
          </table:table-cell>
          <table:table-cell table:style-name="ce95" office:value-type="float" office:value="5.1937" calcext:value-type="float">
            <text:p><text:s/>5.19 <text:s/></text:p>
          </table:table-cell>
          <table:table-cell table:style-name="ce95" office:value-type="float" office:value="9.4228" calcext:value-type="float">
            <text:p><text:s/>9.42 <text:s/></text:p>
          </table:table-cell>
          <table:table-cell table:style-name="ce95" office:value-type="float" office:value="2.3535" calcext:value-type="float">
            <text:p><text:s/>2.35 <text:s/></text:p>
          </table:table-cell>
          <table:table-cell table:style-name="ce95" office:value-type="float" office:value="0.0705" calcext:value-type="float">
            <text:p><text:s/>0.07 <text:s/></text:p>
          </table:table-cell>
          <table:table-cell table:style-name="ce95" office:value-type="float" office:value="1.2462" calcext:value-type="float">
            <text:p><text:s/>1.25 <text:s/></text:p>
          </table:table-cell>
          <table:table-cell table:style-name="ce99" office:value-type="float" office:value="1.0367" calcext:value-type="float">
            <text:p><text:s/>1.04 <text:s/></text:p>
          </table:table-cell>
          <table:table-cell table:number-columns-repeated="1013"/>
        </table:table-row>
        <table:table-row table:style-name="ro4" table:number-rows-repeated="21">
          <table:table-cell table:style-name="ce9" table:number-columns-repeated="2"/>
          <table:table-cell table:style-name="ce19"/>
          <table:table-cell table:style-name="ce27" table:number-columns-repeated="8"/>
          <table:table-cell table:number-columns-repeated="1013"/>
        </table:table-row>
        <table:table-row table:style-name="ro4" table:number-rows-repeated="290">
          <table:table-cell table:style-name="ce9" table:number-columns-repeated="2"/>
          <table:table-cell table:style-name="ce19"/>
          <table:table-cell table:style-name="ce28" table:number-columns-repeated="8"/>
          <table:table-cell table:number-columns-repeated="1013"/>
        </table:table-row>
        <table:table-row table:style-name="ro4" table:number-rows-repeated="104821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RowStartCell" table:base-cell-address="$Page1.$A$1" table:cell-range-address="$Page3.$A$6"/>
        </table:named-expressions>
      </table:table>
      <table:table table:name="Page4" table:style-name="ta4">
        <table:table-column table:style-name="co1" table:default-cell-style-name="ce10"/>
        <table:table-column table:style-name="co2" table:default-cell-style-name="ce10"/>
        <table:table-column table:style-name="co3" table:default-cell-style-name="ce20"/>
        <table:table-column table:style-name="co1" table:number-columns-repeated="2" table:default-cell-style-name="ce29"/>
        <table:table-column table:style-name="co8" table:number-columns-repeated="3" table:default-cell-style-name="ce29"/>
        <table:table-column table:style-name="co1" table:default-cell-style-name="ce29"/>
        <table:table-column table:style-name="co8" table:number-columns-repeated="2" table:default-cell-style-name="ce69"/>
        <table:table-column table:style-name="co8" table:number-columns-repeated="4" table:default-cell-style-name="ce29"/>
        <table:table-column table:style-name="co3" table:default-cell-style-name="ce52"/>
        <table:table-column table:style-name="co7" table:number-columns-repeated="241" table:default-cell-style-name="ce5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10-8 發電裝置容量結構（四）</text:p>
          </table:table-cell>
          <table:covered-table-cell table:number-columns-repeated="14" table:style-name="ce11"/>
          <table:table-cell table:style-name="ce106" table:number-columns-repeated="8"/>
          <table:table-cell table:style-name="ce108" table:number-columns-repeated="1001"/>
        </table:table-row>
        <table:table-row table:style-name="ro2">
          <table:table-cell table:style-name="ce2" table:number-columns-repeated="9"/>
          <table:table-cell table:style-name="ce104" table:number-columns-repeated="2"/>
          <table:table-cell table:style-name="ce2" table:number-columns-repeated="3"/>
          <table:table-cell table:style-name="ce39" office:value-type="string" calcext:value-type="string">
            <text:p>單位：%</text:p>
          </table:table-cell>
          <table:table-cell table:style-name="ce107" table:number-columns-repeated="1009"/>
        </table:table-row>
        <table:table-row table:style-name="ro2">
          <table:table-cell table:style-name="ce3" office:value-type="string" calcext:value-type="string" table:number-columns-spanned="3" table:number-rows-spanned="3">
            <text:p>年月</text:p>
          </table:table-cell>
          <table:covered-table-cell table:style-name="ce78"/>
          <table:covered-table-cell table:style-name="ce83"/>
          <table:table-cell table:style-name="ce4" office:value-type="string" calcext:value-type="string" table:number-columns-spanned="12" table:number-rows-spanned="1">
            <text:p>自用發電設備</text:p>
          </table:table-cell>
          <table:covered-table-cell table:number-columns-repeated="10" table:style-name="ce102"/>
          <table:covered-table-cell table:style-name="ce105"/>
          <table:table-cell table:style-name="ce49" table:number-columns-repeated="1009"/>
        </table:table-row>
        <table:table-row table:style-name="ro2">
          <table:covered-table-cell table:style-name="ce22"/>
          <table:covered-table-cell table:style-name="ce79"/>
          <table:covered-table-cell table:style-name="ce84"/>
          <table:table-cell table:style-name="ce3" office:value-type="string" calcext:value-type="string" table:number-columns-spanned="1" table:number-rows-spanned="2">
            <text:p>合計</text:p>
          </table:table-cell>
          <table:table-cell table:style-name="ce92" office:value-type="string" calcext:value-type="string" table:number-columns-spanned="4" table:number-rows-spanned="1">
            <text:p>火力</text:p>
          </table:table-cell>
          <table:covered-table-cell table:number-columns-repeated="2" table:style-name="ce78"/>
          <table:covered-table-cell table:style-name="ce103"/>
          <table:table-cell table:style-name="ce3" office:value-type="string" calcext:value-type="string" table:number-columns-spanned="7" table:number-rows-spanned="1">
            <text:p>再生能源</text:p>
          </table:table-cell>
          <table:covered-table-cell table:number-columns-repeated="5" table:style-name="ce78"/>
          <table:covered-table-cell table:style-name="ce83"/>
          <table:table-cell table:style-name="ce49" table:number-columns-repeated="1009"/>
        </table:table-row>
        <table:table-row table:style-name="ro2">
          <table:covered-table-cell table:style-name="ce22"/>
          <table:covered-table-cell table:style-name="ce79"/>
          <table:covered-table-cell table:style-name="ce84"/>
          <table:covered-table-cell table:style-name="ce22"/>
          <table:table-cell table:style-name="ce92" office:value-type="string" calcext:value-type="string">
            <text:p>小計</text:p>
          </table:table-cell>
          <table:table-cell table:style-name="ce92" office:value-type="string" calcext:value-type="string">
            <text:p>燃煤</text:p>
          </table:table-cell>
          <table:table-cell table:style-name="ce92" office:value-type="string" calcext:value-type="string">
            <text:p>燃油</text:p>
          </table:table-cell>
          <table:table-cell table:style-name="ce92" office:value-type="string" calcext:value-type="string">
            <text:p>燃氣</text:p>
          </table:table-cell>
          <table:table-cell table:style-name="ce92" office:value-type="string" calcext:value-type="string">
            <text:p>小計</text:p>
          </table:table-cell>
          <table:table-cell table:style-name="ce92" office:value-type="string" calcext:value-type="string">
            <text:p>慣常水力</text:p>
          </table:table-cell>
          <table:table-cell table:style-name="ce92" office:value-type="string" calcext:value-type="string">
            <text:p>地熱</text:p>
          </table:table-cell>
          <table:table-cell table:style-name="ce92" office:value-type="string" calcext:value-type="string">
            <text:p>太陽光電</text:p>
          </table:table-cell>
          <table:table-cell table:style-name="ce92" office:value-type="string" calcext:value-type="string">
            <text:p>風力</text:p>
          </table:table-cell>
          <table:table-cell table:style-name="ce92" office:value-type="string" calcext:value-type="string">
            <text:p>生質能</text:p>
          </table:table-cell>
          <table:table-cell table:style-name="ce83" office:value-type="string" calcext:value-type="string">
            <text:p>廢棄物</text:p>
          </table:table-cell>
          <table:table-cell table:style-name="ce49" table:number-columns-repeated="1009"/>
        </table:table-row>
        <table:table-row table:style-name="ro6">
          <table:table-cell table:style-name="ce75" office:value-type="string" calcext:value-type="string">
            <text:p>民國 91年</text:p>
          </table:table-cell>
          <table:table-cell table:style-name="ce80"/>
          <table:table-cell table:style-name="ce85"/>
          <table:table-cell table:style-name="ce88" office:value-type="float" office:value="16.1803" calcext:value-type="float">
            <text:p><text:s/>16.18 <text:s/></text:p>
          </table:table-cell>
          <table:table-cell table:style-name="ce93" office:value-type="float" office:value="14.5035" calcext:value-type="float">
            <text:p><text:s/>14.50 <text:s/></text:p>
          </table:table-cell>
          <table:table-cell table:style-name="ce93" office:value-type="float" office:value="11.2396" calcext:value-type="float">
            <text:p><text:s/>11.24 <text:s/></text:p>
          </table:table-cell>
          <table:table-cell table:style-name="ce93" office:value-type="float" office:value="2.6629" calcext:value-type="float">
            <text:p><text:s/>2.66 <text:s/></text:p>
          </table:table-cell>
          <table:table-cell table:style-name="ce93" office:value-type="float" office:value="0.6009" calcext:value-type="float">
            <text:p><text:s/>0.60 <text:s/></text:p>
          </table:table-cell>
          <table:table-cell table:style-name="ce93" office:value-type="float" office:value="1.6768" calcext:value-type="float">
            <text:p><text:s/>1.68 <text:s/>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93" office:value-type="float" office:value="0.0008" calcext:value-type="float">
            <text:p><text:s/>0.00 <text:s/></text:p>
          </table:table-cell>
          <table:table-cell table:style-name="ce93" office:value-type="float" office:value="0.0161" calcext:value-type="float">
            <text:p><text:s/>0.02 <text:s/></text:p>
          </table:table-cell>
          <table:table-cell table:style-name="ce93" office:value-type="float" office:value="0.3142" calcext:value-type="float">
            <text:p><text:s/>0.31 <text:s/></text:p>
          </table:table-cell>
          <table:table-cell table:style-name="ce97" office:value-type="float" office:value="1.3456" calcext:value-type="float">
            <text:p><text:s/>1.35 <text:s/></text:p>
          </table:table-cell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 92年</text:p>
          </table:table-cell>
          <table:table-cell table:style-name="ce81"/>
          <table:table-cell table:style-name="ce86"/>
          <table:table-cell table:style-name="ce89" office:value-type="float" office:value="16.947" calcext:value-type="float">
            <text:p><text:s/>16.95 <text:s/></text:p>
          </table:table-cell>
          <table:table-cell table:style-name="ce94" office:value-type="float" office:value="15.4054" calcext:value-type="float">
            <text:p><text:s/>15.41 <text:s/></text:p>
          </table:table-cell>
          <table:table-cell table:style-name="ce94" office:value-type="float" office:value="12.3176" calcext:value-type="float">
            <text:p><text:s/>12.32 <text:s/></text:p>
          </table:table-cell>
          <table:table-cell table:style-name="ce94" office:value-type="float" office:value="2.5169" calcext:value-type="float">
            <text:p><text:s/>2.52 <text:s/></text:p>
          </table:table-cell>
          <table:table-cell table:style-name="ce94" office:value-type="float" office:value="0.5708" calcext:value-type="float">
            <text:p><text:s/>0.57 <text:s/></text:p>
          </table:table-cell>
          <table:table-cell table:style-name="ce94" office:value-type="float" office:value="1.5415" calcext:value-type="float">
            <text:p><text:s/>1.54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4" office:value-type="float" office:value="0.0011" calcext:value-type="float">
            <text:p><text:s/>0.00 <text:s/></text:p>
          </table:table-cell>
          <table:table-cell table:style-name="ce94" office:value-type="float" office:value="0.0153" calcext:value-type="float">
            <text:p><text:s/>0.02 <text:s/></text:p>
          </table:table-cell>
          <table:table-cell table:style-name="ce94" office:value-type="float" office:value="0.2468" calcext:value-type="float">
            <text:p><text:s/>0.25 <text:s/></text:p>
          </table:table-cell>
          <table:table-cell table:style-name="ce98" office:value-type="float" office:value="1.2782" calcext:value-type="float">
            <text:p><text:s/>1.28 <text:s/></text:p>
          </table:table-cell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 93年</text:p>
          </table:table-cell>
          <table:table-cell table:style-name="ce81"/>
          <table:table-cell table:style-name="ce86"/>
          <table:table-cell table:style-name="ce89" office:value-type="float" office:value="16.9653" calcext:value-type="float">
            <text:p><text:s/>16.97 <text:s/></text:p>
          </table:table-cell>
          <table:table-cell table:style-name="ce94" office:value-type="float" office:value="15.4246" calcext:value-type="float">
            <text:p><text:s/>15.42 <text:s/></text:p>
          </table:table-cell>
          <table:table-cell table:style-name="ce94" office:value-type="float" office:value="12.478" calcext:value-type="float">
            <text:p><text:s/>12.48 <text:s/></text:p>
          </table:table-cell>
          <table:table-cell table:style-name="ce94" office:value-type="float" office:value="2.4009" calcext:value-type="float">
            <text:p><text:s/>2.40 <text:s/></text:p>
          </table:table-cell>
          <table:table-cell table:style-name="ce94" office:value-type="float" office:value="0.5457" calcext:value-type="float">
            <text:p><text:s/>0.55 <text:s/></text:p>
          </table:table-cell>
          <table:table-cell table:style-name="ce94" office:value-type="float" office:value="1.5406" calcext:value-type="float">
            <text:p><text:s/>1.54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4" office:value-type="float" office:value="0.0013" calcext:value-type="float">
            <text:p><text:s/>0.00 <text:s/></text:p>
          </table:table-cell>
          <table:table-cell table:style-name="ce94" office:value-type="float" office:value="0.0146" calcext:value-type="float">
            <text:p><text:s/>0.01 <text:s/></text:p>
          </table:table-cell>
          <table:table-cell table:style-name="ce94" office:value-type="float" office:value="0.2327" calcext:value-type="float">
            <text:p><text:s/>0.23 <text:s/></text:p>
          </table:table-cell>
          <table:table-cell table:style-name="ce98" office:value-type="float" office:value="1.2919" calcext:value-type="float">
            <text:p><text:s/>1.29 <text:s/></text:p>
          </table:table-cell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 94年</text:p>
          </table:table-cell>
          <table:table-cell table:style-name="ce81"/>
          <table:table-cell table:style-name="ce86"/>
          <table:table-cell table:style-name="ce89" office:value-type="float" office:value="16.2567" calcext:value-type="float">
            <text:p><text:s/>16.26 <text:s/></text:p>
          </table:table-cell>
          <table:table-cell table:style-name="ce94" office:value-type="float" office:value="14.6793" calcext:value-type="float">
            <text:p><text:s/>14.68 <text:s/></text:p>
          </table:table-cell>
          <table:table-cell table:style-name="ce94" office:value-type="float" office:value="12.2355" calcext:value-type="float">
            <text:p><text:s/>12.24 <text:s/></text:p>
          </table:table-cell>
          <table:table-cell table:style-name="ce94" office:value-type="float" office:value="2.3111" calcext:value-type="float">
            <text:p><text:s/>2.31 <text:s/></text:p>
          </table:table-cell>
          <table:table-cell table:style-name="ce94" office:value-type="float" office:value="0.1327" calcext:value-type="float">
            <text:p><text:s/>0.13 <text:s/></text:p>
          </table:table-cell>
          <table:table-cell table:style-name="ce94" office:value-type="float" office:value="1.5773" calcext:value-type="float">
            <text:p><text:s/>1.58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4" office:value-type="float" office:value="0.0024" calcext:value-type="float">
            <text:p><text:s/>0.00 <text:s/></text:p>
          </table:table-cell>
          <table:table-cell table:style-name="ce94" office:value-type="float" office:value="0.0142" calcext:value-type="float">
            <text:p><text:s/>0.01 <text:s/></text:p>
          </table:table-cell>
          <table:table-cell table:style-name="ce94" office:value-type="float" office:value="0.2074" calcext:value-type="float">
            <text:p><text:s/>0.21 <text:s/></text:p>
          </table:table-cell>
          <table:table-cell table:style-name="ce98" office:value-type="float" office:value="1.3532" calcext:value-type="float">
            <text:p><text:s/>1.35 <text:s/></text:p>
          </table:table-cell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 95年</text:p>
          </table:table-cell>
          <table:table-cell table:style-name="ce81"/>
          <table:table-cell table:style-name="ce86"/>
          <table:table-cell table:style-name="ce89" office:value-type="float" office:value="16.9839" calcext:value-type="float">
            <text:p><text:s/>16.98 <text:s/></text:p>
          </table:table-cell>
          <table:table-cell table:style-name="ce94" office:value-type="float" office:value="15.4215" calcext:value-type="float">
            <text:p><text:s/>15.42 <text:s/></text:p>
          </table:table-cell>
          <table:table-cell table:style-name="ce94" office:value-type="float" office:value="13.1761" calcext:value-type="float">
            <text:p><text:s/>13.18 <text:s/></text:p>
          </table:table-cell>
          <table:table-cell table:style-name="ce94" office:value-type="float" office:value="2.0848" calcext:value-type="float">
            <text:p><text:s/>2.08 <text:s/></text:p>
          </table:table-cell>
          <table:table-cell table:style-name="ce94" office:value-type="float" office:value="0.1604" calcext:value-type="float">
            <text:p><text:s/>0.16 <text:s/></text:p>
          </table:table-cell>
          <table:table-cell table:style-name="ce94" office:value-type="float" office:value="1.5624" calcext:value-type="float">
            <text:p><text:s/>1.56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4" office:value-type="float" office:value="0.0031" calcext:value-type="float">
            <text:p><text:s/>0.00 <text:s/></text:p>
          </table:table-cell>
          <table:table-cell table:style-name="ce94" office:value-type="float" office:value="0.0097" calcext:value-type="float">
            <text:p><text:s/>0.01 <text:s/></text:p>
          </table:table-cell>
          <table:table-cell table:style-name="ce94" office:value-type="float" office:value="0.1957" calcext:value-type="float">
            <text:p><text:s/>0.20 <text:s/></text:p>
          </table:table-cell>
          <table:table-cell table:style-name="ce98" office:value-type="float" office:value="1.3537" calcext:value-type="float">
            <text:p><text:s/>1.35 <text:s/></text:p>
          </table:table-cell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 96年</text:p>
          </table:table-cell>
          <table:table-cell table:style-name="ce81"/>
          <table:table-cell table:style-name="ce86"/>
          <table:table-cell table:style-name="ce89" office:value-type="float" office:value="16.934" calcext:value-type="float">
            <text:p><text:s/>16.93 <text:s/></text:p>
          </table:table-cell>
          <table:table-cell table:style-name="ce94" office:value-type="float" office:value="15.3722" calcext:value-type="float">
            <text:p><text:s/>15.37 <text:s/></text:p>
          </table:table-cell>
          <table:table-cell table:style-name="ce94" office:value-type="float" office:value="13.0941" calcext:value-type="float">
            <text:p><text:s/>13.09 <text:s/></text:p>
          </table:table-cell>
          <table:table-cell table:style-name="ce94" office:value-type="float" office:value="2.1069" calcext:value-type="float">
            <text:p><text:s/>2.11 <text:s/></text:p>
          </table:table-cell>
          <table:table-cell table:style-name="ce94" office:value-type="float" office:value="0.1711" calcext:value-type="float">
            <text:p><text:s/>0.17 <text:s/></text:p>
          </table:table-cell>
          <table:table-cell table:style-name="ce94" office:value-type="float" office:value="1.5618" calcext:value-type="float">
            <text:p><text:s/>1.56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4" office:value-type="float" office:value="0.0053" calcext:value-type="float">
            <text:p><text:s/>0.01 <text:s/></text:p>
          </table:table-cell>
          <table:table-cell table:style-name="ce94" office:value-type="float" office:value="0.0095" calcext:value-type="float">
            <text:p><text:s/>0.01 <text:s/></text:p>
          </table:table-cell>
          <table:table-cell table:style-name="ce94" office:value-type="float" office:value="0.1892" calcext:value-type="float">
            <text:p><text:s/>0.19 <text:s/></text:p>
          </table:table-cell>
          <table:table-cell table:style-name="ce98" office:value-type="float" office:value="1.3576" calcext:value-type="float">
            <text:p><text:s/>1.36 <text:s/></text:p>
          </table:table-cell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 97年</text:p>
          </table:table-cell>
          <table:table-cell table:style-name="ce81"/>
          <table:table-cell table:style-name="ce86"/>
          <table:table-cell table:style-name="ce89" office:value-type="float" office:value="16.5958" calcext:value-type="float">
            <text:p><text:s/>16.60 <text:s/></text:p>
          </table:table-cell>
          <table:table-cell table:style-name="ce94" office:value-type="float" office:value="15.0433" calcext:value-type="float">
            <text:p><text:s/>15.04 <text:s/></text:p>
          </table:table-cell>
          <table:table-cell table:style-name="ce94" office:value-type="float" office:value="12.8357" calcext:value-type="float">
            <text:p><text:s/>12.84 <text:s/></text:p>
          </table:table-cell>
          <table:table-cell table:style-name="ce94" office:value-type="float" office:value="2.0382" calcext:value-type="float">
            <text:p><text:s/>2.04 <text:s/></text:p>
          </table:table-cell>
          <table:table-cell table:style-name="ce94" office:value-type="float" office:value="0.1693" calcext:value-type="float">
            <text:p><text:s/>0.17 <text:s/></text:p>
          </table:table-cell>
          <table:table-cell table:style-name="ce94" office:value-type="float" office:value="1.5525" calcext:value-type="float">
            <text:p><text:s/>1.55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4" office:value-type="float" office:value="0.012" calcext:value-type="float">
            <text:p><text:s/>0.01 <text:s/></text:p>
          </table:table-cell>
          <table:table-cell table:style-name="ce94" office:value-type="float" office:value="0.0094" calcext:value-type="float">
            <text:p><text:s/>0.01 <text:s/></text:p>
          </table:table-cell>
          <table:table-cell table:style-name="ce94" office:value-type="float" office:value="0.1873" calcext:value-type="float">
            <text:p><text:s/>0.19 <text:s/></text:p>
          </table:table-cell>
          <table:table-cell table:style-name="ce98" office:value-type="float" office:value="1.3436" calcext:value-type="float">
            <text:p><text:s/>1.34 <text:s/></text:p>
          </table:table-cell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 98年</text:p>
          </table:table-cell>
          <table:table-cell table:style-name="ce81"/>
          <table:table-cell table:style-name="ce86"/>
          <table:table-cell table:style-name="ce89" office:value-type="float" office:value="16.0074" calcext:value-type="float">
            <text:p><text:s/>16.01 <text:s/></text:p>
          </table:table-cell>
          <table:table-cell table:style-name="ce94" office:value-type="float" office:value="14.4983" calcext:value-type="float">
            <text:p><text:s/>14.50 <text:s/></text:p>
          </table:table-cell>
          <table:table-cell table:style-name="ce94" office:value-type="float" office:value="12.5166" calcext:value-type="float">
            <text:p><text:s/>12.52 <text:s/></text:p>
          </table:table-cell>
          <table:table-cell table:style-name="ce94" office:value-type="float" office:value="1.818" calcext:value-type="float">
            <text:p><text:s/>1.82 <text:s/></text:p>
          </table:table-cell>
          <table:table-cell table:style-name="ce94" office:value-type="float" office:value="0.1637" calcext:value-type="float">
            <text:p><text:s/>0.16 <text:s/></text:p>
          </table:table-cell>
          <table:table-cell table:style-name="ce94" office:value-type="float" office:value="1.509" calcext:value-type="float">
            <text:p><text:s/>1.51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4" office:value-type="float" office:value="0.0198" calcext:value-type="float">
            <text:p><text:s/>0.02 <text:s/></text:p>
          </table:table-cell>
          <table:table-cell table:style-name="ce94" office:value-type="float" office:value="0.0091" calcext:value-type="float">
            <text:p><text:s/>0.01 <text:s/></text:p>
          </table:table-cell>
          <table:table-cell table:style-name="ce94" office:value-type="float" office:value="0.181" calcext:value-type="float">
            <text:p><text:s/>0.18 <text:s/></text:p>
          </table:table-cell>
          <table:table-cell table:style-name="ce98" office:value-type="float" office:value="1.2989" calcext:value-type="float">
            <text:p><text:s/>1.30 <text:s/></text:p>
          </table:table-cell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 99年</text:p>
          </table:table-cell>
          <table:table-cell table:style-name="ce81"/>
          <table:table-cell table:style-name="ce86"/>
          <table:table-cell table:style-name="ce89" office:value-type="float" office:value="16.2315" calcext:value-type="float">
            <text:p><text:s/>16.23 <text:s/></text:p>
          </table:table-cell>
          <table:table-cell table:style-name="ce94" office:value-type="float" office:value="14.7007" calcext:value-type="float">
            <text:p><text:s/>14.70 <text:s/></text:p>
          </table:table-cell>
          <table:table-cell table:style-name="ce94" office:value-type="float" office:value="12.4655" calcext:value-type="float">
            <text:p><text:s/>12.47 <text:s/></text:p>
          </table:table-cell>
          <table:table-cell table:style-name="ce94" office:value-type="float" office:value="1.1455" calcext:value-type="float">
            <text:p><text:s/>1.15 <text:s/></text:p>
          </table:table-cell>
          <table:table-cell table:style-name="ce94" office:value-type="float" office:value="1.0897" calcext:value-type="float">
            <text:p><text:s/>1.09 <text:s/></text:p>
          </table:table-cell>
          <table:table-cell table:style-name="ce94" office:value-type="float" office:value="1.5307" calcext:value-type="float">
            <text:p><text:s/>1.53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4" office:value-type="float" office:value="0.0697" calcext:value-type="float">
            <text:p><text:s/>0.07 <text:s/></text:p>
          </table:table-cell>
          <table:table-cell table:style-name="ce94" office:value-type="float" office:value="0.0089" calcext:value-type="float">
            <text:p><text:s/>0.01 <text:s/></text:p>
          </table:table-cell>
          <table:table-cell table:style-name="ce94" office:value-type="float" office:value="0.1776" calcext:value-type="float">
            <text:p><text:s/>0.18 <text:s/></text:p>
          </table:table-cell>
          <table:table-cell table:style-name="ce98" office:value-type="float" office:value="1.2744" calcext:value-type="float">
            <text:p><text:s/>1.27 <text:s/></text:p>
          </table:table-cell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100年</text:p>
          </table:table-cell>
          <table:table-cell table:style-name="ce81"/>
          <table:table-cell table:style-name="ce86"/>
          <table:table-cell table:style-name="ce89" office:value-type="float" office:value="16.4385" calcext:value-type="float">
            <text:p><text:s/>16.44 <text:s/></text:p>
          </table:table-cell>
          <table:table-cell table:style-name="ce94" office:value-type="float" office:value="14.728" calcext:value-type="float">
            <text:p><text:s/>14.73 <text:s/></text:p>
          </table:table-cell>
          <table:table-cell table:style-name="ce94" office:value-type="float" office:value="12.4886" calcext:value-type="float">
            <text:p><text:s/>12.49 <text:s/></text:p>
          </table:table-cell>
          <table:table-cell table:style-name="ce94" office:value-type="float" office:value="1.1476" calcext:value-type="float">
            <text:p><text:s/>1.15 <text:s/></text:p>
          </table:table-cell>
          <table:table-cell table:style-name="ce94" office:value-type="float" office:value="1.0917" calcext:value-type="float">
            <text:p><text:s/>1.09 <text:s/></text:p>
          </table:table-cell>
          <table:table-cell table:style-name="ce94" office:value-type="float" office:value="1.7105" calcext:value-type="float">
            <text:p><text:s/>1.71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4" office:value-type="float" office:value="0.2539" calcext:value-type="float">
            <text:p><text:s/>0.25 <text:s/></text:p>
          </table:table-cell>
          <table:table-cell table:style-name="ce94" office:value-type="float" office:value="0.009" calcext:value-type="float">
            <text:p><text:s/>0.01 <text:s/></text:p>
          </table:table-cell>
          <table:table-cell table:style-name="ce94" office:value-type="float" office:value="0.1668" calcext:value-type="float">
            <text:p><text:s/>0.17 <text:s/></text:p>
          </table:table-cell>
          <table:table-cell table:style-name="ce98" office:value-type="float" office:value="1.2808" calcext:value-type="float">
            <text:p><text:s/>1.28 <text:s/></text:p>
          </table:table-cell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101年</text:p>
          </table:table-cell>
          <table:table-cell table:style-name="ce81"/>
          <table:table-cell table:style-name="ce86"/>
          <table:table-cell table:style-name="ce89" office:value-type="float" office:value="16.8365" calcext:value-type="float">
            <text:p><text:s/>16.84 <text:s/></text:p>
          </table:table-cell>
          <table:table-cell table:style-name="ce94" office:value-type="float" office:value="14.9017" calcext:value-type="float">
            <text:p><text:s/>14.90 <text:s/></text:p>
          </table:table-cell>
          <table:table-cell table:style-name="ce94" office:value-type="float" office:value="12.6451" calcext:value-type="float">
            <text:p><text:s/>12.65 <text:s/></text:p>
          </table:table-cell>
          <table:table-cell table:style-name="ce94" office:value-type="float" office:value="1.1565" calcext:value-type="float">
            <text:p><text:s/>1.16 <text:s/></text:p>
          </table:table-cell>
          <table:table-cell table:style-name="ce94" office:value-type="float" office:value="1.1001" calcext:value-type="float">
            <text:p><text:s/>1.10 <text:s/></text:p>
          </table:table-cell>
          <table:table-cell table:style-name="ce94" office:value-type="float" office:value="1.9347" calcext:value-type="float">
            <text:p><text:s/>1.93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4" office:value-type="float" office:value="0.4571" calcext:value-type="float">
            <text:p><text:s/>0.46 <text:s/></text:p>
          </table:table-cell>
          <table:table-cell table:style-name="ce94" office:value-type="float" office:value="0.009" calcext:value-type="float">
            <text:p><text:s/>0.01 <text:s/></text:p>
          </table:table-cell>
          <table:table-cell table:style-name="ce94" office:value-type="float" office:value="0.1681" calcext:value-type="float">
            <text:p><text:s/>0.17 <text:s/></text:p>
          </table:table-cell>
          <table:table-cell table:style-name="ce98" office:value-type="float" office:value="1.3004" calcext:value-type="float">
            <text:p><text:s/>1.30 <text:s/></text:p>
          </table:table-cell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102年</text:p>
          </table:table-cell>
          <table:table-cell table:style-name="ce81"/>
          <table:table-cell table:style-name="ce86"/>
          <table:table-cell table:style-name="ce89" office:value-type="float" office:value="17.4173" calcext:value-type="float">
            <text:p><text:s/>17.42 <text:s/></text:p>
          </table:table-cell>
          <table:table-cell table:style-name="ce94" office:value-type="float" office:value="15.1528" calcext:value-type="float">
            <text:p><text:s/>15.15 <text:s/></text:p>
          </table:table-cell>
          <table:table-cell table:style-name="ce94" office:value-type="float" office:value="12.5743" calcext:value-type="float">
            <text:p><text:s/>12.57 <text:s/></text:p>
          </table:table-cell>
          <table:table-cell table:style-name="ce94" office:value-type="float" office:value="1.1263" calcext:value-type="float">
            <text:p><text:s/>1.13 <text:s/></text:p>
          </table:table-cell>
          <table:table-cell table:style-name="ce94" office:value-type="float" office:value="1.4521" calcext:value-type="float">
            <text:p><text:s/>1.45 <text:s/></text:p>
          </table:table-cell>
          <table:table-cell table:style-name="ce94" office:value-type="float" office:value="2.2645" calcext:value-type="float">
            <text:p><text:s/>2.26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4" office:value-type="float" office:value="0.7996" calcext:value-type="float">
            <text:p><text:s/>0.80 <text:s/></text:p>
          </table:table-cell>
          <table:table-cell table:style-name="ce94" office:value-type="float" office:value="0.0089" calcext:value-type="float">
            <text:p><text:s/>0.01 <text:s/></text:p>
          </table:table-cell>
          <table:table-cell table:style-name="ce94" office:value-type="float" office:value="0.1666" calcext:value-type="float">
            <text:p><text:s/>0.17 <text:s/></text:p>
          </table:table-cell>
          <table:table-cell table:style-name="ce98" office:value-type="float" office:value="1.2892" calcext:value-type="float">
            <text:p><text:s/>1.29 <text:s/></text:p>
          </table:table-cell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103年</text:p>
          </table:table-cell>
          <table:table-cell table:style-name="ce81"/>
          <table:table-cell table:style-name="ce86"/>
          <table:table-cell table:style-name="ce89" office:value-type="float" office:value="17.8697" calcext:value-type="float">
            <text:p><text:s/>17.87 <text:s/></text:p>
          </table:table-cell>
          <table:table-cell table:style-name="ce94" office:value-type="float" office:value="15.1435" calcext:value-type="float">
            <text:p><text:s/>15.14 <text:s/></text:p>
          </table:table-cell>
          <table:table-cell table:style-name="ce94" office:value-type="float" office:value="12.6029" calcext:value-type="float">
            <text:p><text:s/>12.60 <text:s/></text:p>
          </table:table-cell>
          <table:table-cell table:style-name="ce94" office:value-type="float" office:value="1.0466" calcext:value-type="float">
            <text:p><text:s/>1.05 <text:s/></text:p>
          </table:table-cell>
          <table:table-cell table:style-name="ce94" office:value-type="float" office:value="1.4939" calcext:value-type="float">
            <text:p><text:s/>1.49 <text:s/></text:p>
          </table:table-cell>
          <table:table-cell table:style-name="ce94" office:value-type="float" office:value="2.7261" calcext:value-type="float">
            <text:p><text:s/>2.73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4" office:value-type="float" office:value="1.2495" calcext:value-type="float">
            <text:p><text:s/>1.25 <text:s/></text:p>
          </table:table-cell>
          <table:table-cell table:style-name="ce94" office:value-type="float" office:value="0.009" calcext:value-type="float">
            <text:p><text:s/>0.01 <text:s/></text:p>
          </table:table-cell>
          <table:table-cell table:style-name="ce94" office:value-type="float" office:value="0.168" calcext:value-type="float">
            <text:p><text:s/>0.17 <text:s/></text:p>
          </table:table-cell>
          <table:table-cell table:style-name="ce98" office:value-type="float" office:value="1.2995" calcext:value-type="float">
            <text:p><text:s/>1.30 <text:s/></text:p>
          </table:table-cell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104年</text:p>
          </table:table-cell>
          <table:table-cell table:style-name="ce81"/>
          <table:table-cell table:style-name="ce86"/>
          <table:table-cell table:style-name="ce89" office:value-type="float" office:value="18.2414" calcext:value-type="float">
            <text:p><text:s/>18.24 <text:s/></text:p>
          </table:table-cell>
          <table:table-cell table:style-name="ce94" office:value-type="float" office:value="15.0406" calcext:value-type="float">
            <text:p><text:s/>15.04 <text:s/></text:p>
          </table:table-cell>
          <table:table-cell table:style-name="ce94" office:value-type="float" office:value="12.5132" calcext:value-type="float">
            <text:p><text:s/>12.51 <text:s/></text:p>
          </table:table-cell>
          <table:table-cell table:style-name="ce94" office:value-type="float" office:value="1.0412" calcext:value-type="float">
            <text:p><text:s/>1.04 <text:s/></text:p>
          </table:table-cell>
          <table:table-cell table:style-name="ce94" office:value-type="float" office:value="1.4861" calcext:value-type="float">
            <text:p><text:s/>1.49 <text:s/></text:p>
          </table:table-cell>
          <table:table-cell table:style-name="ce94" office:value-type="float" office:value="3.2008" calcext:value-type="float">
            <text:p><text:s/>3.20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4" office:value-type="float" office:value="1.7346" calcext:value-type="float">
            <text:p><text:s/>1.73 <text:s/></text:p>
          </table:table-cell>
          <table:table-cell table:style-name="ce94" office:value-type="float" office:value="0.009" calcext:value-type="float">
            <text:p><text:s/>0.01 <text:s/></text:p>
          </table:table-cell>
          <table:table-cell table:style-name="ce94" office:value-type="float" office:value="0.1644" calcext:value-type="float">
            <text:p><text:s/>0.16 <text:s/></text:p>
          </table:table-cell>
          <table:table-cell table:style-name="ce98" office:value-type="float" office:value="1.2927" calcext:value-type="float">
            <text:p><text:s/>1.29 <text:s/></text:p>
          </table:table-cell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105年</text:p>
          </table:table-cell>
          <table:table-cell table:style-name="ce81"/>
          <table:table-cell table:style-name="ce86"/>
          <table:table-cell table:style-name="ce89" office:value-type="float" office:value="18.0515" calcext:value-type="float">
            <text:p><text:s/>18.05 <text:s/></text:p>
          </table:table-cell>
          <table:table-cell table:style-name="ce94" office:value-type="float" office:value="14.1986" calcext:value-type="float">
            <text:p><text:s/>14.20 <text:s/></text:p>
          </table:table-cell>
          <table:table-cell table:style-name="ce94" office:value-type="float" office:value="12.3229" calcext:value-type="float">
            <text:p><text:s/>12.32 <text:s/></text:p>
          </table:table-cell>
          <table:table-cell table:style-name="ce94" office:value-type="float" office:value="1.022" calcext:value-type="float">
            <text:p><text:s/>1.02 <text:s/></text:p>
          </table:table-cell>
          <table:table-cell table:style-name="ce94" office:value-type="float" office:value="0.8536" calcext:value-type="float">
            <text:p><text:s/>0.85 <text:s/></text:p>
          </table:table-cell>
          <table:table-cell table:style-name="ce94" office:value-type="float" office:value="3.8529" calcext:value-type="float">
            <text:p><text:s/>3.85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4" office:value-type="float" office:value="2.4137" calcext:value-type="float">
            <text:p><text:s/>2.41 <text:s/></text:p>
          </table:table-cell>
          <table:table-cell table:style-name="ce94" office:value-type="float" office:value="0.0088" calcext:value-type="float">
            <text:p><text:s/>0.01 <text:s/></text:p>
          </table:table-cell>
          <table:table-cell table:style-name="ce94" office:value-type="float" office:value="0.1613" calcext:value-type="float">
            <text:p><text:s/>0.16 <text:s/></text:p>
          </table:table-cell>
          <table:table-cell table:style-name="ce98" office:value-type="float" office:value="1.2689" calcext:value-type="float">
            <text:p><text:s/>1.27 <text:s/></text:p>
          </table:table-cell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106年</text:p>
          </table:table-cell>
          <table:table-cell table:style-name="ce81"/>
          <table:table-cell table:style-name="ce86"/>
          <table:table-cell table:style-name="ce89" office:value-type="float" office:value="18.9499" calcext:value-type="float">
            <text:p><text:s/>18.95 <text:s/></text:p>
          </table:table-cell>
          <table:table-cell table:style-name="ce94" office:value-type="float" office:value="14.0607" calcext:value-type="float">
            <text:p><text:s/>14.06 <text:s/></text:p>
          </table:table-cell>
          <table:table-cell table:style-name="ce94" office:value-type="float" office:value="12.2769" calcext:value-type="float">
            <text:p><text:s/>12.28 <text:s/></text:p>
          </table:table-cell>
          <table:table-cell table:style-name="ce94" office:value-type="float" office:value="0.925" calcext:value-type="float">
            <text:p><text:s/>0.93 <text:s/></text:p>
          </table:table-cell>
          <table:table-cell table:style-name="ce94" office:value-type="float" office:value="0.8587" calcext:value-type="float">
            <text:p><text:s/>0.86 <text:s/></text:p>
          </table:table-cell>
          <table:table-cell table:style-name="ce94" office:value-type="float" office:value="4.8892" calcext:value-type="float">
            <text:p><text:s/>4.89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4" office:value-type="float" office:value="3.4414" calcext:value-type="float">
            <text:p><text:s/>3.44 <text:s/></text:p>
          </table:table-cell>
          <table:table-cell table:style-name="ce94" office:value-type="float" office:value="0.0089" calcext:value-type="float">
            <text:p><text:s/>0.01 <text:s/></text:p>
          </table:table-cell>
          <table:table-cell table:style-name="ce94" office:value-type="float" office:value="0.1623" calcext:value-type="float">
            <text:p><text:s/>0.16 <text:s/></text:p>
          </table:table-cell>
          <table:table-cell table:style-name="ce98" office:value-type="float" office:value="1.2764" calcext:value-type="float">
            <text:p><text:s/>1.28 <text:s/></text:p>
          </table:table-cell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107年</text:p>
          </table:table-cell>
          <table:table-cell table:style-name="ce81"/>
          <table:table-cell table:style-name="ce86"/>
          <table:table-cell table:style-name="ce89" office:value-type="float" office:value="19.9779" calcext:value-type="float">
            <text:p><text:s/>19.98 <text:s/></text:p>
          </table:table-cell>
          <table:table-cell table:style-name="ce94" office:value-type="float" office:value="13.5783" calcext:value-type="float">
            <text:p><text:s/>13.58 <text:s/></text:p>
          </table:table-cell>
          <table:table-cell table:style-name="ce94" office:value-type="float" office:value="11.8004" calcext:value-type="float">
            <text:p><text:s/>11.80 <text:s/></text:p>
          </table:table-cell>
          <table:table-cell table:style-name="ce94" office:value-type="float" office:value="0.9732" calcext:value-type="float">
            <text:p><text:s/>0.97 <text:s/></text:p>
          </table:table-cell>
          <table:table-cell table:style-name="ce94" office:value-type="float" office:value="0.8045" calcext:value-type="float">
            <text:p><text:s/>0.80 <text:s/></text:p>
          </table:table-cell>
          <table:table-cell table:style-name="ce94" office:value-type="float" office:value="6.3995" calcext:value-type="float">
            <text:p><text:s/>6.40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94" office:value-type="float" office:value="5.038" calcext:value-type="float">
            <text:p><text:s/>5.04 <text:s/></text:p>
          </table:table-cell>
          <table:table-cell table:style-name="ce94" office:value-type="float" office:value="0.0085" calcext:value-type="float">
            <text:p><text:s/>0.01 <text:s/></text:p>
          </table:table-cell>
          <table:table-cell table:style-name="ce94" office:value-type="float" office:value="0.153" calcext:value-type="float">
            <text:p><text:s/>0.15 <text:s/></text:p>
          </table:table-cell>
          <table:table-cell table:style-name="ce98" office:value-type="float" office:value="1.1998" calcext:value-type="float">
            <text:p><text:s/>1.20 <text:s/></text:p>
          </table:table-cell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108年</text:p>
          </table:table-cell>
          <table:table-cell table:style-name="ce81"/>
          <table:table-cell table:style-name="ce86"/>
          <table:table-cell table:style-name="ce89" office:value-type="float" office:value="21.1211" calcext:value-type="float">
            <text:p><text:s/>21.12 <text:s/></text:p>
          </table:table-cell>
          <table:table-cell table:style-name="ce94" office:value-type="float" office:value="12.8684" calcext:value-type="float">
            <text:p><text:s/>12.87 <text:s/></text:p>
          </table:table-cell>
          <table:table-cell table:style-name="ce94" office:value-type="float" office:value="11.2183" calcext:value-type="float">
            <text:p><text:s/>11.22 <text:s/></text:p>
          </table:table-cell>
          <table:table-cell table:style-name="ce94" office:value-type="float" office:value="0.8952" calcext:value-type="float">
            <text:p><text:s/>0.90 <text:s/></text:p>
          </table:table-cell>
          <table:table-cell table:style-name="ce94" office:value-type="float" office:value="0.7548" calcext:value-type="float">
            <text:p><text:s/>0.75 <text:s/></text:p>
          </table:table-cell>
          <table:table-cell table:style-name="ce94" office:value-type="float" office:value="8.2527" calcext:value-type="float">
            <text:p><text:s/>8.25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6.9768" calcext:value-type="float">
            <text:p><text:s/>6.98 <text:s/></text:p>
          </table:table-cell>
          <table:table-cell table:style-name="ce94" office:value-type="float" office:value="0.0089" calcext:value-type="float">
            <text:p><text:s/>0.01 <text:s/></text:p>
          </table:table-cell>
          <table:table-cell table:style-name="ce94" office:value-type="float" office:value="0.1407" calcext:value-type="float">
            <text:p><text:s/>0.14 <text:s/></text:p>
          </table:table-cell>
          <table:table-cell table:style-name="ce98" office:value-type="float" office:value="1.1256" calcext:value-type="float">
            <text:p><text:s/>1.13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/>
          <table:table-cell table:style-name="ce86"/>
          <table:table-cell table:style-name="ce89"/>
          <table:table-cell table:style-name="ce94" table:number-columns-repeated="5"/>
          <table:table-cell table:style-name="ce33" table:number-columns-repeated="2"/>
          <table:table-cell table:style-name="ce94" table:number-columns-repeated="3"/>
          <table:table-cell table:style-name="ce98"/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109年</text:p>
          </table:table-cell>
          <table:table-cell table:style-name="ce81" office:value-type="string" calcext:value-type="string">
            <text:p><text:s/>1月</text:p>
          </table:table-cell>
          <table:table-cell table:style-name="ce86"/>
          <table:table-cell table:style-name="ce89" office:value-type="float" office:value="21.5255" calcext:value-type="float">
            <text:p><text:s/>21.53 <text:s/></text:p>
          </table:table-cell>
          <table:table-cell table:style-name="ce94" office:value-type="float" office:value="13.0898" calcext:value-type="float">
            <text:p><text:s/>13.09 <text:s/></text:p>
          </table:table-cell>
          <table:table-cell table:style-name="ce94" office:value-type="float" office:value="11.4113" calcext:value-type="float">
            <text:p><text:s/>11.41 <text:s/></text:p>
          </table:table-cell>
          <table:table-cell table:style-name="ce94" office:value-type="float" office:value="0.9106" calcext:value-type="float">
            <text:p><text:s/>0.91 <text:s/></text:p>
          </table:table-cell>
          <table:table-cell table:style-name="ce94" office:value-type="float" office:value="0.7678" calcext:value-type="float">
            <text:p><text:s/>0.77 <text:s/></text:p>
          </table:table-cell>
          <table:table-cell table:style-name="ce94" office:value-type="float" office:value="8.4356" calcext:value-type="float">
            <text:p><text:s/>8.44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7.136" calcext:value-type="float">
            <text:p><text:s/>7.14 <text:s/></text:p>
          </table:table-cell>
          <table:table-cell table:style-name="ce94" office:value-type="float" office:value="0.009" calcext:value-type="float">
            <text:p><text:s/>0.01 <text:s/></text:p>
          </table:table-cell>
          <table:table-cell table:style-name="ce94" office:value-type="float" office:value="0.1449" calcext:value-type="float">
            <text:p><text:s/>0.14 <text:s/></text:p>
          </table:table-cell>
          <table:table-cell table:style-name="ce98" office:value-type="float" office:value="1.145" calcext:value-type="float">
            <text:p><text:s/>1.15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<text:s/>2月</text:p>
          </table:table-cell>
          <table:table-cell table:style-name="ce86"/>
          <table:table-cell table:style-name="ce89" office:value-type="float" office:value="21.4696" calcext:value-type="float">
            <text:p><text:s/>21.47 <text:s/></text:p>
          </table:table-cell>
          <table:table-cell table:style-name="ce94" office:value-type="float" office:value="13.0749" calcext:value-type="float">
            <text:p><text:s/>13.07 <text:s/></text:p>
          </table:table-cell>
          <table:table-cell table:style-name="ce94" office:value-type="float" office:value="11.3983" calcext:value-type="float">
            <text:p><text:s/>11.40 <text:s/></text:p>
          </table:table-cell>
          <table:table-cell table:style-name="ce94" office:value-type="float" office:value="0.9096" calcext:value-type="float">
            <text:p><text:s/>0.91 <text:s/></text:p>
          </table:table-cell>
          <table:table-cell table:style-name="ce94" office:value-type="float" office:value="0.7669" calcext:value-type="float">
            <text:p><text:s/>0.77 <text:s/></text:p>
          </table:table-cell>
          <table:table-cell table:style-name="ce94" office:value-type="float" office:value="8.3946" calcext:value-type="float">
            <text:p><text:s/>8.39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7.0965" calcext:value-type="float">
            <text:p><text:s/>7.10 <text:s/></text:p>
          </table:table-cell>
          <table:table-cell table:style-name="ce94" office:value-type="float" office:value="0.009" calcext:value-type="float">
            <text:p><text:s/>0.01 <text:s/></text:p>
          </table:table-cell>
          <table:table-cell table:style-name="ce94" office:value-type="float" office:value="0.1447" calcext:value-type="float">
            <text:p><text:s/>0.14 <text:s/></text:p>
          </table:table-cell>
          <table:table-cell table:style-name="ce98" office:value-type="float" office:value="1.1437" calcext:value-type="float">
            <text:p><text:s/>1.14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<text:s/>3月</text:p>
          </table:table-cell>
          <table:table-cell table:style-name="ce86"/>
          <table:table-cell table:style-name="ce89" office:value-type="float" office:value="21.5264" calcext:value-type="float">
            <text:p><text:s/>21.53 <text:s/></text:p>
          </table:table-cell>
          <table:table-cell table:style-name="ce94" office:value-type="float" office:value="13.0604" calcext:value-type="float">
            <text:p><text:s/>13.06 <text:s/></text:p>
          </table:table-cell>
          <table:table-cell table:style-name="ce94" office:value-type="float" office:value="11.3857" calcext:value-type="float">
            <text:p><text:s/>11.39 <text:s/></text:p>
          </table:table-cell>
          <table:table-cell table:style-name="ce94" office:value-type="float" office:value="0.9086" calcext:value-type="float">
            <text:p><text:s/>0.91 <text:s/></text:p>
          </table:table-cell>
          <table:table-cell table:style-name="ce94" office:value-type="float" office:value="0.766" calcext:value-type="float">
            <text:p><text:s/>0.77 <text:s/></text:p>
          </table:table-cell>
          <table:table-cell table:style-name="ce94" office:value-type="float" office:value="8.4659" calcext:value-type="float">
            <text:p><text:s/>8.47 <text:s/></text:p>
          </table:table-cell>
          <table:table-cell table:style-name="ce33" office:value-type="float" office:value="0.0004" calcext:value-type="float">
            <text:p><text:s/>0.0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7.1688" calcext:value-type="float">
            <text:p><text:s/>7.17 <text:s/></text:p>
          </table:table-cell>
          <table:table-cell table:style-name="ce94" office:value-type="float" office:value="0.009" calcext:value-type="float">
            <text:p><text:s/>0.01 <text:s/></text:p>
          </table:table-cell>
          <table:table-cell table:style-name="ce94" office:value-type="float" office:value="0.1446" calcext:value-type="float">
            <text:p><text:s/>0.14 <text:s/></text:p>
          </table:table-cell>
          <table:table-cell table:style-name="ce98" office:value-type="float" office:value="1.1424" calcext:value-type="float">
            <text:p><text:s/>1.14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<text:s/>4月</text:p>
          </table:table-cell>
          <table:table-cell table:style-name="ce86"/>
          <table:table-cell table:style-name="ce89" office:value-type="float" office:value="21.6845" calcext:value-type="float">
            <text:p><text:s/>21.68 <text:s/></text:p>
          </table:table-cell>
          <table:table-cell table:style-name="ce94" office:value-type="float" office:value="13.022" calcext:value-type="float">
            <text:p><text:s/>13.02 <text:s/></text:p>
          </table:table-cell>
          <table:table-cell table:style-name="ce94" office:value-type="float" office:value="11.3522" calcext:value-type="float">
            <text:p><text:s/>11.35 <text:s/></text:p>
          </table:table-cell>
          <table:table-cell table:style-name="ce94" office:value-type="float" office:value="0.9059" calcext:value-type="float">
            <text:p><text:s/>0.91 <text:s/></text:p>
          </table:table-cell>
          <table:table-cell table:style-name="ce94" office:value-type="float" office:value="0.7638" calcext:value-type="float">
            <text:p><text:s/>0.76 <text:s/></text:p>
          </table:table-cell>
          <table:table-cell table:style-name="ce94" office:value-type="float" office:value="8.6624" calcext:value-type="float">
            <text:p><text:s/>8.66 <text:s/></text:p>
          </table:table-cell>
          <table:table-cell table:style-name="ce33" office:value-type="float" office:value="0.0004" calcext:value-type="float">
            <text:p><text:s/>0.0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7.3691" calcext:value-type="float">
            <text:p><text:s/>7.37 <text:s/></text:p>
          </table:table-cell>
          <table:table-cell table:style-name="ce94" office:value-type="float" office:value="0.009" calcext:value-type="float">
            <text:p><text:s/>0.01 <text:s/></text:p>
          </table:table-cell>
          <table:table-cell table:style-name="ce94" office:value-type="float" office:value="0.1442" calcext:value-type="float">
            <text:p><text:s/>0.14 <text:s/></text:p>
          </table:table-cell>
          <table:table-cell table:style-name="ce98" office:value-type="float" office:value="1.139" calcext:value-type="float">
            <text:p><text:s/>1.14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<text:s/>5月</text:p>
          </table:table-cell>
          <table:table-cell table:style-name="ce86"/>
          <table:table-cell table:style-name="ce89" office:value-type="float" office:value="21.3804" calcext:value-type="float">
            <text:p><text:s/>21.38 <text:s/></text:p>
          </table:table-cell>
          <table:table-cell table:style-name="ce94" office:value-type="float" office:value="12.7974" calcext:value-type="float">
            <text:p><text:s/>12.80 <text:s/></text:p>
          </table:table-cell>
          <table:table-cell table:style-name="ce94" office:value-type="float" office:value="11.1564" calcext:value-type="float">
            <text:p><text:s/>11.16 <text:s/></text:p>
          </table:table-cell>
          <table:table-cell table:style-name="ce94" office:value-type="float" office:value="0.8903" calcext:value-type="float">
            <text:p><text:s/>0.89 <text:s/></text:p>
          </table:table-cell>
          <table:table-cell table:style-name="ce94" office:value-type="float" office:value="0.7506" calcext:value-type="float">
            <text:p><text:s/>0.75 <text:s/></text:p>
          </table:table-cell>
          <table:table-cell table:style-name="ce94" office:value-type="float" office:value="8.5829" calcext:value-type="float">
            <text:p><text:s/>8.58 <text:s/></text:p>
          </table:table-cell>
          <table:table-cell table:style-name="ce33" office:value-type="float" office:value="0.0004" calcext:value-type="float">
            <text:p><text:s/>0.0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7.3119" calcext:value-type="float">
            <text:p><text:s/>7.31 <text:s/></text:p>
          </table:table-cell>
          <table:table-cell table:style-name="ce94" office:value-type="float" office:value="0.0088" calcext:value-type="float">
            <text:p><text:s/>0.01 <text:s/></text:p>
          </table:table-cell>
          <table:table-cell table:style-name="ce94" office:value-type="float" office:value="0.1417" calcext:value-type="float">
            <text:p><text:s/>0.14 <text:s/></text:p>
          </table:table-cell>
          <table:table-cell table:style-name="ce98" office:value-type="float" office:value="1.1194" calcext:value-type="float">
            <text:p><text:s/>1.12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<text:s/>6月</text:p>
          </table:table-cell>
          <table:table-cell table:style-name="ce86"/>
          <table:table-cell table:style-name="ce89" office:value-type="float" office:value="21.5157" calcext:value-type="float">
            <text:p><text:s/>21.52 <text:s/></text:p>
          </table:table-cell>
          <table:table-cell table:style-name="ce94" office:value-type="float" office:value="12.765" calcext:value-type="float">
            <text:p><text:s/>12.77 <text:s/></text:p>
          </table:table-cell>
          <table:table-cell table:style-name="ce94" office:value-type="float" office:value="11.1282" calcext:value-type="float">
            <text:p><text:s/>11.13 <text:s/></text:p>
          </table:table-cell>
          <table:table-cell table:style-name="ce94" office:value-type="float" office:value="0.888" calcext:value-type="float">
            <text:p><text:s/>0.89 <text:s/></text:p>
          </table:table-cell>
          <table:table-cell table:style-name="ce94" office:value-type="float" office:value="0.7487" calcext:value-type="float">
            <text:p><text:s/>0.75 <text:s/></text:p>
          </table:table-cell>
          <table:table-cell table:style-name="ce94" office:value-type="float" office:value="8.7506" calcext:value-type="float">
            <text:p><text:s/>8.75 <text:s/></text:p>
          </table:table-cell>
          <table:table-cell table:style-name="ce33" office:value-type="float" office:value="0.0004" calcext:value-type="float">
            <text:p><text:s/>0.0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7.4828" calcext:value-type="float">
            <text:p><text:s/>7.48 <text:s/></text:p>
          </table:table-cell>
          <table:table-cell table:style-name="ce94" office:value-type="float" office:value="0.0088" calcext:value-type="float">
            <text:p><text:s/>0.01 <text:s/></text:p>
          </table:table-cell>
          <table:table-cell table:style-name="ce94" office:value-type="float" office:value="0.1413" calcext:value-type="float">
            <text:p><text:s/>0.14 <text:s/></text:p>
          </table:table-cell>
          <table:table-cell table:style-name="ce98" office:value-type="float" office:value="1.1166" calcext:value-type="float">
            <text:p><text:s/>1.12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<text:s/>7月</text:p>
          </table:table-cell>
          <table:table-cell table:style-name="ce86"/>
          <table:table-cell table:style-name="ce89" office:value-type="float" office:value="21.5568" calcext:value-type="float">
            <text:p><text:s/>21.56 <text:s/></text:p>
          </table:table-cell>
          <table:table-cell table:style-name="ce94" office:value-type="float" office:value="12.75" calcext:value-type="float">
            <text:p><text:s/>12.75 <text:s/></text:p>
          </table:table-cell>
          <table:table-cell table:style-name="ce94" office:value-type="float" office:value="11.1151" calcext:value-type="float">
            <text:p><text:s/>11.12 <text:s/></text:p>
          </table:table-cell>
          <table:table-cell table:style-name="ce94" office:value-type="float" office:value="0.887" calcext:value-type="float">
            <text:p><text:s/>0.89 <text:s/></text:p>
          </table:table-cell>
          <table:table-cell table:style-name="ce94" office:value-type="float" office:value="0.7478" calcext:value-type="float">
            <text:p><text:s/>0.75 <text:s/></text:p>
          </table:table-cell>
          <table:table-cell table:style-name="ce94" office:value-type="float" office:value="8.8067" calcext:value-type="float">
            <text:p><text:s/>8.81 <text:s/></text:p>
          </table:table-cell>
          <table:table-cell table:style-name="ce33" office:value-type="float" office:value="0.0004" calcext:value-type="float">
            <text:p><text:s/>0.0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7.5396" calcext:value-type="float">
            <text:p><text:s/>7.54 <text:s/></text:p>
          </table:table-cell>
          <table:table-cell table:style-name="ce94" office:value-type="float" office:value="0.0088" calcext:value-type="float">
            <text:p><text:s/>0.01 <text:s/></text:p>
          </table:table-cell>
          <table:table-cell table:style-name="ce94" office:value-type="float" office:value="0.142" calcext:value-type="float">
            <text:p><text:s/>0.14 <text:s/></text:p>
          </table:table-cell>
          <table:table-cell table:style-name="ce98" office:value-type="float" office:value="1.1153" calcext:value-type="float">
            <text:p><text:s/>1.12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<text:s/>8月</text:p>
          </table:table-cell>
          <table:table-cell table:style-name="ce86"/>
          <table:table-cell table:style-name="ce89" office:value-type="float" office:value="21.6242" calcext:value-type="float">
            <text:p><text:s/>21.62 <text:s/></text:p>
          </table:table-cell>
          <table:table-cell table:style-name="ce94" office:value-type="float" office:value="12.7232" calcext:value-type="float">
            <text:p><text:s/>12.72 <text:s/></text:p>
          </table:table-cell>
          <table:table-cell table:style-name="ce94" office:value-type="float" office:value="11.0917" calcext:value-type="float">
            <text:p><text:s/>11.09 <text:s/></text:p>
          </table:table-cell>
          <table:table-cell table:style-name="ce94" office:value-type="float" office:value="0.8851" calcext:value-type="float">
            <text:p><text:s/>0.89 <text:s/></text:p>
          </table:table-cell>
          <table:table-cell table:style-name="ce94" office:value-type="float" office:value="0.7463" calcext:value-type="float">
            <text:p><text:s/>0.75 <text:s/></text:p>
          </table:table-cell>
          <table:table-cell table:style-name="ce94" office:value-type="float" office:value="8.9009" calcext:value-type="float">
            <text:p><text:s/>8.90 <text:s/></text:p>
          </table:table-cell>
          <table:table-cell table:style-name="ce33" office:value-type="float" office:value="0.0004" calcext:value-type="float">
            <text:p><text:s/>0.0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7.6365" calcext:value-type="float">
            <text:p><text:s/>7.64 <text:s/></text:p>
          </table:table-cell>
          <table:table-cell table:style-name="ce94" office:value-type="float" office:value="0.0088" calcext:value-type="float">
            <text:p><text:s/>0.01 <text:s/></text:p>
          </table:table-cell>
          <table:table-cell table:style-name="ce94" office:value-type="float" office:value="0.1417" calcext:value-type="float">
            <text:p><text:s/>0.14 <text:s/></text:p>
          </table:table-cell>
          <table:table-cell table:style-name="ce98" office:value-type="float" office:value="1.1129" calcext:value-type="float">
            <text:p><text:s/>1.11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<text:s/>9月</text:p>
          </table:table-cell>
          <table:table-cell table:style-name="ce86"/>
          <table:table-cell table:style-name="ce89" office:value-type="float" office:value="21.7367" calcext:value-type="float">
            <text:p><text:s/>21.74 <text:s/></text:p>
          </table:table-cell>
          <table:table-cell table:style-name="ce94" office:value-type="float" office:value="12.6942" calcext:value-type="float">
            <text:p><text:s/>12.69 <text:s/></text:p>
          </table:table-cell>
          <table:table-cell table:style-name="ce94" office:value-type="float" office:value="11.0664" calcext:value-type="float">
            <text:p><text:s/>11.07 <text:s/></text:p>
          </table:table-cell>
          <table:table-cell table:style-name="ce94" office:value-type="float" office:value="0.8831" calcext:value-type="float">
            <text:p><text:s/>0.88 <text:s/></text:p>
          </table:table-cell>
          <table:table-cell table:style-name="ce94" office:value-type="float" office:value="0.7446" calcext:value-type="float">
            <text:p><text:s/>0.74 <text:s/></text:p>
          </table:table-cell>
          <table:table-cell table:style-name="ce94" office:value-type="float" office:value="9.0425" calcext:value-type="float">
            <text:p><text:s/>9.04 <text:s/></text:p>
          </table:table-cell>
          <table:table-cell table:style-name="ce33" office:value-type="float" office:value="0.0004" calcext:value-type="float">
            <text:p><text:s/>0.0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7.7809" calcext:value-type="float">
            <text:p><text:s/>7.78 <text:s/></text:p>
          </table:table-cell>
          <table:table-cell table:style-name="ce94" office:value-type="float" office:value="0.0087" calcext:value-type="float">
            <text:p><text:s/>0.01 <text:s/></text:p>
          </table:table-cell>
          <table:table-cell table:style-name="ce94" office:value-type="float" office:value="0.1413" calcext:value-type="float">
            <text:p><text:s/>0.14 <text:s/></text:p>
          </table:table-cell>
          <table:table-cell table:style-name="ce98" office:value-type="float" office:value="1.1104" calcext:value-type="float">
            <text:p><text:s/>1.11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10月</text:p>
          </table:table-cell>
          <table:table-cell table:style-name="ce86"/>
          <table:table-cell table:style-name="ce89" office:value-type="float" office:value="21.9909" calcext:value-type="float">
            <text:p><text:s/>21.99 <text:s/></text:p>
          </table:table-cell>
          <table:table-cell table:style-name="ce94" office:value-type="float" office:value="12.6463" calcext:value-type="float">
            <text:p><text:s/>12.65 <text:s/></text:p>
          </table:table-cell>
          <table:table-cell table:style-name="ce94" office:value-type="float" office:value="11.0247" calcext:value-type="float">
            <text:p><text:s/>11.02 <text:s/></text:p>
          </table:table-cell>
          <table:table-cell table:style-name="ce94" office:value-type="float" office:value="0.8798" calcext:value-type="float">
            <text:p><text:s/>0.88 <text:s/></text:p>
          </table:table-cell>
          <table:table-cell table:style-name="ce94" office:value-type="float" office:value="0.7418" calcext:value-type="float">
            <text:p><text:s/>0.74 <text:s/></text:p>
          </table:table-cell>
          <table:table-cell table:style-name="ce94" office:value-type="float" office:value="9.3445" calcext:value-type="float">
            <text:p><text:s/>9.34 <text:s/></text:p>
          </table:table-cell>
          <table:table-cell table:style-name="ce33" office:value-type="float" office:value="0.0004" calcext:value-type="float">
            <text:p><text:s/>0.0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8.0877" calcext:value-type="float">
            <text:p><text:s/>8.09 <text:s/></text:p>
          </table:table-cell>
          <table:table-cell table:style-name="ce94" office:value-type="float" office:value="0.0087" calcext:value-type="float">
            <text:p><text:s/>0.01 <text:s/></text:p>
          </table:table-cell>
          <table:table-cell table:style-name="ce94" office:value-type="float" office:value="0.1408" calcext:value-type="float">
            <text:p><text:s/>0.14 <text:s/></text:p>
          </table:table-cell>
          <table:table-cell table:style-name="ce98" office:value-type="float" office:value="1.1062" calcext:value-type="float">
            <text:p><text:s/>1.11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11月</text:p>
          </table:table-cell>
          <table:table-cell table:style-name="ce86"/>
          <table:table-cell table:style-name="ce89" office:value-type="float" office:value="22.3247" calcext:value-type="float">
            <text:p><text:s/>22.32 <text:s/></text:p>
          </table:table-cell>
          <table:table-cell table:style-name="ce94" office:value-type="float" office:value="12.592" calcext:value-type="float">
            <text:p><text:s/>12.59 <text:s/></text:p>
          </table:table-cell>
          <table:table-cell table:style-name="ce94" office:value-type="float" office:value="10.9773" calcext:value-type="float">
            <text:p><text:s/>10.98 <text:s/></text:p>
          </table:table-cell>
          <table:table-cell table:style-name="ce94" office:value-type="float" office:value="0.876" calcext:value-type="float">
            <text:p><text:s/>0.88 <text:s/></text:p>
          </table:table-cell>
          <table:table-cell table:style-name="ce94" office:value-type="float" office:value="0.7386" calcext:value-type="float">
            <text:p><text:s/>0.74 <text:s/></text:p>
          </table:table-cell>
          <table:table-cell table:style-name="ce94" office:value-type="float" office:value="9.7326" calcext:value-type="float">
            <text:p><text:s/>9.73 <text:s/></text:p>
          </table:table-cell>
          <table:table-cell table:style-name="ce33" office:value-type="float" office:value="0.0012" calcext:value-type="float">
            <text:p><text:s/>0.0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8.4783" calcext:value-type="float">
            <text:p><text:s/>8.48 <text:s/></text:p>
          </table:table-cell>
          <table:table-cell table:style-name="ce94" office:value-type="float" office:value="0.011" calcext:value-type="float">
            <text:p><text:s/>0.01 <text:s/></text:p>
          </table:table-cell>
          <table:table-cell table:style-name="ce94" office:value-type="float" office:value="0.14" calcext:value-type="float">
            <text:p><text:s/>0.14 <text:s/></text:p>
          </table:table-cell>
          <table:table-cell table:style-name="ce98" office:value-type="float" office:value="1.1014" calcext:value-type="float">
            <text:p><text:s/>1.10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12月</text:p>
          </table:table-cell>
          <table:table-cell table:style-name="ce86"/>
          <table:table-cell table:style-name="ce89" office:value-type="float" office:value="22.8126" calcext:value-type="float">
            <text:p><text:s/>22.81 <text:s/></text:p>
          </table:table-cell>
          <table:table-cell table:style-name="ce94" office:value-type="float" office:value="12.5119" calcext:value-type="float">
            <text:p><text:s/>12.51 <text:s/></text:p>
          </table:table-cell>
          <table:table-cell table:style-name="ce94" office:value-type="float" office:value="10.9075" calcext:value-type="float">
            <text:p><text:s/>10.91 <text:s/></text:p>
          </table:table-cell>
          <table:table-cell table:style-name="ce94" office:value-type="float" office:value="0.8704" calcext:value-type="float">
            <text:p><text:s/>0.87 <text:s/></text:p>
          </table:table-cell>
          <table:table-cell table:style-name="ce94" office:value-type="float" office:value="0.7339" calcext:value-type="float">
            <text:p><text:s/>0.73 <text:s/></text:p>
          </table:table-cell>
          <table:table-cell table:style-name="ce94" office:value-type="float" office:value="10.3007" calcext:value-type="float">
            <text:p><text:s/>10.30 <text:s/></text:p>
          </table:table-cell>
          <table:table-cell table:style-name="ce33" office:value-type="float" office:value="0.0012" calcext:value-type="float">
            <text:p><text:s/>0.0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9.0451" calcext:value-type="float">
            <text:p><text:s/>9.05 <text:s/></text:p>
          </table:table-cell>
          <table:table-cell table:style-name="ce94" office:value-type="float" office:value="0.0109" calcext:value-type="float">
            <text:p><text:s/>0.01 <text:s/></text:p>
          </table:table-cell>
          <table:table-cell table:style-name="ce94" office:value-type="float" office:value="0.1484" calcext:value-type="float">
            <text:p><text:s/>0.15 <text:s/></text:p>
          </table:table-cell>
          <table:table-cell table:style-name="ce98" office:value-type="float" office:value="1.0944" calcext:value-type="float">
            <text:p><text:s/>1.09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/>
          <table:table-cell table:style-name="ce86"/>
          <table:table-cell table:style-name="ce89"/>
          <table:table-cell table:style-name="ce94" table:number-columns-repeated="5"/>
          <table:table-cell table:style-name="ce33" table:number-columns-repeated="2"/>
          <table:table-cell table:style-name="ce94" table:number-columns-repeated="3"/>
          <table:table-cell table:style-name="ce98"/>
          <table:table-cell table:style-name="ce51" table:number-columns-repeated="1009"/>
        </table:table-row>
        <table:table-row table:style-name="ro6">
          <table:table-cell table:style-name="ce76" office:value-type="string" calcext:value-type="string">
            <text:p>民國110年</text:p>
          </table:table-cell>
          <table:table-cell table:style-name="ce81" office:value-type="string" calcext:value-type="string">
            <text:p><text:s/>1月</text:p>
          </table:table-cell>
          <table:table-cell table:style-name="ce86"/>
          <table:table-cell table:style-name="ce89" office:value-type="float" office:value="22.8708" calcext:value-type="float">
            <text:p><text:s/>22.87 <text:s/></text:p>
          </table:table-cell>
          <table:table-cell table:style-name="ce94" office:value-type="float" office:value="12.5009" calcext:value-type="float">
            <text:p><text:s/>12.50 <text:s/></text:p>
          </table:table-cell>
          <table:table-cell table:style-name="ce94" office:value-type="float" office:value="10.8979" calcext:value-type="float">
            <text:p><text:s/>10.90 <text:s/></text:p>
          </table:table-cell>
          <table:table-cell table:style-name="ce94" office:value-type="float" office:value="0.8697" calcext:value-type="float">
            <text:p><text:s/>0.87 <text:s/></text:p>
          </table:table-cell>
          <table:table-cell table:style-name="ce94" office:value-type="float" office:value="0.7332" calcext:value-type="float">
            <text:p><text:s/>0.73 <text:s/></text:p>
          </table:table-cell>
          <table:table-cell table:style-name="ce94" office:value-type="float" office:value="10.3698" calcext:value-type="float">
            <text:p><text:s/>10.37 <text:s/></text:p>
          </table:table-cell>
          <table:table-cell table:style-name="ce33" office:value-type="float" office:value="0.0012" calcext:value-type="float">
            <text:p><text:s/>0.0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9.1152" calcext:value-type="float">
            <text:p><text:s/>9.12 <text:s/></text:p>
          </table:table-cell>
          <table:table-cell table:style-name="ce94" office:value-type="float" office:value="0.0109" calcext:value-type="float">
            <text:p><text:s/>0.01 <text:s/></text:p>
          </table:table-cell>
          <table:table-cell table:style-name="ce94" office:value-type="float" office:value="0.1483" calcext:value-type="float">
            <text:p><text:s/>0.15 <text:s/></text:p>
          </table:table-cell>
          <table:table-cell table:style-name="ce98" office:value-type="float" office:value="1.0935" calcext:value-type="float">
            <text:p><text:s/>1.09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<text:s/>2月</text:p>
          </table:table-cell>
          <table:table-cell table:style-name="ce86"/>
          <table:table-cell table:style-name="ce89" office:value-type="float" office:value="22.8986" calcext:value-type="float">
            <text:p><text:s/>22.90 <text:s/></text:p>
          </table:table-cell>
          <table:table-cell table:style-name="ce94" office:value-type="float" office:value="12.4908" calcext:value-type="float">
            <text:p><text:s/>12.49 <text:s/></text:p>
          </table:table-cell>
          <table:table-cell table:style-name="ce94" office:value-type="float" office:value="10.8891" calcext:value-type="float">
            <text:p><text:s/>10.89 <text:s/></text:p>
          </table:table-cell>
          <table:table-cell table:style-name="ce94" office:value-type="float" office:value="0.869" calcext:value-type="float">
            <text:p><text:s/>0.87 <text:s/></text:p>
          </table:table-cell>
          <table:table-cell table:style-name="ce94" office:value-type="float" office:value="0.7326" calcext:value-type="float">
            <text:p><text:s/>0.73 <text:s/></text:p>
          </table:table-cell>
          <table:table-cell table:style-name="ce94" office:value-type="float" office:value="10.4078" calcext:value-type="float">
            <text:p><text:s/>10.41 <text:s/></text:p>
          </table:table-cell>
          <table:table-cell table:style-name="ce33" office:value-type="float" office:value="0.0012" calcext:value-type="float">
            <text:p><text:s/>0.0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9.1514" calcext:value-type="float">
            <text:p><text:s/>9.15 <text:s/></text:p>
          </table:table-cell>
          <table:table-cell table:style-name="ce94" office:value-type="float" office:value="0.0136" calcext:value-type="float">
            <text:p><text:s/>0.01 <text:s/></text:p>
          </table:table-cell>
          <table:table-cell table:style-name="ce94" office:value-type="float" office:value="0.1482" calcext:value-type="float">
            <text:p><text:s/>0.15 <text:s/></text:p>
          </table:table-cell>
          <table:table-cell table:style-name="ce98" office:value-type="float" office:value="1.0926" calcext:value-type="float">
            <text:p><text:s/>1.09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<text:s/>3月</text:p>
          </table:table-cell>
          <table:table-cell table:style-name="ce86"/>
          <table:table-cell table:style-name="ce89" office:value-type="float" office:value="23.004" calcext:value-type="float">
            <text:p><text:s/>23.00 <text:s/></text:p>
          </table:table-cell>
          <table:table-cell table:style-name="ce94" office:value-type="float" office:value="12.4703" calcext:value-type="float">
            <text:p><text:s/>12.47 <text:s/></text:p>
          </table:table-cell>
          <table:table-cell table:style-name="ce94" office:value-type="float" office:value="10.8712" calcext:value-type="float">
            <text:p><text:s/>10.87 <text:s/></text:p>
          </table:table-cell>
          <table:table-cell table:style-name="ce94" office:value-type="float" office:value="0.8675" calcext:value-type="float">
            <text:p><text:s/>0.87 <text:s/></text:p>
          </table:table-cell>
          <table:table-cell table:style-name="ce94" office:value-type="float" office:value="0.7314" calcext:value-type="float">
            <text:p><text:s/>0.73 <text:s/></text:p>
          </table:table-cell>
          <table:table-cell table:style-name="ce94" office:value-type="float" office:value="10.5337" calcext:value-type="float">
            <text:p><text:s/>10.53 <text:s/></text:p>
          </table:table-cell>
          <table:table-cell table:style-name="ce33" office:value-type="float" office:value="0.0012" calcext:value-type="float">
            <text:p><text:s/>0.0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9.2816" calcext:value-type="float">
            <text:p><text:s/>9.28 <text:s/></text:p>
          </table:table-cell>
          <table:table-cell table:style-name="ce94" office:value-type="float" office:value="0.0108" calcext:value-type="float">
            <text:p><text:s/>0.01 <text:s/></text:p>
          </table:table-cell>
          <table:table-cell table:style-name="ce94" office:value-type="float" office:value="0.1485" calcext:value-type="float">
            <text:p><text:s/>0.15 <text:s/></text:p>
          </table:table-cell>
          <table:table-cell table:style-name="ce98" office:value-type="float" office:value="1.0908" calcext:value-type="float">
            <text:p><text:s/>1.09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<text:s/>4月</text:p>
          </table:table-cell>
          <table:table-cell table:style-name="ce86"/>
          <table:table-cell table:style-name="ce89" office:value-type="float" office:value="23.1097" calcext:value-type="float">
            <text:p><text:s/>23.11 <text:s/></text:p>
          </table:table-cell>
          <table:table-cell table:style-name="ce94" office:value-type="float" office:value="12.3881" calcext:value-type="float">
            <text:p><text:s/>12.39 <text:s/></text:p>
          </table:table-cell>
          <table:table-cell table:style-name="ce94" office:value-type="float" office:value="10.7915" calcext:value-type="float">
            <text:p><text:s/>10.79 <text:s/></text:p>
          </table:table-cell>
          <table:table-cell table:style-name="ce94" office:value-type="float" office:value="0.8662" calcext:value-type="float">
            <text:p><text:s/>0.87 <text:s/></text:p>
          </table:table-cell>
          <table:table-cell table:style-name="ce94" office:value-type="float" office:value="0.7303" calcext:value-type="float">
            <text:p><text:s/>0.73 <text:s/></text:p>
          </table:table-cell>
          <table:table-cell table:style-name="ce94" office:value-type="float" office:value="10.7216" calcext:value-type="float">
            <text:p><text:s/>10.72 <text:s/></text:p>
          </table:table-cell>
          <table:table-cell table:style-name="ce33" office:value-type="float" office:value="0.0012" calcext:value-type="float">
            <text:p><text:s/>0.0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9.4714" calcext:value-type="float">
            <text:p><text:s/>9.47 <text:s/></text:p>
          </table:table-cell>
          <table:table-cell table:style-name="ce94" office:value-type="float" office:value="0.0108" calcext:value-type="float">
            <text:p><text:s/>0.01 <text:s/></text:p>
          </table:table-cell>
          <table:table-cell table:style-name="ce94" office:value-type="float" office:value="0.1483" calcext:value-type="float">
            <text:p><text:s/>0.15 <text:s/></text:p>
          </table:table-cell>
          <table:table-cell table:style-name="ce98" office:value-type="float" office:value="1.0891" calcext:value-type="float">
            <text:p><text:s/>1.09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<text:s/>5月</text:p>
          </table:table-cell>
          <table:table-cell table:style-name="ce86"/>
          <table:table-cell table:style-name="ce89" office:value-type="float" office:value="23.26" calcext:value-type="float">
            <text:p><text:s/>23.26 <text:s/></text:p>
          </table:table-cell>
          <table:table-cell table:style-name="ce94" office:value-type="float" office:value="12.3844" calcext:value-type="float">
            <text:p><text:s/>12.38 <text:s/></text:p>
          </table:table-cell>
          <table:table-cell table:style-name="ce94" office:value-type="float" office:value="10.7913" calcext:value-type="float">
            <text:p><text:s/>10.79 <text:s/></text:p>
          </table:table-cell>
          <table:table-cell table:style-name="ce94" office:value-type="float" office:value="0.8643" calcext:value-type="float">
            <text:p><text:s/>0.86 <text:s/></text:p>
          </table:table-cell>
          <table:table-cell table:style-name="ce94" office:value-type="float" office:value="0.7287" calcext:value-type="float">
            <text:p><text:s/>0.73 <text:s/></text:p>
          </table:table-cell>
          <table:table-cell table:style-name="ce94" office:value-type="float" office:value="10.8755" calcext:value-type="float">
            <text:p><text:s/>10.88 <text:s/></text:p>
          </table:table-cell>
          <table:table-cell table:style-name="ce33" office:value-type="float" office:value="0.0012" calcext:value-type="float">
            <text:p><text:s/>0.0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9.628" calcext:value-type="float">
            <text:p><text:s/>9.63 <text:s/></text:p>
          </table:table-cell>
          <table:table-cell table:style-name="ce94" office:value-type="float" office:value="0.0108" calcext:value-type="float">
            <text:p><text:s/>0.01 <text:s/></text:p>
          </table:table-cell>
          <table:table-cell table:style-name="ce94" office:value-type="float" office:value="0.148" calcext:value-type="float">
            <text:p><text:s/>0.15 <text:s/></text:p>
          </table:table-cell>
          <table:table-cell table:style-name="ce98" office:value-type="float" office:value="1.0868" calcext:value-type="float">
            <text:p><text:s/>1.09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<text:s/>6月</text:p>
          </table:table-cell>
          <table:table-cell table:style-name="ce86"/>
          <table:table-cell table:style-name="ce89" office:value-type="float" office:value="23.6358" calcext:value-type="float">
            <text:p><text:s/>23.64 <text:s/></text:p>
          </table:table-cell>
          <table:table-cell table:style-name="ce94" office:value-type="float" office:value="12.3028" calcext:value-type="float">
            <text:p><text:s/>12.30 <text:s/></text:p>
          </table:table-cell>
          <table:table-cell table:style-name="ce94" office:value-type="float" office:value="10.7202" calcext:value-type="float">
            <text:p><text:s/>10.72 <text:s/></text:p>
          </table:table-cell>
          <table:table-cell table:style-name="ce94" office:value-type="float" office:value="0.8586" calcext:value-type="float">
            <text:p><text:s/>0.86 <text:s/></text:p>
          </table:table-cell>
          <table:table-cell table:style-name="ce94" office:value-type="float" office:value="0.7239" calcext:value-type="float">
            <text:p><text:s/>0.72 <text:s/></text:p>
          </table:table-cell>
          <table:table-cell table:style-name="ce94" office:value-type="float" office:value="11.3329" calcext:value-type="float">
            <text:p><text:s/>11.33 <text:s/></text:p>
          </table:table-cell>
          <table:table-cell table:style-name="ce33" office:value-type="float" office:value="0.0012" calcext:value-type="float">
            <text:p><text:s/>0.0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10.0936" calcext:value-type="float">
            <text:p><text:s/>10.09 <text:s/></text:p>
          </table:table-cell>
          <table:table-cell table:style-name="ce94" office:value-type="float" office:value="0.0107" calcext:value-type="float">
            <text:p><text:s/>0.01 <text:s/></text:p>
          </table:table-cell>
          <table:table-cell table:style-name="ce94" office:value-type="float" office:value="0.1471" calcext:value-type="float">
            <text:p><text:s/>0.15 <text:s/></text:p>
          </table:table-cell>
          <table:table-cell table:style-name="ce98" office:value-type="float" office:value="1.0796" calcext:value-type="float">
            <text:p><text:s/>1.08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<text:s/>7月</text:p>
          </table:table-cell>
          <table:table-cell table:style-name="ce86"/>
          <table:table-cell table:style-name="ce89" office:value-type="float" office:value="23.2693" calcext:value-type="float">
            <text:p><text:s/>23.27 <text:s/></text:p>
          </table:table-cell>
          <table:table-cell table:style-name="ce94" office:value-type="float" office:value="12.1457" calcext:value-type="float">
            <text:p><text:s/>12.15 <text:s/></text:p>
          </table:table-cell>
          <table:table-cell table:style-name="ce94" office:value-type="float" office:value="10.5884" calcext:value-type="float">
            <text:p><text:s/>10.59 <text:s/></text:p>
          </table:table-cell>
          <table:table-cell table:style-name="ce94" office:value-type="float" office:value="0.8422" calcext:value-type="float">
            <text:p><text:s/>0.84 <text:s/></text:p>
          </table:table-cell>
          <table:table-cell table:style-name="ce94" office:value-type="float" office:value="0.715" calcext:value-type="float">
            <text:p><text:s/>0.72 <text:s/></text:p>
          </table:table-cell>
          <table:table-cell table:style-name="ce94" office:value-type="float" office:value="11.1235" calcext:value-type="float">
            <text:p><text:s/>11.12 <text:s/></text:p>
          </table:table-cell>
          <table:table-cell table:style-name="ce33" office:value-type="float" office:value="0.0012" calcext:value-type="float">
            <text:p><text:s/>0.0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9.8985" calcext:value-type="float">
            <text:p><text:s/>9.90 <text:s/></text:p>
          </table:table-cell>
          <table:table-cell table:style-name="ce94" office:value-type="float" office:value="0.0105" calcext:value-type="float">
            <text:p><text:s/>0.01 <text:s/></text:p>
          </table:table-cell>
          <table:table-cell table:style-name="ce94" office:value-type="float" office:value="0.1462" calcext:value-type="float">
            <text:p><text:s/>0.15 <text:s/></text:p>
          </table:table-cell>
          <table:table-cell table:style-name="ce98" office:value-type="float" office:value="1.0663" calcext:value-type="float">
            <text:p><text:s/>1.07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<text:s/>8月</text:p>
          </table:table-cell>
          <table:table-cell table:style-name="ce86"/>
          <table:table-cell table:style-name="ce89" office:value-type="float" office:value="23.3727" calcext:value-type="float">
            <text:p><text:s/>23.37 <text:s/></text:p>
          </table:table-cell>
          <table:table-cell table:style-name="ce94" office:value-type="float" office:value="12.1149" calcext:value-type="float">
            <text:p><text:s/>12.11 <text:s/></text:p>
          </table:table-cell>
          <table:table-cell table:style-name="ce94" office:value-type="float" office:value="10.5615" calcext:value-type="float">
            <text:p><text:s/>10.56 <text:s/></text:p>
          </table:table-cell>
          <table:table-cell table:style-name="ce94" office:value-type="float" office:value="0.8401" calcext:value-type="float">
            <text:p><text:s/>0.84 <text:s/></text:p>
          </table:table-cell>
          <table:table-cell table:style-name="ce94" office:value-type="float" office:value="0.7132" calcext:value-type="float">
            <text:p><text:s/>0.71 <text:s/></text:p>
          </table:table-cell>
          <table:table-cell table:style-name="ce94" office:value-type="float" office:value="11.2577" calcext:value-type="float">
            <text:p><text:s/>11.26 <text:s/></text:p>
          </table:table-cell>
          <table:table-cell table:style-name="ce33" office:value-type="float" office:value="0.0024" calcext:value-type="float">
            <text:p><text:s/>0.00 <text:s/></text:p>
          </table:table-cell>
          <table:table-cell table:style-name="ce33" office:value-type="float" office:value="0.0005" calcext:value-type="float">
            <text:p><text:s/>0.00 <text:s/></text:p>
          </table:table-cell>
          <table:table-cell table:style-name="ce94" office:value-type="float" office:value="10.0346" calcext:value-type="float">
            <text:p><text:s/>10.03 <text:s/></text:p>
          </table:table-cell>
          <table:table-cell table:style-name="ce94" office:value-type="float" office:value="0.0105" calcext:value-type="float">
            <text:p><text:s/>0.01 <text:s/></text:p>
          </table:table-cell>
          <table:table-cell table:style-name="ce94" office:value-type="float" office:value="0.1458" calcext:value-type="float">
            <text:p><text:s/>0.15 <text:s/></text:p>
          </table:table-cell>
          <table:table-cell table:style-name="ce98" office:value-type="float" office:value="1.0636" calcext:value-type="float">
            <text:p><text:s/>1.06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<text:s/>9月</text:p>
          </table:table-cell>
          <table:table-cell table:style-name="ce86"/>
          <table:table-cell table:style-name="ce89" office:value-type="float" office:value="23.4744" calcext:value-type="float">
            <text:p><text:s/>23.47 <text:s/></text:p>
          </table:table-cell>
          <table:table-cell table:style-name="ce94" office:value-type="float" office:value="12.0912" calcext:value-type="float">
            <text:p><text:s/>12.09 <text:s/></text:p>
          </table:table-cell>
          <table:table-cell table:style-name="ce94" office:value-type="float" office:value="10.5409" calcext:value-type="float">
            <text:p><text:s/>10.54 <text:s/></text:p>
          </table:table-cell>
          <table:table-cell table:style-name="ce94" office:value-type="float" office:value="0.8384" calcext:value-type="float">
            <text:p><text:s/>0.84 <text:s/></text:p>
          </table:table-cell>
          <table:table-cell table:style-name="ce94" office:value-type="float" office:value="0.7118" calcext:value-type="float">
            <text:p><text:s/>0.71 <text:s/></text:p>
          </table:table-cell>
          <table:table-cell table:style-name="ce94" office:value-type="float" office:value="11.3832" calcext:value-type="float">
            <text:p><text:s/>11.38 <text:s/></text:p>
          </table:table-cell>
          <table:table-cell table:style-name="ce33" office:value-type="float" office:value="0.0024" calcext:value-type="float">
            <text:p><text:s/>0.00 <text:s/></text:p>
          </table:table-cell>
          <table:table-cell table:style-name="ce33" office:value-type="float" office:value="0.0075" calcext:value-type="float">
            <text:p><text:s/>0.01 <text:s/></text:p>
          </table:table-cell>
          <table:table-cell table:style-name="ce94" office:value-type="float" office:value="10.1554" calcext:value-type="float">
            <text:p><text:s/>10.16 <text:s/></text:p>
          </table:table-cell>
          <table:table-cell table:style-name="ce94" office:value-type="float" office:value="0.0105" calcext:value-type="float">
            <text:p><text:s/>0.01 <text:s/></text:p>
          </table:table-cell>
          <table:table-cell table:style-name="ce94" office:value-type="float" office:value="0.1456" calcext:value-type="float">
            <text:p><text:s/>0.15 <text:s/></text:p>
          </table:table-cell>
          <table:table-cell table:style-name="ce98" office:value-type="float" office:value="1.0615" calcext:value-type="float">
            <text:p><text:s/>1.06 <text:s/></text:p>
          </table:table-cell>
          <table:table-cell table:style-name="ce51" table:number-columns-repeated="1009"/>
        </table:table-row>
        <table:table-row table:style-name="ro6">
          <table:table-cell table:style-name="ce76"/>
          <table:table-cell table:style-name="ce81" office:value-type="string" calcext:value-type="string">
            <text:p>10月</text:p>
          </table:table-cell>
          <table:table-cell table:style-name="ce86"/>
          <table:table-cell table:style-name="ce89" office:value-type="float" office:value="23.4727" calcext:value-type="float">
            <text:p><text:s/>23.47 <text:s/></text:p>
          </table:table-cell>
          <table:table-cell table:style-name="ce94" office:value-type="float" office:value="12.0468" calcext:value-type="float">
            <text:p><text:s/>12.05 <text:s/></text:p>
          </table:table-cell>
          <table:table-cell table:style-name="ce94" office:value-type="float" office:value="10.5022" calcext:value-type="float">
            <text:p><text:s/>10.50 <text:s/></text:p>
          </table:table-cell>
          <table:table-cell table:style-name="ce94" office:value-type="float" office:value="0.8354" calcext:value-type="float">
            <text:p><text:s/>0.84 <text:s/></text:p>
          </table:table-cell>
          <table:table-cell table:style-name="ce94" office:value-type="float" office:value="0.7092" calcext:value-type="float">
            <text:p><text:s/>0.71 <text:s/></text:p>
          </table:table-cell>
          <table:table-cell table:style-name="ce94" office:value-type="float" office:value="11.4258" calcext:value-type="float">
            <text:p><text:s/>11.43 <text:s/></text:p>
          </table:table-cell>
          <table:table-cell table:style-name="ce33" office:value-type="float" office:value="0.0024" calcext:value-type="float">
            <text:p><text:s/>0.00 <text:s/></text:p>
          </table:table-cell>
          <table:table-cell table:style-name="ce33" office:value-type="float" office:value="0.0075" calcext:value-type="float">
            <text:p><text:s/>0.01 <text:s/></text:p>
          </table:table-cell>
          <table:table-cell table:style-name="ce94" office:value-type="float" office:value="10.2026" calcext:value-type="float">
            <text:p><text:s/>10.20 <text:s/></text:p>
          </table:table-cell>
          <table:table-cell table:style-name="ce94" office:value-type="float" office:value="0.0105" calcext:value-type="float">
            <text:p><text:s/>0.01 <text:s/></text:p>
          </table:table-cell>
          <table:table-cell table:style-name="ce94" office:value-type="float" office:value="0.145" calcext:value-type="float">
            <text:p><text:s/>0.15 <text:s/></text:p>
          </table:table-cell>
          <table:table-cell table:style-name="ce98" office:value-type="float" office:value="1.0576" calcext:value-type="float">
            <text:p><text:s/>1.06 <text:s/></text:p>
          </table:table-cell>
          <table:table-cell table:number-columns-repeated="1009"/>
        </table:table-row>
        <table:table-row table:style-name="ro6">
          <table:table-cell table:style-name="ce77"/>
          <table:table-cell table:style-name="ce82" office:value-type="string" calcext:value-type="string">
            <text:p>11月</text:p>
          </table:table-cell>
          <table:table-cell table:style-name="ce87"/>
          <table:table-cell table:style-name="ce90" office:value-type="float" office:value="23.6587" calcext:value-type="float">
            <text:p><text:s/>23.66 <text:s/></text:p>
          </table:table-cell>
          <table:table-cell table:style-name="ce95" office:value-type="float" office:value="12.0186" calcext:value-type="float">
            <text:p><text:s/>12.02 <text:s/></text:p>
          </table:table-cell>
          <table:table-cell table:style-name="ce95" office:value-type="float" office:value="10.4776" calcext:value-type="float">
            <text:p><text:s/>10.48 <text:s/></text:p>
          </table:table-cell>
          <table:table-cell table:style-name="ce95" office:value-type="float" office:value="0.8334" calcext:value-type="float">
            <text:p><text:s/>0.83 <text:s/></text:p>
          </table:table-cell>
          <table:table-cell table:style-name="ce95" office:value-type="float" office:value="0.7075" calcext:value-type="float">
            <text:p><text:s/>0.71 <text:s/></text:p>
          </table:table-cell>
          <table:table-cell table:style-name="ce95" office:value-type="float" office:value="11.64" calcext:value-type="float">
            <text:p><text:s/>11.64 <text:s/></text:p>
          </table:table-cell>
          <table:table-cell table:style-name="ce34" office:value-type="float" office:value="0.0024" calcext:value-type="float">
            <text:p><text:s/>0.00 <text:s/></text:p>
          </table:table-cell>
          <table:table-cell table:style-name="ce34" office:value-type="float" office:value="0.0075" calcext:value-type="float">
            <text:p><text:s/>0.01 <text:s/></text:p>
          </table:table-cell>
          <table:table-cell table:style-name="ce95" office:value-type="float" office:value="10.4196" calcext:value-type="float">
            <text:p><text:s/>10.42 <text:s/></text:p>
          </table:table-cell>
          <table:table-cell table:style-name="ce95" office:value-type="float" office:value="0.0104" calcext:value-type="float">
            <text:p><text:s/>0.01 <text:s/></text:p>
          </table:table-cell>
          <table:table-cell table:style-name="ce95" office:value-type="float" office:value="0.1447" calcext:value-type="float">
            <text:p><text:s/>0.14 <text:s/></text:p>
          </table:table-cell>
          <table:table-cell table:style-name="ce99" office:value-type="float" office:value="1.0552" calcext:value-type="float">
            <text:p><text:s/>1.06 <text:s/></text:p>
          </table:table-cell>
          <table:table-cell table:number-columns-repeated="1009"/>
        </table:table-row>
        <table:table-row table:style-name="ro6">
          <table:table-cell table:style-name="ce100" office:value-type="string" calcext:value-type="string" table:number-columns-spanned="15" table:number-rows-spanned="1">
            <text:p>註：本表自用發電設備機組係以主燃料進行歸類。</text:p>
          </table:table-cell>
          <table:covered-table-cell table:number-columns-repeated="14" table:style-name="ce101"/>
          <table:table-cell table:number-columns-repeated="1009"/>
        </table:table-row>
        <table:table-row table:style-name="ro4" table:number-rows-repeated="20">
          <table:table-cell table:style-name="ce9" table:number-columns-repeated="2"/>
          <table:table-cell table:style-name="ce19"/>
          <table:table-cell table:style-name="ce27" table:number-columns-repeated="6"/>
          <table:table-cell table:style-name="ce68" table:number-columns-repeated="2"/>
          <table:table-cell table:style-name="ce27" table:number-columns-repeated="4"/>
          <table:table-cell table:number-columns-repeated="1009"/>
        </table:table-row>
        <table:table-row table:style-name="ro4" table:number-rows-repeated="290">
          <table:table-cell table:style-name="ce9" table:number-columns-repeated="2"/>
          <table:table-cell table:style-name="ce19"/>
          <table:table-cell table:style-name="ce28" table:number-columns-repeated="6"/>
          <table:table-cell table:number-columns-repeated="2"/>
          <table:table-cell table:style-name="ce28" table:number-columns-repeated="4"/>
          <table:table-cell table:number-columns-repeated="1009"/>
        </table:table-row>
        <table:table-row table:style-name="ro4" table:number-rows-repeated="104821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RowStartCell" table:base-cell-address="$Page1.$A$1" table:cell-range-address="$Page4.$A$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57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59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HK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P0" style:volatile="true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text>- </number:text>
      <number:number number:decimal-places="0" loext:min-decimal-places="0" number:min-integer-digits="1" number:display-factor="1000">
        <number:embedded-text number:position="3"> </number:embedded-text>
      </number:number>
      <number:text> </number:text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/>
    </number:number-style>
    <number:number-style style:name="N167">
      <number:text>- </number:text>
      <number:number number:decimal-places="2" loext:min-decimal-places="2" number:min-integer-digits="1" number:display-factor="1000"/>
      <number:text> </number:text>
      <style:map style:condition="value()&gt;=0" style:apply-style-name="N167P0"/>
    </number:number-style>
    <number:number-style style:name="N168P0" style:volatile="true">
      <number:number number:decimal-places="0" loext:min-decimal-places="0" number:min-integer-digits="1">
        <number:embedded-text number:position="3"> </number:embedded-text>
      </number:number>
    </number:number-style>
    <number:number-style style:name="N168P1" style:volatile="true">
      <number:text>- 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168">
      <number:text>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2" loext:min-decimal-places="2" number:min-integer-digits="1"/>
    </number:number-style>
    <number:number-style style:name="N169P1" style:volatile="true">
      <number:text>- </number:text>
      <number:number number:decimal-places="2" loext:min-decimal-places="2" number:min-integer-digits="1"/>
    </number:number-style>
    <number:number-style style:name="N169">
      <number:text>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1" loext:min-decimal-places="1" number:min-integer-digits="1"/>
    </number:number-style>
    <number:number-style style:name="N170P1" style:volatile="true">
      <number:text>- </number:text>
      <number:number number:decimal-places="1" loext:min-decimal-places="1" number:min-integer-digits="1"/>
    </number:number-style>
    <number:number-style style:name="N170">
      <number:number number:decimal-places="1" loext:min-decimal-places="1" number:min-integer-digits="0"/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2" loext:min-decimal-places="2" number:min-integer-digits="1"/>
      <number:text>  </number:text>
    </number:number-style>
    <number:number-style style:name="N171P1" style:volatile="true">
      <number:text>- </number:text>
      <number:number number:decimal-places="2" loext:min-decimal-places="2" number:min-integer-digits="1"/>
      <number:text>  </number:text>
    </number:number-style>
    <number:number-style style:name="N171">
      <number:text> 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2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2">
      <number:text>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3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3">
      <number:text>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4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4">
      <number:text>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5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5">
      <number:text>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6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6">
      <number:text>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7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date-style style:name="N178">
      <number:month/>
      <number:text>月</number:text>
      <number:day/>
      <number:text>日</number:text>
    </number:date-style>
    <number:number-style style:name="N17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0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180">
      <number:number number:decimal-places="1" loext:min-decimal-places="1" number:min-integer-digits="0"/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182">
      <number:text>-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 </number:text>
    </number:number-style>
    <number:number-style style:name="N183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 </number:text>
    </number:number-style>
    <number:number-style style:name="N183">
      <number:text>-  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</number:number-style>
    <number:number-style style:name="N18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 </number:text>
    </number:number-style>
    <number:number-style style:name="N184">
      <number:text>-  </number:text>
      <style:map style:condition="value()&gt;0" style:apply-style-name="N184P0"/>
      <style:map style:condition="value()&lt;0" style:apply-style-name="N18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表頭" style:display-name="一般_表頭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發電裝置容量結構</dc:title>
    <dc:subject>發電裝置容量結構</dc:subject>
    <meta:keyword>能源統計月報</meta:keyword>
    <dc:description>發電裝置容量結構</dc:description>
    <meta:initial-creator>國際合作與能源統計科</meta:initial-creator>
    <meta:creation-date>2012-04-20T13:57:20</meta:creation-date>
    <dc:creator>方文秀</dc:creator>
    <dc:date>2021-12-29T20:29:15</dc:date>
    <meta:print-date>2021-12-29T20:29:13</meta:print-date>
    <meta:document-statistic meta:table-count="4" meta:cell-count="2128" meta:object-count="0"/>
    <meta:generator>LibreOffice/5.4.1.2$Windows_x86 LibreOffice_project/ea7cb86e6eeb2bf3a5af73a8f7777ac570321527</meta:generator>
    <meta:user-defined meta:name="EDOID" meta:value-type="float">394386</meta:user-defined>
  </office:meta>
</office:document-meta>
</file>